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13cm"/>
    </style:style>
    <style:style style:name="co2" style:family="table-column">
      <style:table-column-properties fo:break-before="auto" style:column-width="1.829cm"/>
    </style:style>
    <style:style style:name="co3" style:family="table-column">
      <style:table-column-properties fo:break-before="auto" style:column-width="2.134cm"/>
    </style:style>
    <style:style style:name="co4" style:family="table-column">
      <style:table-column-properties fo:break-before="auto" style:column-width="2.161cm"/>
    </style:style>
    <style:style style:name="co5" style:family="table-column">
      <style:table-column-properties fo:break-before="auto" style:column-width="2.40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 office:value-type="string">
            <text:p>Mesure effectuee le 24/03/2014 a 15:43</text:p>
          </table:table-cell>
          <table:table-cell table:number-columns-repeated="1023"/>
        </table:table-row>
        <table:table-row table:style-name="ro2">
          <table:table-cell office:value-type="string">
            <text:p>frequence 100 millisecond multiple</text:p>
          </table:table-cell>
          <table:table-cell table:number-columns-repeated="1023"/>
        </table:table-row>
        <table:table-row table:style-name="ro1">
          <table:table-cell office:value-type="string">
            <text:p>section 0,13mm2</text:p>
          </table:table-cell>
          <table:table-cell table:number-columns-repeated="1023"/>
        </table:table-row>
        <table:table-row table:style-name="ro1">
          <table:table-cell office:value-type="string">
            <text:p>vitesse 0,1mm/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PERATEUR: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ain force</text:p>
          </table:table-cell>
          <table:table-cell office:value-type="string">
            <text:p>gain longi</text:p>
          </table:table-cell>
          <table:table-cell office:value-type="string">
            <text:p>fact <text:s/>J longi</text:p>
          </table:table-cell>
          <table:table-cell office:value-type="string">
            <text:p>gain J trans</text:p>
          </table:table-cell>
          <table:table-cell office:value-type="string">
            <text:p>fact <text:s/>J trans <text:s/></text:p>
          </table:table-cell>
          <table:table-cell office:value-type="string">
            <text:p>section mm² </text:p>
          </table:table-cell>
          <table:table-cell table:number-columns-repeated="1018"/>
        </table:table-row>
        <table:table-row table:style-name="ro1">
          <table:table-cell office:value-type="float" office:value="0.001">
            <text:p>0,001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13">
            <text:p>0,1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ntrainte MPa <text:s/></text:p>
          </table:table-cell>
          <table:table-cell office:value-type="string">
            <text:p>def longi</text:p>
          </table:table-cell>
          <table:table-cell office:value-type="string">
            <text:p>def trans </text:p>
          </table:table-cell>
          <table:table-cell office:value-type="string">
            <text:p>Force en kN</text:p>
          </table:table-cell>
          <table:table-cell office:value-type="string">
            <text:p>Position</text:p>
          </table:table-cell>
          <table:table-cell table:number-columns-repeated="1019"/>
        </table:table-row>
        <table:table-row table:style-name="ro1">
          <table:table-cell office:value-type="float" office:value="19.213476">
            <text:p>19,213476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02498">
            <text:p>0,002498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19.213476">
            <text:p>19,213476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02498">
            <text:p>0,002498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19.213476">
            <text:p>19,213476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02498">
            <text:p>0,002498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19.213476">
            <text:p>19,21347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2498">
            <text:p>0,002498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14.410108">
            <text:p>14,410108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01873">
            <text:p>0,001873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14.410108">
            <text:p>14,41010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01873">
            <text:p>0,001873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24.016846">
            <text:p>24,01684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03122">
            <text:p>0,003122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24.016846">
            <text:p>24,016846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03122">
            <text:p>0,003122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24.016846">
            <text:p>24,01684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03122">
            <text:p>0,003122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24.016846">
            <text:p>24,01684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03122">
            <text:p>0,003122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28.820215">
            <text:p>28,82021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03747">
            <text:p>0,003747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28.820215">
            <text:p>28,820215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03747">
            <text:p>0,003747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19.213476">
            <text:p>19,21347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02498">
            <text:p>0,002498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19.213476">
            <text:p>19,21347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2498">
            <text:p>0,002498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19.213476">
            <text:p>19,21347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02498">
            <text:p>0,002498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19.213476">
            <text:p>19,21347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2498">
            <text:p>0,002498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19.213476">
            <text:p>19,213476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02498">
            <text:p>0,002498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19.213476">
            <text:p>19,213476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02498">
            <text:p>0,002498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24.016846">
            <text:p>24,01684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3122">
            <text:p>0,003122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24.016846">
            <text:p>24,01684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3122">
            <text:p>0,003122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19.213476">
            <text:p>19,21347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2498">
            <text:p>0,002498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19.213476">
            <text:p>19,21347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2498">
            <text:p>0,002498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24.016846">
            <text:p>24,01684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3122">
            <text:p>0,003122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28.820215">
            <text:p>28,820215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03747">
            <text:p>0,003747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28.820215">
            <text:p>28,820215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03747">
            <text:p>0,003747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24.016846">
            <text:p>24,016846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03122">
            <text:p>0,003122</text:p>
          </table:table-cell>
          <table:table-cell office:value-type="float" office:value="-0.016176">
            <text:p>-0,016176</text:p>
          </table:table-cell>
          <table:table-cell table:number-columns-repeated="1019"/>
        </table:table-row>
        <table:table-row table:style-name="ro1">
          <table:table-cell office:value-type="float" office:value="24.016846">
            <text:p>24,01684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3122">
            <text:p>0,003122</text:p>
          </table:table-cell>
          <table:table-cell office:value-type="float" office:value="-0.016176">
            <text:p>-0,016176</text:p>
          </table:table-cell>
          <table:table-cell table:number-columns-repeated="1019"/>
        </table:table-row>
        <table:table-row table:style-name="ro1">
          <table:table-cell office:value-type="float" office:value="38.426952">
            <text:p>38,42695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4996">
            <text:p>0,004996</text:p>
          </table:table-cell>
          <table:table-cell office:value-type="float" office:value="-0.039118">
            <text:p>-0,039118</text:p>
          </table:table-cell>
          <table:table-cell table:number-columns-repeated="1019"/>
        </table:table-row>
        <table:table-row table:style-name="ro1">
          <table:table-cell office:value-type="float" office:value="38.426952">
            <text:p>38,42695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04996">
            <text:p>0,004996</text:p>
          </table:table-cell>
          <table:table-cell office:value-type="float" office:value="-0.039118">
            <text:p>-0,039118</text:p>
          </table:table-cell>
          <table:table-cell table:number-columns-repeated="1019"/>
        </table:table-row>
        <table:table-row table:style-name="ro1">
          <table:table-cell office:value-type="float" office:value="33.623585">
            <text:p>33,62358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04371">
            <text:p>0,004371</text:p>
          </table:table-cell>
          <table:table-cell office:value-type="float" office:value="-0.059706">
            <text:p>-0,059706</text:p>
          </table:table-cell>
          <table:table-cell table:number-columns-repeated="1019"/>
        </table:table-row>
        <table:table-row table:style-name="ro1">
          <table:table-cell office:value-type="float" office:value="33.623585">
            <text:p>33,623585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04371">
            <text:p>0,004371</text:p>
          </table:table-cell>
          <table:table-cell office:value-type="float" office:value="-0.059706">
            <text:p>-0,059706</text:p>
          </table:table-cell>
          <table:table-cell table:number-columns-repeated="1019"/>
        </table:table-row>
        <table:table-row table:style-name="ro1">
          <table:table-cell office:value-type="float" office:value="52.837063">
            <text:p>52,83706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06869">
            <text:p>0,006869</text:p>
          </table:table-cell>
          <table:table-cell office:value-type="float" office:value="-0.079412">
            <text:p>-0,079412</text:p>
          </table:table-cell>
          <table:table-cell table:number-columns-repeated="1019"/>
        </table:table-row>
        <table:table-row table:style-name="ro1">
          <table:table-cell office:value-type="float" office:value="52.837063">
            <text:p>52,83706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6869">
            <text:p>0,006869</text:p>
          </table:table-cell>
          <table:table-cell office:value-type="float" office:value="-0.079412">
            <text:p>-0,079412</text:p>
          </table:table-cell>
          <table:table-cell table:number-columns-repeated="1019"/>
        </table:table-row>
        <table:table-row table:style-name="ro1">
          <table:table-cell office:value-type="float" office:value="52.837063">
            <text:p>52,83706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6869">
            <text:p>0,006869</text:p>
          </table:table-cell>
          <table:table-cell office:value-type="float" office:value="-0.101176">
            <text:p>-0,101176</text:p>
          </table:table-cell>
          <table:table-cell table:number-columns-repeated="1019"/>
        </table:table-row>
        <table:table-row table:style-name="ro1">
          <table:table-cell office:value-type="float" office:value="48.033691">
            <text:p>48,033691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06244">
            <text:p>0,006244</text:p>
          </table:table-cell>
          <table:table-cell office:value-type="float" office:value="-0.101176">
            <text:p>-0,101176</text:p>
          </table:table-cell>
          <table:table-cell table:number-columns-repeated="1019"/>
        </table:table-row>
        <table:table-row table:style-name="ro1">
          <table:table-cell office:value-type="float" office:value="57.64043">
            <text:p>57,64043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07493">
            <text:p>0,007493</text:p>
          </table:table-cell>
          <table:table-cell office:value-type="float" office:value="-0.120588">
            <text:p>-0,120588</text:p>
          </table:table-cell>
          <table:table-cell table:number-columns-repeated="1019"/>
        </table:table-row>
        <table:table-row table:style-name="ro1">
          <table:table-cell office:value-type="float" office:value="57.64043">
            <text:p>57,6404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07493">
            <text:p>0,007493</text:p>
          </table:table-cell>
          <table:table-cell office:value-type="float" office:value="-0.120588">
            <text:p>-0,120588</text:p>
          </table:table-cell>
          <table:table-cell table:number-columns-repeated="1019"/>
        </table:table-row>
        <table:table-row table:style-name="ro1">
          <table:table-cell office:value-type="float" office:value="67.247169">
            <text:p>67,24716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8742">
            <text:p>0,008742</text:p>
          </table:table-cell>
          <table:table-cell office:value-type="float" office:value="-0.140294">
            <text:p>-0,140294</text:p>
          </table:table-cell>
          <table:table-cell table:number-columns-repeated="1019"/>
        </table:table-row>
        <table:table-row table:style-name="ro1">
          <table:table-cell office:value-type="float" office:value="67.247169">
            <text:p>67,24716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8742">
            <text:p>0,008742</text:p>
          </table:table-cell>
          <table:table-cell office:value-type="float" office:value="-0.140294">
            <text:p>-0,140294</text:p>
          </table:table-cell>
          <table:table-cell table:number-columns-repeated="1019"/>
        </table:table-row>
        <table:table-row table:style-name="ro1">
          <table:table-cell office:value-type="float" office:value="67.247169">
            <text:p>67,24716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8742">
            <text:p>0,008742</text:p>
          </table:table-cell>
          <table:table-cell office:value-type="float" office:value="-0.161471">
            <text:p>-0,161471</text:p>
          </table:table-cell>
          <table:table-cell table:number-columns-repeated="1019"/>
        </table:table-row>
        <table:table-row table:style-name="ro1">
          <table:table-cell office:value-type="float" office:value="67.247169">
            <text:p>67,24716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08742">
            <text:p>0,008742</text:p>
          </table:table-cell>
          <table:table-cell office:value-type="float" office:value="-0.161471">
            <text:p>-0,161471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08118">
            <text:p>0,008118</text:p>
          </table:table-cell>
          <table:table-cell office:value-type="float" office:value="-0.180588">
            <text:p>-0,180588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08118">
            <text:p>0,008118</text:p>
          </table:table-cell>
          <table:table-cell office:value-type="float" office:value="-0.180588">
            <text:p>-0,180588</text:p>
          </table:table-cell>
          <table:table-cell table:number-columns-repeated="1019"/>
        </table:table-row>
        <table:table-row table:style-name="ro1">
          <table:table-cell office:value-type="float" office:value="76.853905">
            <text:p>76,853905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09991">
            <text:p>0,009991</text:p>
          </table:table-cell>
          <table:table-cell office:value-type="float" office:value="-0.200294">
            <text:p>-0,200294</text:p>
          </table:table-cell>
          <table:table-cell table:number-columns-repeated="1019"/>
        </table:table-row>
        <table:table-row table:style-name="ro1">
          <table:table-cell office:value-type="float" office:value="76.853905">
            <text:p>76,853905</text:p>
          </table:table-cell>
          <table:table-cell office:value-type="float" office:value="-0.003254">
            <text:p>-0,003254</text:p>
          </table:table-cell>
          <table:table-cell office:value-type="float" office:value="-0.003228">
            <text:p>-0,003228</text:p>
          </table:table-cell>
          <table:table-cell office:value-type="float" office:value="0.009991">
            <text:p>0,009991</text:p>
          </table:table-cell>
          <table:table-cell office:value-type="float" office:value="-0.200294">
            <text:p>-0,200294</text:p>
          </table:table-cell>
          <table:table-cell table:number-columns-repeated="1019"/>
        </table:table-row>
        <table:table-row table:style-name="ro1">
          <table:table-cell office:value-type="float" office:value="86.460648">
            <text:p>86,460648</text:p>
          </table:table-cell>
          <table:table-cell office:value-type="float" office:value="-0.003254">
            <text:p>-0,003254</text:p>
          </table:table-cell>
          <table:table-cell office:value-type="float" office:value="-0.003228">
            <text:p>-0,003228</text:p>
          </table:table-cell>
          <table:table-cell office:value-type="float" office:value="0.01124">
            <text:p>0,01124</text:p>
          </table:table-cell>
          <table:table-cell office:value-type="float" office:value="-0.221765">
            <text:p>-0,221765</text:p>
          </table:table-cell>
          <table:table-cell table:number-columns-repeated="1019"/>
        </table:table-row>
        <table:table-row table:style-name="ro1">
          <table:table-cell office:value-type="float" office:value="86.460648">
            <text:p>86,460648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1124">
            <text:p>0,01124</text:p>
          </table:table-cell>
          <table:table-cell office:value-type="float" office:value="-0.221765">
            <text:p>-0,221765</text:p>
          </table:table-cell>
          <table:table-cell table:number-columns-repeated="1019"/>
        </table:table-row>
        <table:table-row table:style-name="ro1">
          <table:table-cell office:value-type="float" office:value="96.067383">
            <text:p>96,067383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12489">
            <text:p>0,012489</text:p>
          </table:table-cell>
          <table:table-cell office:value-type="float" office:value="-0.241765">
            <text:p>-0,241765</text:p>
          </table:table-cell>
          <table:table-cell table:number-columns-repeated="1019"/>
        </table:table-row>
        <table:table-row table:style-name="ro1">
          <table:table-cell office:value-type="float" office:value="96.067383">
            <text:p>96,06738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12489">
            <text:p>0,012489</text:p>
          </table:table-cell>
          <table:table-cell office:value-type="float" office:value="-0.241765">
            <text:p>-0,241765</text:p>
          </table:table-cell>
          <table:table-cell table:number-columns-repeated="1019"/>
        </table:table-row>
        <table:table-row table:style-name="ro1">
          <table:table-cell office:value-type="float" office:value="105.674126">
            <text:p>105,67412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13738">
            <text:p>0,013738</text:p>
          </table:table-cell>
          <table:table-cell office:value-type="float" office:value="-0.261765">
            <text:p>-0,261765</text:p>
          </table:table-cell>
          <table:table-cell table:number-columns-repeated="1019"/>
        </table:table-row>
        <table:table-row table:style-name="ro1">
          <table:table-cell office:value-type="float" office:value="105.674126">
            <text:p>105,67412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3738">
            <text:p>0,013738</text:p>
          </table:table-cell>
          <table:table-cell office:value-type="float" office:value="-0.261765">
            <text:p>-0,261765</text:p>
          </table:table-cell>
          <table:table-cell table:number-columns-repeated="1019"/>
        </table:table-row>
        <table:table-row table:style-name="ro1">
          <table:table-cell office:value-type="float" office:value="110.477493">
            <text:p>110,47749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4362">
            <text:p>0,014362</text:p>
          </table:table-cell>
          <table:table-cell office:value-type="float" office:value="-0.281176">
            <text:p>-0,281176</text:p>
          </table:table-cell>
          <table:table-cell table:number-columns-repeated="1019"/>
        </table:table-row>
        <table:table-row table:style-name="ro1">
          <table:table-cell office:value-type="float" office:value="110.477493">
            <text:p>110,477493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014362">
            <text:p>0,014362</text:p>
          </table:table-cell>
          <table:table-cell office:value-type="float" office:value="-0.281176">
            <text:p>-0,281176</text:p>
          </table:table-cell>
          <table:table-cell table:number-columns-repeated="1019"/>
        </table:table-row>
        <table:table-row table:style-name="ro1">
          <table:table-cell office:value-type="float" office:value="120.084229">
            <text:p>120,08422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15611">
            <text:p>0,015611</text:p>
          </table:table-cell>
          <table:table-cell office:value-type="float" office:value="-0.300294">
            <text:p>-0,300294</text:p>
          </table:table-cell>
          <table:table-cell table:number-columns-repeated="1019"/>
        </table:table-row>
        <table:table-row table:style-name="ro1">
          <table:table-cell office:value-type="float" office:value="120.084229">
            <text:p>120,08422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15611">
            <text:p>0,015611</text:p>
          </table:table-cell>
          <table:table-cell office:value-type="float" office:value="-0.300294">
            <text:p>-0,300294</text:p>
          </table:table-cell>
          <table:table-cell table:number-columns-repeated="1019"/>
        </table:table-row>
        <table:table-row table:style-name="ro1">
          <table:table-cell office:value-type="float" office:value="124.887604">
            <text:p>124,88760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16235">
            <text:p>0,016235</text:p>
          </table:table-cell>
          <table:table-cell office:value-type="float" office:value="-0.319412">
            <text:p>-0,319412</text:p>
          </table:table-cell>
          <table:table-cell table:number-columns-repeated="1019"/>
        </table:table-row>
        <table:table-row table:style-name="ro1">
          <table:table-cell office:value-type="float" office:value="124.887604">
            <text:p>124,88760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6235">
            <text:p>0,016235</text:p>
          </table:table-cell>
          <table:table-cell office:value-type="float" office:value="-0.319412">
            <text:p>-0,319412</text:p>
          </table:table-cell>
          <table:table-cell table:number-columns-repeated="1019"/>
        </table:table-row>
        <table:table-row table:style-name="ro1">
          <table:table-cell office:value-type="float" office:value="134.494339">
            <text:p>134,49433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7484">
            <text:p>0,017484</text:p>
          </table:table-cell>
          <table:table-cell office:value-type="float" office:value="-0.337941">
            <text:p>-0,337941</text:p>
          </table:table-cell>
          <table:table-cell table:number-columns-repeated="1019"/>
        </table:table-row>
        <table:table-row table:style-name="ro1">
          <table:table-cell office:value-type="float" office:value="134.494339">
            <text:p>134,49433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17484">
            <text:p>0,017484</text:p>
          </table:table-cell>
          <table:table-cell office:value-type="float" office:value="-0.337941">
            <text:p>-0,337941</text:p>
          </table:table-cell>
          <table:table-cell table:number-columns-repeated="1019"/>
        </table:table-row>
        <table:table-row table:style-name="ro1">
          <table:table-cell office:value-type="float" office:value="148.904449">
            <text:p>148,904449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19358">
            <text:p>0,019358</text:p>
          </table:table-cell>
          <table:table-cell office:value-type="float" office:value="-0.359706">
            <text:p>-0,359706</text:p>
          </table:table-cell>
          <table:table-cell table:number-columns-repeated="1019"/>
        </table:table-row>
        <table:table-row table:style-name="ro1">
          <table:table-cell office:value-type="float" office:value="148.904449">
            <text:p>148,904449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019358">
            <text:p>0,019358</text:p>
          </table:table-cell>
          <table:table-cell office:value-type="float" office:value="-0.359706">
            <text:p>-0,359706</text:p>
          </table:table-cell>
          <table:table-cell table:number-columns-repeated="1019"/>
        </table:table-row>
        <table:table-row table:style-name="ro1">
          <table:table-cell office:value-type="float" office:value="158.511185">
            <text:p>158,511185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20606">
            <text:p>0,020606</text:p>
          </table:table-cell>
          <table:table-cell office:value-type="float" office:value="-0.379706">
            <text:p>-0,379706</text:p>
          </table:table-cell>
          <table:table-cell table:number-columns-repeated="1019"/>
        </table:table-row>
        <table:table-row table:style-name="ro1">
          <table:table-cell office:value-type="float" office:value="158.511185">
            <text:p>158,51118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20606">
            <text:p>0,020606</text:p>
          </table:table-cell>
          <table:table-cell office:value-type="float" office:value="-0.379706">
            <text:p>-0,379706</text:p>
          </table:table-cell>
          <table:table-cell table:number-columns-repeated="1019"/>
        </table:table-row>
        <table:table-row table:style-name="ro1">
          <table:table-cell office:value-type="float" office:value="172.921295">
            <text:p>172,92129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2248">
            <text:p>0,02248</text:p>
          </table:table-cell>
          <table:table-cell office:value-type="float" office:value="-0.400882">
            <text:p>-0,400882</text:p>
          </table:table-cell>
          <table:table-cell table:number-columns-repeated="1019"/>
        </table:table-row>
        <table:table-row table:style-name="ro1">
          <table:table-cell office:value-type="float" office:value="172.921295">
            <text:p>172,921295</text:p>
          </table:table-cell>
          <table:table-cell office:value-type="float" office:value="-0.003261">
            <text:p>-0,003261</text:p>
          </table:table-cell>
          <table:table-cell office:value-type="float" office:value="-0.003224">
            <text:p>-0,003224</text:p>
          </table:table-cell>
          <table:table-cell office:value-type="float" office:value="0.02248">
            <text:p>0,02248</text:p>
          </table:table-cell>
          <table:table-cell office:value-type="float" office:value="-0.400882">
            <text:p>-0,400882</text:p>
          </table:table-cell>
          <table:table-cell table:number-columns-repeated="1019"/>
        </table:table-row>
        <table:table-row table:style-name="ro1">
          <table:table-cell office:value-type="float" office:value="172.921295">
            <text:p>172,921295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2248">
            <text:p>0,02248</text:p>
          </table:table-cell>
          <table:table-cell office:value-type="float" office:value="-0.42">
            <text:p>-0,42</text:p>
          </table:table-cell>
          <table:table-cell table:number-columns-repeated="1019"/>
        </table:table-row>
        <table:table-row table:style-name="ro1">
          <table:table-cell office:value-type="float" office:value="172.921295">
            <text:p>172,92129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2248">
            <text:p>0,02248</text:p>
          </table:table-cell>
          <table:table-cell office:value-type="float" office:value="-0.42">
            <text:p>-0,42</text:p>
          </table:table-cell>
          <table:table-cell table:number-columns-repeated="1019"/>
        </table:table-row>
        <table:table-row table:style-name="ro1">
          <table:table-cell office:value-type="float" office:value="196.938141">
            <text:p>196,93814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5602">
            <text:p>0,025602</text:p>
          </table:table-cell>
          <table:table-cell office:value-type="float" office:value="-0.439412">
            <text:p>-0,439412</text:p>
          </table:table-cell>
          <table:table-cell table:number-columns-repeated="1019"/>
        </table:table-row>
        <table:table-row table:style-name="ro1">
          <table:table-cell office:value-type="float" office:value="196.938141">
            <text:p>196,938141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25602">
            <text:p>0,025602</text:p>
          </table:table-cell>
          <table:table-cell office:value-type="float" office:value="-0.439412">
            <text:p>-0,439412</text:p>
          </table:table-cell>
          <table:table-cell table:number-columns-repeated="1019"/>
        </table:table-row>
        <table:table-row table:style-name="ro1">
          <table:table-cell office:value-type="float" office:value="201.741516">
            <text:p>201,741516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26226">
            <text:p>0,026226</text:p>
          </table:table-cell>
          <table:table-cell office:value-type="float" office:value="-0.46">
            <text:p>-0,46</text:p>
          </table:table-cell>
          <table:table-cell table:number-columns-repeated="1019"/>
        </table:table-row>
        <table:table-row table:style-name="ro1">
          <table:table-cell office:value-type="float" office:value="201.741516">
            <text:p>201,741516</text:p>
          </table:table-cell>
          <table:table-cell office:value-type="float" office:value="-0.003258">
            <text:p>-0,003258</text:p>
          </table:table-cell>
          <table:table-cell office:value-type="float" office:value="-0.003221">
            <text:p>-0,003221</text:p>
          </table:table-cell>
          <table:table-cell office:value-type="float" office:value="0.026226">
            <text:p>0,026226</text:p>
          </table:table-cell>
          <table:table-cell office:value-type="float" office:value="-0.46">
            <text:p>-0,46</text:p>
          </table:table-cell>
          <table:table-cell table:number-columns-repeated="1019"/>
        </table:table-row>
        <table:table-row table:style-name="ro1">
          <table:table-cell office:value-type="float" office:value="192.134766">
            <text:p>192,13476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4978">
            <text:p>0,024978</text:p>
          </table:table-cell>
          <table:table-cell office:value-type="float" office:value="-0.479412">
            <text:p>-0,479412</text:p>
          </table:table-cell>
          <table:table-cell table:number-columns-repeated="1019"/>
        </table:table-row>
        <table:table-row table:style-name="ro1">
          <table:table-cell office:value-type="float" office:value="192.134766">
            <text:p>192,13476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24978">
            <text:p>0,024978</text:p>
          </table:table-cell>
          <table:table-cell office:value-type="float" office:value="-0.479412">
            <text:p>-0,479412</text:p>
          </table:table-cell>
          <table:table-cell table:number-columns-repeated="1019"/>
        </table:table-row>
        <table:table-row table:style-name="ro1">
          <table:table-cell office:value-type="float" office:value="220.954987">
            <text:p>220,95498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28724">
            <text:p>0,028724</text:p>
          </table:table-cell>
          <table:table-cell office:value-type="float" office:value="-0.499118">
            <text:p>-0,499118</text:p>
          </table:table-cell>
          <table:table-cell table:number-columns-repeated="1019"/>
        </table:table-row>
        <table:table-row table:style-name="ro1">
          <table:table-cell office:value-type="float" office:value="220.954987">
            <text:p>220,954987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28724">
            <text:p>0,028724</text:p>
          </table:table-cell>
          <table:table-cell office:value-type="float" office:value="-0.499118">
            <text:p>-0,499118</text:p>
          </table:table-cell>
          <table:table-cell table:number-columns-repeated="1019"/>
        </table:table-row>
        <table:table-row table:style-name="ro1">
          <table:table-cell office:value-type="float" office:value="220.954987">
            <text:p>220,95498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28724">
            <text:p>0,028724</text:p>
          </table:table-cell>
          <table:table-cell office:value-type="float" office:value="-0.52">
            <text:p>-0,52</text:p>
          </table:table-cell>
          <table:table-cell table:number-columns-repeated="1019"/>
        </table:table-row>
        <table:table-row table:style-name="ro1">
          <table:table-cell office:value-type="float" office:value="220.954987">
            <text:p>220,95498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8724">
            <text:p>0,028724</text:p>
          </table:table-cell>
          <table:table-cell office:value-type="float" office:value="-0.52">
            <text:p>-0,52</text:p>
          </table:table-cell>
          <table:table-cell table:number-columns-repeated="1019"/>
        </table:table-row>
        <table:table-row table:style-name="ro1">
          <table:table-cell office:value-type="float" office:value="235.365097">
            <text:p>235,36509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30597">
            <text:p>0,030597</text:p>
          </table:table-cell>
          <table:table-cell office:value-type="float" office:value="-0.539412">
            <text:p>-0,539412</text:p>
          </table:table-cell>
          <table:table-cell table:number-columns-repeated="1019"/>
        </table:table-row>
        <table:table-row table:style-name="ro1">
          <table:table-cell office:value-type="float" office:value="235.365097">
            <text:p>235,365097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30597">
            <text:p>0,030597</text:p>
          </table:table-cell>
          <table:table-cell office:value-type="float" office:value="-0.539412">
            <text:p>-0,539412</text:p>
          </table:table-cell>
          <table:table-cell table:number-columns-repeated="1019"/>
        </table:table-row>
        <table:table-row table:style-name="ro1">
          <table:table-cell office:value-type="float" office:value="240.168457">
            <text:p>240,168457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31222">
            <text:p>0,031222</text:p>
          </table:table-cell>
          <table:table-cell office:value-type="float" office:value="-0.558235">
            <text:p>-0,558235</text:p>
          </table:table-cell>
          <table:table-cell table:number-columns-repeated="1019"/>
        </table:table-row>
        <table:table-row table:style-name="ro1">
          <table:table-cell office:value-type="float" office:value="240.168457">
            <text:p>240,16845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31222">
            <text:p>0,031222</text:p>
          </table:table-cell>
          <table:table-cell office:value-type="float" office:value="-0.558235">
            <text:p>-0,558235</text:p>
          </table:table-cell>
          <table:table-cell table:number-columns-repeated="1019"/>
        </table:table-row>
        <table:table-row table:style-name="ro1">
          <table:table-cell office:value-type="float" office:value="249.775208">
            <text:p>249,77520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32471">
            <text:p>0,032471</text:p>
          </table:table-cell>
          <table:table-cell office:value-type="float" office:value="-0.578824">
            <text:p>-0,578824</text:p>
          </table:table-cell>
          <table:table-cell table:number-columns-repeated="1019"/>
        </table:table-row>
        <table:table-row table:style-name="ro1">
          <table:table-cell office:value-type="float" office:value="249.775208">
            <text:p>249,77520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32471">
            <text:p>0,032471</text:p>
          </table:table-cell>
          <table:table-cell office:value-type="float" office:value="-0.578824">
            <text:p>-0,578824</text:p>
          </table:table-cell>
          <table:table-cell table:number-columns-repeated="1019"/>
        </table:table-row>
        <table:table-row table:style-name="ro1">
          <table:table-cell office:value-type="float" office:value="264.185303">
            <text:p>264,18530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34344">
            <text:p>0,034344</text:p>
          </table:table-cell>
          <table:table-cell office:value-type="float" office:value="-0.599118">
            <text:p>-0,599118</text:p>
          </table:table-cell>
          <table:table-cell table:number-columns-repeated="1019"/>
        </table:table-row>
        <table:table-row table:style-name="ro1">
          <table:table-cell office:value-type="float" office:value="264.185303">
            <text:p>264,185303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34344">
            <text:p>0,034344</text:p>
          </table:table-cell>
          <table:table-cell office:value-type="float" office:value="-0.599118">
            <text:p>-0,599118</text:p>
          </table:table-cell>
          <table:table-cell table:number-columns-repeated="1019"/>
        </table:table-row>
        <table:table-row table:style-name="ro1">
          <table:table-cell office:value-type="float" office:value="278.595428">
            <text:p>278,595428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36217">
            <text:p>0,036217</text:p>
          </table:table-cell>
          <table:table-cell office:value-type="float" office:value="-0.619706">
            <text:p>-0,619706</text:p>
          </table:table-cell>
          <table:table-cell table:number-columns-repeated="1019"/>
        </table:table-row>
        <table:table-row table:style-name="ro1">
          <table:table-cell office:value-type="float" office:value="278.595428">
            <text:p>278,595428</text:p>
          </table:table-cell>
          <table:table-cell office:value-type="float" office:value="-0.003253">
            <text:p>-0,003253</text:p>
          </table:table-cell>
          <table:table-cell office:value-type="float" office:value="-0.003226">
            <text:p>-0,003226</text:p>
          </table:table-cell>
          <table:table-cell office:value-type="float" office:value="0.036217">
            <text:p>0,036217</text:p>
          </table:table-cell>
          <table:table-cell office:value-type="float" office:value="-0.619706">
            <text:p>-0,619706</text:p>
          </table:table-cell>
          <table:table-cell table:number-columns-repeated="1019"/>
        </table:table-row>
        <table:table-row table:style-name="ro1">
          <table:table-cell office:value-type="float" office:value="293.005524">
            <text:p>293,00552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38091">
            <text:p>0,038091</text:p>
          </table:table-cell>
          <table:table-cell office:value-type="float" office:value="-0.639118">
            <text:p>-0,639118</text:p>
          </table:table-cell>
          <table:table-cell table:number-columns-repeated="1019"/>
        </table:table-row>
        <table:table-row table:style-name="ro1">
          <table:table-cell office:value-type="float" office:value="293.005524">
            <text:p>293,00552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38091">
            <text:p>0,038091</text:p>
          </table:table-cell>
          <table:table-cell office:value-type="float" office:value="-0.639118">
            <text:p>-0,639118</text:p>
          </table:table-cell>
          <table:table-cell table:number-columns-repeated="1019"/>
        </table:table-row>
        <table:table-row table:style-name="ro1">
          <table:table-cell office:value-type="float" office:value="302.612274">
            <text:p>302,612274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3934">
            <text:p>0,03934</text:p>
          </table:table-cell>
          <table:table-cell office:value-type="float" office:value="-0.658235">
            <text:p>-0,658235</text:p>
          </table:table-cell>
          <table:table-cell table:number-columns-repeated="1019"/>
        </table:table-row>
        <table:table-row table:style-name="ro1">
          <table:table-cell office:value-type="float" office:value="302.612274">
            <text:p>302,61227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3934">
            <text:p>0,03934</text:p>
          </table:table-cell>
          <table:table-cell office:value-type="float" office:value="-0.658235">
            <text:p>-0,658235</text:p>
          </table:table-cell>
          <table:table-cell table:number-columns-repeated="1019"/>
        </table:table-row>
        <table:table-row table:style-name="ro1">
          <table:table-cell office:value-type="float" office:value="312.218994">
            <text:p>312,218994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040588">
            <text:p>0,040588</text:p>
          </table:table-cell>
          <table:table-cell office:value-type="float" office:value="-0.680294">
            <text:p>-0,680294</text:p>
          </table:table-cell>
          <table:table-cell table:number-columns-repeated="1019"/>
        </table:table-row>
        <table:table-row table:style-name="ro1">
          <table:table-cell office:value-type="float" office:value="312.218994">
            <text:p>312,218994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40588">
            <text:p>0,040588</text:p>
          </table:table-cell>
          <table:table-cell office:value-type="float" office:value="-0.680294">
            <text:p>-0,680294</text:p>
          </table:table-cell>
          <table:table-cell table:number-columns-repeated="1019"/>
        </table:table-row>
        <table:table-row table:style-name="ro1">
          <table:table-cell office:value-type="float" office:value="321.825745">
            <text:p>321,82574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41837">
            <text:p>0,041837</text:p>
          </table:table-cell>
          <table:table-cell office:value-type="float" office:value="-0.699118">
            <text:p>-0,699118</text:p>
          </table:table-cell>
          <table:table-cell table:number-columns-repeated="1019"/>
        </table:table-row>
        <table:table-row table:style-name="ro1">
          <table:table-cell office:value-type="float" office:value="321.825745">
            <text:p>321,82574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41837">
            <text:p>0,041837</text:p>
          </table:table-cell>
          <table:table-cell office:value-type="float" office:value="-0.699118">
            <text:p>-0,699118</text:p>
          </table:table-cell>
          <table:table-cell table:number-columns-repeated="1019"/>
        </table:table-row>
        <table:table-row table:style-name="ro1">
          <table:table-cell office:value-type="float" office:value="321.825745">
            <text:p>321,825745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41837">
            <text:p>0,041837</text:p>
          </table:table-cell>
          <table:table-cell office:value-type="float" office:value="-0.717941">
            <text:p>-0,717941</text:p>
          </table:table-cell>
          <table:table-cell table:number-columns-repeated="1019"/>
        </table:table-row>
        <table:table-row table:style-name="ro1">
          <table:table-cell office:value-type="float" office:value="321.825745">
            <text:p>321,82574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41837">
            <text:p>0,041837</text:p>
          </table:table-cell>
          <table:table-cell office:value-type="float" office:value="-0.717941">
            <text:p>-0,717941</text:p>
          </table:table-cell>
          <table:table-cell table:number-columns-repeated="1019"/>
        </table:table-row>
        <table:table-row table:style-name="ro1">
          <table:table-cell office:value-type="float" office:value="336.23584">
            <text:p>336,2358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43711">
            <text:p>0,043711</text:p>
          </table:table-cell>
          <table:table-cell office:value-type="float" office:value="-0.737941">
            <text:p>-0,737941</text:p>
          </table:table-cell>
          <table:table-cell table:number-columns-repeated="1019"/>
        </table:table-row>
        <table:table-row table:style-name="ro1">
          <table:table-cell office:value-type="float" office:value="336.23584">
            <text:p>336,2358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43711">
            <text:p>0,043711</text:p>
          </table:table-cell>
          <table:table-cell office:value-type="float" office:value="-0.737941">
            <text:p>-0,737941</text:p>
          </table:table-cell>
          <table:table-cell table:number-columns-repeated="1019"/>
        </table:table-row>
        <table:table-row table:style-name="ro1">
          <table:table-cell office:value-type="float" office:value="350.645966">
            <text:p>350,645966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45584">
            <text:p>0,045584</text:p>
          </table:table-cell>
          <table:table-cell office:value-type="float" office:value="-0.758824">
            <text:p>-0,758824</text:p>
          </table:table-cell>
          <table:table-cell table:number-columns-repeated="1019"/>
        </table:table-row>
        <table:table-row table:style-name="ro1">
          <table:table-cell office:value-type="float" office:value="350.645966">
            <text:p>350,64596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45584">
            <text:p>0,045584</text:p>
          </table:table-cell>
          <table:table-cell office:value-type="float" office:value="-0.758824">
            <text:p>-0,758824</text:p>
          </table:table-cell>
          <table:table-cell table:number-columns-repeated="1019"/>
        </table:table-row>
        <table:table-row table:style-name="ro1">
          <table:table-cell office:value-type="float" office:value="350.645966">
            <text:p>350,645966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45584">
            <text:p>0,045584</text:p>
          </table:table-cell>
          <table:table-cell office:value-type="float" office:value="-0.779412">
            <text:p>-0,779412</text:p>
          </table:table-cell>
          <table:table-cell table:number-columns-repeated="1019"/>
        </table:table-row>
        <table:table-row table:style-name="ro1">
          <table:table-cell office:value-type="float" office:value="350.645966">
            <text:p>350,64596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45584">
            <text:p>0,045584</text:p>
          </table:table-cell>
          <table:table-cell office:value-type="float" office:value="-0.779412">
            <text:p>-0,779412</text:p>
          </table:table-cell>
          <table:table-cell table:number-columns-repeated="1019"/>
        </table:table-row>
        <table:table-row table:style-name="ro1">
          <table:table-cell office:value-type="float" office:value="365.056061">
            <text:p>365,05606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47457">
            <text:p>0,047457</text:p>
          </table:table-cell>
          <table:table-cell office:value-type="float" office:value="-0.798235">
            <text:p>-0,798235</text:p>
          </table:table-cell>
          <table:table-cell table:number-columns-repeated="1019"/>
        </table:table-row>
        <table:table-row table:style-name="ro1">
          <table:table-cell office:value-type="float" office:value="365.056061">
            <text:p>365,05606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47457">
            <text:p>0,047457</text:p>
          </table:table-cell>
          <table:table-cell office:value-type="float" office:value="-0.798235">
            <text:p>-0,798235</text:p>
          </table:table-cell>
          <table:table-cell table:number-columns-repeated="1019"/>
        </table:table-row>
        <table:table-row table:style-name="ro1">
          <table:table-cell office:value-type="float" office:value="369.859436">
            <text:p>369,85943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48082">
            <text:p>0,048082</text:p>
          </table:table-cell>
          <table:table-cell office:value-type="float" office:value="-0.817059">
            <text:p>-0,817059</text:p>
          </table:table-cell>
          <table:table-cell table:number-columns-repeated="1019"/>
        </table:table-row>
        <table:table-row table:style-name="ro1">
          <table:table-cell office:value-type="float" office:value="369.859436">
            <text:p>369,85943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48082">
            <text:p>0,048082</text:p>
          </table:table-cell>
          <table:table-cell office:value-type="float" office:value="-0.817059">
            <text:p>-0,817059</text:p>
          </table:table-cell>
          <table:table-cell table:number-columns-repeated="1019"/>
        </table:table-row>
        <table:table-row table:style-name="ro1">
          <table:table-cell office:value-type="float" office:value="379.466187">
            <text:p>379,466187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49331">
            <text:p>0,049331</text:p>
          </table:table-cell>
          <table:table-cell office:value-type="float" office:value="-0.836471">
            <text:p>-0,836471</text:p>
          </table:table-cell>
          <table:table-cell table:number-columns-repeated="1019"/>
        </table:table-row>
        <table:table-row table:style-name="ro1">
          <table:table-cell office:value-type="float" office:value="379.466187">
            <text:p>379,466187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49331">
            <text:p>0,049331</text:p>
          </table:table-cell>
          <table:table-cell office:value-type="float" office:value="-0.836471">
            <text:p>-0,836471</text:p>
          </table:table-cell>
          <table:table-cell table:number-columns-repeated="1019"/>
        </table:table-row>
        <table:table-row table:style-name="ro1">
          <table:table-cell office:value-type="float" office:value="403.483032">
            <text:p>403,48303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52453">
            <text:p>0,052453</text:p>
          </table:table-cell>
          <table:table-cell office:value-type="float" office:value="-0.856471">
            <text:p>-0,856471</text:p>
          </table:table-cell>
          <table:table-cell table:number-columns-repeated="1019"/>
        </table:table-row>
        <table:table-row table:style-name="ro1">
          <table:table-cell office:value-type="float" office:value="403.483032">
            <text:p>403,48303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52453">
            <text:p>0,052453</text:p>
          </table:table-cell>
          <table:table-cell office:value-type="float" office:value="-0.875294">
            <text:p>-0,875294</text:p>
          </table:table-cell>
          <table:table-cell table:number-columns-repeated="1019"/>
        </table:table-row>
        <table:table-row table:style-name="ro1">
          <table:table-cell office:value-type="float" office:value="403.483032">
            <text:p>403,483032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52453">
            <text:p>0,052453</text:p>
          </table:table-cell>
          <table:table-cell office:value-type="float" office:value="-0.875294">
            <text:p>-0,875294</text:p>
          </table:table-cell>
          <table:table-cell table:number-columns-repeated="1019"/>
        </table:table-row>
        <table:table-row table:style-name="ro1">
          <table:table-cell office:value-type="float" office:value="403.483032">
            <text:p>403,48303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52453">
            <text:p>0,052453</text:p>
          </table:table-cell>
          <table:table-cell office:value-type="float" office:value="-0.894118">
            <text:p>-0,894118</text:p>
          </table:table-cell>
          <table:table-cell table:number-columns-repeated="1019"/>
        </table:table-row>
        <table:table-row table:style-name="ro1">
          <table:table-cell office:value-type="float" office:value="403.483032">
            <text:p>403,48303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52453">
            <text:p>0,052453</text:p>
          </table:table-cell>
          <table:table-cell office:value-type="float" office:value="-0.894118">
            <text:p>-0,894118</text:p>
          </table:table-cell>
          <table:table-cell table:number-columns-repeated="1019"/>
        </table:table-row>
        <table:table-row table:style-name="ro1">
          <table:table-cell office:value-type="float" office:value="422.696503">
            <text:p>422,696503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54951">
            <text:p>0,054951</text:p>
          </table:table-cell>
          <table:table-cell office:value-type="float" office:value="-0.913235">
            <text:p>-0,913235</text:p>
          </table:table-cell>
          <table:table-cell table:number-columns-repeated="1019"/>
        </table:table-row>
        <table:table-row table:style-name="ro1">
          <table:table-cell office:value-type="float" office:value="422.696503">
            <text:p>422,696503</text:p>
          </table:table-cell>
          <table:table-cell office:value-type="float" office:value="-0.00326">
            <text:p>-0,00326</text:p>
          </table:table-cell>
          <table:table-cell office:value-type="float" office:value="-0.003222">
            <text:p>-0,003222</text:p>
          </table:table-cell>
          <table:table-cell office:value-type="float" office:value="0.054951">
            <text:p>0,054951</text:p>
          </table:table-cell>
          <table:table-cell office:value-type="float" office:value="-0.913235">
            <text:p>-0,913235</text:p>
          </table:table-cell>
          <table:table-cell table:number-columns-repeated="1019"/>
        </table:table-row>
        <table:table-row table:style-name="ro1">
          <table:table-cell office:value-type="float" office:value="432.303223">
            <text:p>432,30322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56199">
            <text:p>0,056199</text:p>
          </table:table-cell>
          <table:table-cell office:value-type="float" office:value="-0.932353">
            <text:p>-0,932353</text:p>
          </table:table-cell>
          <table:table-cell table:number-columns-repeated="1019"/>
        </table:table-row>
        <table:table-row table:style-name="ro1">
          <table:table-cell office:value-type="float" office:value="432.303223">
            <text:p>432,30322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56199">
            <text:p>0,056199</text:p>
          </table:table-cell>
          <table:table-cell office:value-type="float" office:value="-0.932353">
            <text:p>-0,932353</text:p>
          </table:table-cell>
          <table:table-cell table:number-columns-repeated="1019"/>
        </table:table-row>
        <table:table-row table:style-name="ro1">
          <table:table-cell office:value-type="float" office:value="437.106598">
            <text:p>437,106598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56824">
            <text:p>0,056824</text:p>
          </table:table-cell>
          <table:table-cell office:value-type="float" office:value="-0.951765">
            <text:p>-0,951765</text:p>
          </table:table-cell>
          <table:table-cell table:number-columns-repeated="1019"/>
        </table:table-row>
        <table:table-row table:style-name="ro1">
          <table:table-cell office:value-type="float" office:value="437.106598">
            <text:p>437,106598</text:p>
          </table:table-cell>
          <table:table-cell office:value-type="float" office:value="-0.00326">
            <text:p>-0,00326</text:p>
          </table:table-cell>
          <table:table-cell office:value-type="float" office:value="-0.003223">
            <text:p>-0,003223</text:p>
          </table:table-cell>
          <table:table-cell office:value-type="float" office:value="0.056824">
            <text:p>0,056824</text:p>
          </table:table-cell>
          <table:table-cell office:value-type="float" office:value="-0.951765">
            <text:p>-0,951765</text:p>
          </table:table-cell>
          <table:table-cell table:number-columns-repeated="1019"/>
        </table:table-row>
        <table:table-row table:style-name="ro1">
          <table:table-cell office:value-type="float" office:value="437.106598">
            <text:p>437,106598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56824">
            <text:p>0,056824</text:p>
          </table:table-cell>
          <table:table-cell office:value-type="float" office:value="-0.970588">
            <text:p>-0,970588</text:p>
          </table:table-cell>
          <table:table-cell table:number-columns-repeated="1019"/>
        </table:table-row>
        <table:table-row table:style-name="ro1">
          <table:table-cell office:value-type="float" office:value="437.106598">
            <text:p>437,106598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56824">
            <text:p>0,056824</text:p>
          </table:table-cell>
          <table:table-cell office:value-type="float" office:value="-0.970588">
            <text:p>-0,970588</text:p>
          </table:table-cell>
          <table:table-cell table:number-columns-repeated="1019"/>
        </table:table-row>
        <table:table-row table:style-name="ro1">
          <table:table-cell office:value-type="float" office:value="456.320068">
            <text:p>456,320068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59322">
            <text:p>0,059322</text:p>
          </table:table-cell>
          <table:table-cell office:value-type="float" office:value="-0.989412">
            <text:p>-0,989412</text:p>
          </table:table-cell>
          <table:table-cell table:number-columns-repeated="1019"/>
        </table:table-row>
        <table:table-row table:style-name="ro1">
          <table:table-cell office:value-type="float" office:value="456.320068">
            <text:p>456,320068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59322">
            <text:p>0,059322</text:p>
          </table:table-cell>
          <table:table-cell office:value-type="float" office:value="-0.989412">
            <text:p>-0,989412</text:p>
          </table:table-cell>
          <table:table-cell table:number-columns-repeated="1019"/>
        </table:table-row>
        <table:table-row table:style-name="ro1">
          <table:table-cell office:value-type="float" office:value="461.123444">
            <text:p>461,12344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59946">
            <text:p>0,059946</text:p>
          </table:table-cell>
          <table:table-cell office:value-type="float" office:value="-1.008824">
            <text:p>-1,008824</text:p>
          </table:table-cell>
          <table:table-cell table:number-columns-repeated="1019"/>
        </table:table-row>
        <table:table-row table:style-name="ro1">
          <table:table-cell office:value-type="float" office:value="461.123444">
            <text:p>461,123444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059946">
            <text:p>0,059946</text:p>
          </table:table-cell>
          <table:table-cell office:value-type="float" office:value="-1.008824">
            <text:p>-1,008824</text:p>
          </table:table-cell>
          <table:table-cell table:number-columns-repeated="1019"/>
        </table:table-row>
        <table:table-row table:style-name="ro1">
          <table:table-cell office:value-type="float" office:value="480.336914">
            <text:p>480,33691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62444">
            <text:p>0,062444</text:p>
          </table:table-cell>
          <table:table-cell office:value-type="float" office:value="-1.028823">
            <text:p>-1,028823</text:p>
          </table:table-cell>
          <table:table-cell table:number-columns-repeated="1019"/>
        </table:table-row>
        <table:table-row table:style-name="ro1">
          <table:table-cell office:value-type="float" office:value="480.336914">
            <text:p>480,33691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62444">
            <text:p>0,062444</text:p>
          </table:table-cell>
          <table:table-cell office:value-type="float" office:value="-1.028823">
            <text:p>-1,028823</text:p>
          </table:table-cell>
          <table:table-cell table:number-columns-repeated="1019"/>
        </table:table-row>
        <table:table-row table:style-name="ro1">
          <table:table-cell office:value-type="float" office:value="489.943665">
            <text:p>489,943665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63693">
            <text:p>0,063693</text:p>
          </table:table-cell>
          <table:table-cell office:value-type="float" office:value="-1.048235">
            <text:p>-1,048235</text:p>
          </table:table-cell>
          <table:table-cell table:number-columns-repeated="1019"/>
        </table:table-row>
        <table:table-row table:style-name="ro1">
          <table:table-cell office:value-type="float" office:value="489.943665">
            <text:p>489,943665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63693">
            <text:p>0,063693</text:p>
          </table:table-cell>
          <table:table-cell office:value-type="float" office:value="-1.048235">
            <text:p>-1,048235</text:p>
          </table:table-cell>
          <table:table-cell table:number-columns-repeated="1019"/>
        </table:table-row>
        <table:table-row table:style-name="ro1">
          <table:table-cell office:value-type="float" office:value="499.550415">
            <text:p>499,550415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64942">
            <text:p>0,064942</text:p>
          </table:table-cell>
          <table:table-cell office:value-type="float" office:value="-1.067059">
            <text:p>-1,067059</text:p>
          </table:table-cell>
          <table:table-cell table:number-columns-repeated="1019"/>
        </table:table-row>
        <table:table-row table:style-name="ro1">
          <table:table-cell office:value-type="float" office:value="499.550415">
            <text:p>499,55041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64942">
            <text:p>0,064942</text:p>
          </table:table-cell>
          <table:table-cell office:value-type="float" office:value="-1.067059">
            <text:p>-1,067059</text:p>
          </table:table-cell>
          <table:table-cell table:number-columns-repeated="1019"/>
        </table:table-row>
        <table:table-row table:style-name="ro1">
          <table:table-cell office:value-type="float" office:value="509.157135">
            <text:p>509,157135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6619">
            <text:p>0,06619</text:p>
          </table:table-cell>
          <table:table-cell office:value-type="float" office:value="-1.086471">
            <text:p>-1,086471</text:p>
          </table:table-cell>
          <table:table-cell table:number-columns-repeated="1019"/>
        </table:table-row>
        <table:table-row table:style-name="ro1">
          <table:table-cell office:value-type="float" office:value="509.157135">
            <text:p>509,15713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6619">
            <text:p>0,06619</text:p>
          </table:table-cell>
          <table:table-cell office:value-type="float" office:value="-1.086471">
            <text:p>-1,086471</text:p>
          </table:table-cell>
          <table:table-cell table:number-columns-repeated="1019"/>
        </table:table-row>
        <table:table-row table:style-name="ro1">
          <table:table-cell office:value-type="float" office:value="504.35376">
            <text:p>504,3537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65566">
            <text:p>0,065566</text:p>
          </table:table-cell>
          <table:table-cell office:value-type="float" office:value="-1.106176">
            <text:p>-1,106176</text:p>
          </table:table-cell>
          <table:table-cell table:number-columns-repeated="1019"/>
        </table:table-row>
        <table:table-row table:style-name="ro1">
          <table:table-cell office:value-type="float" office:value="504.35376">
            <text:p>504,35376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65566">
            <text:p>0,065566</text:p>
          </table:table-cell>
          <table:table-cell office:value-type="float" office:value="-1.124706">
            <text:p>-1,124706</text:p>
          </table:table-cell>
          <table:table-cell table:number-columns-repeated="1019"/>
        </table:table-row>
        <table:table-row table:style-name="ro1">
          <table:table-cell office:value-type="float" office:value="523.567261">
            <text:p>523,56726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68064">
            <text:p>0,068064</text:p>
          </table:table-cell>
          <table:table-cell office:value-type="float" office:value="-1.124706">
            <text:p>-1,124706</text:p>
          </table:table-cell>
          <table:table-cell table:number-columns-repeated="1019"/>
        </table:table-row>
        <table:table-row table:style-name="ro1">
          <table:table-cell office:value-type="float" office:value="523.567261">
            <text:p>523,567261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68064">
            <text:p>0,068064</text:p>
          </table:table-cell>
          <table:table-cell office:value-type="float" office:value="-1.143824">
            <text:p>-1,143824</text:p>
          </table:table-cell>
          <table:table-cell table:number-columns-repeated="1019"/>
        </table:table-row>
        <table:table-row table:style-name="ro1">
          <table:table-cell office:value-type="float" office:value="537.977356">
            <text:p>537,977356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69937">
            <text:p>0,069937</text:p>
          </table:table-cell>
          <table:table-cell office:value-type="float" office:value="-1.143824">
            <text:p>-1,143824</text:p>
          </table:table-cell>
          <table:table-cell table:number-columns-repeated="1019"/>
        </table:table-row>
        <table:table-row table:style-name="ro1">
          <table:table-cell office:value-type="float" office:value="523.567261">
            <text:p>523,56726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68064">
            <text:p>0,068064</text:p>
          </table:table-cell>
          <table:table-cell office:value-type="float" office:value="-1.162647">
            <text:p>-1,162647</text:p>
          </table:table-cell>
          <table:table-cell table:number-columns-repeated="1019"/>
        </table:table-row>
        <table:table-row table:style-name="ro1">
          <table:table-cell office:value-type="float" office:value="523.567261">
            <text:p>523,56726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68064">
            <text:p>0,068064</text:p>
          </table:table-cell>
          <table:table-cell office:value-type="float" office:value="-1.162647">
            <text:p>-1,162647</text:p>
          </table:table-cell>
          <table:table-cell table:number-columns-repeated="1019"/>
        </table:table-row>
        <table:table-row table:style-name="ro1">
          <table:table-cell office:value-type="float" office:value="547.584106">
            <text:p>547,58410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71186">
            <text:p>0,071186</text:p>
          </table:table-cell>
          <table:table-cell office:value-type="float" office:value="-1.182059">
            <text:p>-1,182059</text:p>
          </table:table-cell>
          <table:table-cell table:number-columns-repeated="1019"/>
        </table:table-row>
        <table:table-row table:style-name="ro1">
          <table:table-cell office:value-type="float" office:value="547.584106">
            <text:p>547,58410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71186">
            <text:p>0,071186</text:p>
          </table:table-cell>
          <table:table-cell office:value-type="float" office:value="-1.182059">
            <text:p>-1,182059</text:p>
          </table:table-cell>
          <table:table-cell table:number-columns-repeated="1019"/>
        </table:table-row>
        <table:table-row table:style-name="ro1">
          <table:table-cell office:value-type="float" office:value="542.780701">
            <text:p>542,780701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70561">
            <text:p>0,070561</text:p>
          </table:table-cell>
          <table:table-cell office:value-type="float" office:value="-1.201177">
            <text:p>-1,201177</text:p>
          </table:table-cell>
          <table:table-cell table:number-columns-repeated="1019"/>
        </table:table-row>
        <table:table-row table:style-name="ro1">
          <table:table-cell office:value-type="float" office:value="542.780701">
            <text:p>542,78070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70561">
            <text:p>0,070561</text:p>
          </table:table-cell>
          <table:table-cell office:value-type="float" office:value="-1.201177">
            <text:p>-1,201177</text:p>
          </table:table-cell>
          <table:table-cell table:number-columns-repeated="1019"/>
        </table:table-row>
        <table:table-row table:style-name="ro1">
          <table:table-cell office:value-type="float" office:value="557.190857">
            <text:p>557,19085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72435">
            <text:p>0,072435</text:p>
          </table:table-cell>
          <table:table-cell office:value-type="float" office:value="-1.220294">
            <text:p>-1,220294</text:p>
          </table:table-cell>
          <table:table-cell table:number-columns-repeated="1019"/>
        </table:table-row>
        <table:table-row table:style-name="ro1">
          <table:table-cell office:value-type="float" office:value="557.190857">
            <text:p>557,19085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72435">
            <text:p>0,072435</text:p>
          </table:table-cell>
          <table:table-cell office:value-type="float" office:value="-1.220294">
            <text:p>-1,220294</text:p>
          </table:table-cell>
          <table:table-cell table:number-columns-repeated="1019"/>
        </table:table-row>
        <table:table-row table:style-name="ro1">
          <table:table-cell office:value-type="float" office:value="576.404297">
            <text:p>576,40429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74933">
            <text:p>0,074933</text:p>
          </table:table-cell>
          <table:table-cell office:value-type="float" office:value="-1.239412">
            <text:p>-1,239412</text:p>
          </table:table-cell>
          <table:table-cell table:number-columns-repeated="1019"/>
        </table:table-row>
        <table:table-row table:style-name="ro1">
          <table:table-cell office:value-type="float" office:value="576.404297">
            <text:p>576,40429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74933">
            <text:p>0,074933</text:p>
          </table:table-cell>
          <table:table-cell office:value-type="float" office:value="-1.239412">
            <text:p>-1,239412</text:p>
          </table:table-cell>
          <table:table-cell table:number-columns-repeated="1019"/>
        </table:table-row>
        <table:table-row table:style-name="ro1">
          <table:table-cell office:value-type="float" office:value="571.600952">
            <text:p>571,60095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74308">
            <text:p>0,074308</text:p>
          </table:table-cell>
          <table:table-cell office:value-type="float" office:value="-1.259118">
            <text:p>-1,259118</text:p>
          </table:table-cell>
          <table:table-cell table:number-columns-repeated="1019"/>
        </table:table-row>
        <table:table-row table:style-name="ro1">
          <table:table-cell office:value-type="float" office:value="571.600952">
            <text:p>571,600952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74308">
            <text:p>0,074308</text:p>
          </table:table-cell>
          <table:table-cell office:value-type="float" office:value="-1.259118">
            <text:p>-1,259118</text:p>
          </table:table-cell>
          <table:table-cell table:number-columns-repeated="1019"/>
        </table:table-row>
        <table:table-row table:style-name="ro1">
          <table:table-cell office:value-type="float" office:value="586.011047">
            <text:p>586,011047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76181">
            <text:p>0,076181</text:p>
          </table:table-cell>
          <table:table-cell office:value-type="float" office:value="-1.277941">
            <text:p>-1,277941</text:p>
          </table:table-cell>
          <table:table-cell table:number-columns-repeated="1019"/>
        </table:table-row>
        <table:table-row table:style-name="ro1">
          <table:table-cell office:value-type="float" office:value="586.011047">
            <text:p>586,01104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76181">
            <text:p>0,076181</text:p>
          </table:table-cell>
          <table:table-cell office:value-type="float" office:value="-1.277941">
            <text:p>-1,277941</text:p>
          </table:table-cell>
          <table:table-cell table:number-columns-repeated="1019"/>
        </table:table-row>
        <table:table-row table:style-name="ro1">
          <table:table-cell office:value-type="float" office:value="605.224548">
            <text:p>605,22454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78679">
            <text:p>0,078679</text:p>
          </table:table-cell>
          <table:table-cell office:value-type="float" office:value="-1.297353">
            <text:p>-1,297353</text:p>
          </table:table-cell>
          <table:table-cell table:number-columns-repeated="1019"/>
        </table:table-row>
        <table:table-row table:style-name="ro1">
          <table:table-cell office:value-type="float" office:value="605.224548">
            <text:p>605,224548</text:p>
          </table:table-cell>
          <table:table-cell office:value-type="float" office:value="-0.003253">
            <text:p>-0,003253</text:p>
          </table:table-cell>
          <table:table-cell office:value-type="float" office:value="-0.003226">
            <text:p>-0,003226</text:p>
          </table:table-cell>
          <table:table-cell office:value-type="float" office:value="0.078679">
            <text:p>0,078679</text:p>
          </table:table-cell>
          <table:table-cell office:value-type="float" office:value="-1.297353">
            <text:p>-1,297353</text:p>
          </table:table-cell>
          <table:table-cell table:number-columns-repeated="1019"/>
        </table:table-row>
        <table:table-row table:style-name="ro1">
          <table:table-cell office:value-type="float" office:value="600.421143">
            <text:p>600,421143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0.078055">
            <text:p>0,078055</text:p>
          </table:table-cell>
          <table:table-cell office:value-type="float" office:value="-1.319118">
            <text:p>-1,319118</text:p>
          </table:table-cell>
          <table:table-cell table:number-columns-repeated="1019"/>
        </table:table-row>
        <table:table-row table:style-name="ro1">
          <table:table-cell office:value-type="float" office:value="600.421143">
            <text:p>600,421143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078055">
            <text:p>0,078055</text:p>
          </table:table-cell>
          <table:table-cell office:value-type="float" office:value="-1.319118">
            <text:p>-1,319118</text:p>
          </table:table-cell>
          <table:table-cell table:number-columns-repeated="1019"/>
        </table:table-row>
        <table:table-row table:style-name="ro1">
          <table:table-cell office:value-type="float" office:value="619.634644">
            <text:p>619,634644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080553">
            <text:p>0,080553</text:p>
          </table:table-cell>
          <table:table-cell office:value-type="float" office:value="-1.335882">
            <text:p>-1,335882</text:p>
          </table:table-cell>
          <table:table-cell table:number-columns-repeated="1019"/>
        </table:table-row>
        <table:table-row table:style-name="ro1">
          <table:table-cell office:value-type="float" office:value="619.634644">
            <text:p>619,634644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80553">
            <text:p>0,080553</text:p>
          </table:table-cell>
          <table:table-cell office:value-type="float" office:value="-1.335882">
            <text:p>-1,335882</text:p>
          </table:table-cell>
          <table:table-cell table:number-columns-repeated="1019"/>
        </table:table-row>
        <table:table-row table:style-name="ro1">
          <table:table-cell office:value-type="float" office:value="634.044739">
            <text:p>634,044739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82426">
            <text:p>0,082426</text:p>
          </table:table-cell>
          <table:table-cell office:value-type="float" office:value="-1.355588">
            <text:p>-1,355588</text:p>
          </table:table-cell>
          <table:table-cell table:number-columns-repeated="1019"/>
        </table:table-row>
        <table:table-row table:style-name="ro1">
          <table:table-cell office:value-type="float" office:value="634.044739">
            <text:p>634,044739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82426">
            <text:p>0,082426</text:p>
          </table:table-cell>
          <table:table-cell office:value-type="float" office:value="-1.374706">
            <text:p>-1,374706</text:p>
          </table:table-cell>
          <table:table-cell table:number-columns-repeated="1019"/>
        </table:table-row>
        <table:table-row table:style-name="ro1">
          <table:table-cell office:value-type="float" office:value="643.651489">
            <text:p>643,65148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83675">
            <text:p>0,083675</text:p>
          </table:table-cell>
          <table:table-cell office:value-type="float" office:value="-1.374706">
            <text:p>-1,374706</text:p>
          </table:table-cell>
          <table:table-cell table:number-columns-repeated="1019"/>
        </table:table-row>
        <table:table-row table:style-name="ro1">
          <table:table-cell office:value-type="float" office:value="643.651489">
            <text:p>643,651489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83675">
            <text:p>0,083675</text:p>
          </table:table-cell>
          <table:table-cell office:value-type="float" office:value="-1.393824">
            <text:p>-1,393824</text:p>
          </table:table-cell>
          <table:table-cell table:number-columns-repeated="1019"/>
        </table:table-row>
        <table:table-row table:style-name="ro1">
          <table:table-cell office:value-type="float" office:value="648.454834">
            <text:p>648,454834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84299">
            <text:p>0,084299</text:p>
          </table:table-cell>
          <table:table-cell office:value-type="float" office:value="-1.393824">
            <text:p>-1,393824</text:p>
          </table:table-cell>
          <table:table-cell table:number-columns-repeated="1019"/>
        </table:table-row>
        <table:table-row table:style-name="ro1">
          <table:table-cell office:value-type="float" office:value="658.061584">
            <text:p>658,061584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85548">
            <text:p>0,085548</text:p>
          </table:table-cell>
          <table:table-cell office:value-type="float" office:value="-1.412941">
            <text:p>-1,412941</text:p>
          </table:table-cell>
          <table:table-cell table:number-columns-repeated="1019"/>
        </table:table-row>
        <table:table-row table:style-name="ro1">
          <table:table-cell office:value-type="float" office:value="658.061584">
            <text:p>658,06158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85548">
            <text:p>0,085548</text:p>
          </table:table-cell>
          <table:table-cell office:value-type="float" office:value="-1.412941">
            <text:p>-1,412941</text:p>
          </table:table-cell>
          <table:table-cell table:number-columns-repeated="1019"/>
        </table:table-row>
        <table:table-row table:style-name="ro1">
          <table:table-cell office:value-type="float" office:value="662.86499">
            <text:p>662,8649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86172">
            <text:p>0,086172</text:p>
          </table:table-cell>
          <table:table-cell office:value-type="float" office:value="-1.432059">
            <text:p>-1,432059</text:p>
          </table:table-cell>
          <table:table-cell table:number-columns-repeated="1019"/>
        </table:table-row>
        <table:table-row table:style-name="ro1">
          <table:table-cell office:value-type="float" office:value="662.86499">
            <text:p>662,8649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86172">
            <text:p>0,086172</text:p>
          </table:table-cell>
          <table:table-cell office:value-type="float" office:value="-1.432059">
            <text:p>-1,432059</text:p>
          </table:table-cell>
          <table:table-cell table:number-columns-repeated="1019"/>
        </table:table-row>
        <table:table-row table:style-name="ro1">
          <table:table-cell office:value-type="float" office:value="672.47168">
            <text:p>672,4716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87421">
            <text:p>0,087421</text:p>
          </table:table-cell>
          <table:table-cell office:value-type="float" office:value="-1.451471">
            <text:p>-1,451471</text:p>
          </table:table-cell>
          <table:table-cell table:number-columns-repeated="1019"/>
        </table:table-row>
        <table:table-row table:style-name="ro1">
          <table:table-cell office:value-type="float" office:value="672.47168">
            <text:p>672,4716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87421">
            <text:p>0,087421</text:p>
          </table:table-cell>
          <table:table-cell office:value-type="float" office:value="-1.451471">
            <text:p>-1,451471</text:p>
          </table:table-cell>
          <table:table-cell table:number-columns-repeated="1019"/>
        </table:table-row>
        <table:table-row table:style-name="ro1">
          <table:table-cell office:value-type="float" office:value="696.488525">
            <text:p>696,488525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90544">
            <text:p>0,090544</text:p>
          </table:table-cell>
          <table:table-cell office:value-type="float" office:value="-1.470294">
            <text:p>-1,470294</text:p>
          </table:table-cell>
          <table:table-cell table:number-columns-repeated="1019"/>
        </table:table-row>
        <table:table-row table:style-name="ro1">
          <table:table-cell office:value-type="float" office:value="696.488525">
            <text:p>696,48852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90544">
            <text:p>0,090544</text:p>
          </table:table-cell>
          <table:table-cell office:value-type="float" office:value="-1.470294">
            <text:p>-1,470294</text:p>
          </table:table-cell>
          <table:table-cell table:number-columns-repeated="1019"/>
        </table:table-row>
        <table:table-row table:style-name="ro1">
          <table:table-cell office:value-type="float" office:value="696.488525">
            <text:p>696,48852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90544">
            <text:p>0,090544</text:p>
          </table:table-cell>
          <table:table-cell office:value-type="float" office:value="-1.489118">
            <text:p>-1,489118</text:p>
          </table:table-cell>
          <table:table-cell table:number-columns-repeated="1019"/>
        </table:table-row>
        <table:table-row table:style-name="ro1">
          <table:table-cell office:value-type="float" office:value="696.488525">
            <text:p>696,488525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90544">
            <text:p>0,090544</text:p>
          </table:table-cell>
          <table:table-cell office:value-type="float" office:value="-1.489118">
            <text:p>-1,489118</text:p>
          </table:table-cell>
          <table:table-cell table:number-columns-repeated="1019"/>
        </table:table-row>
        <table:table-row table:style-name="ro1">
          <table:table-cell office:value-type="float" office:value="696.488525">
            <text:p>696,488525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90544">
            <text:p>0,090544</text:p>
          </table:table-cell>
          <table:table-cell office:value-type="float" office:value="-1.508235">
            <text:p>-1,508235</text:p>
          </table:table-cell>
          <table:table-cell table:number-columns-repeated="1019"/>
        </table:table-row>
        <table:table-row table:style-name="ro1">
          <table:table-cell office:value-type="float" office:value="696.488525">
            <text:p>696,488525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090544">
            <text:p>0,090544</text:p>
          </table:table-cell>
          <table:table-cell office:value-type="float" office:value="-1.508235">
            <text:p>-1,508235</text:p>
          </table:table-cell>
          <table:table-cell table:number-columns-repeated="1019"/>
        </table:table-row>
        <table:table-row table:style-name="ro1">
          <table:table-cell office:value-type="float" office:value="715.702026">
            <text:p>715,702026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093041">
            <text:p>0,093041</text:p>
          </table:table-cell>
          <table:table-cell office:value-type="float" office:value="-1.527647">
            <text:p>-1,527647</text:p>
          </table:table-cell>
          <table:table-cell table:number-columns-repeated="1019"/>
        </table:table-row>
        <table:table-row table:style-name="ro1">
          <table:table-cell office:value-type="float" office:value="715.702026">
            <text:p>715,70202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93041">
            <text:p>0,093041</text:p>
          </table:table-cell>
          <table:table-cell office:value-type="float" office:value="-1.527647">
            <text:p>-1,527647</text:p>
          </table:table-cell>
          <table:table-cell table:number-columns-repeated="1019"/>
        </table:table-row>
        <table:table-row table:style-name="ro1">
          <table:table-cell office:value-type="float" office:value="730.112122">
            <text:p>730,11212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94915">
            <text:p>0,094915</text:p>
          </table:table-cell>
          <table:table-cell office:value-type="float" office:value="-1.549118">
            <text:p>-1,549118</text:p>
          </table:table-cell>
          <table:table-cell table:number-columns-repeated="1019"/>
        </table:table-row>
        <table:table-row table:style-name="ro1">
          <table:table-cell office:value-type="float" office:value="730.112122">
            <text:p>730,11212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94915">
            <text:p>0,094915</text:p>
          </table:table-cell>
          <table:table-cell office:value-type="float" office:value="-1.549118">
            <text:p>-1,549118</text:p>
          </table:table-cell>
          <table:table-cell table:number-columns-repeated="1019"/>
        </table:table-row>
        <table:table-row table:style-name="ro1">
          <table:table-cell office:value-type="float" office:value="739.718872">
            <text:p>739,71887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96163">
            <text:p>0,096163</text:p>
          </table:table-cell>
          <table:table-cell office:value-type="float" office:value="-1.567941">
            <text:p>-1,567941</text:p>
          </table:table-cell>
          <table:table-cell table:number-columns-repeated="1019"/>
        </table:table-row>
        <table:table-row table:style-name="ro1">
          <table:table-cell office:value-type="float" office:value="739.718872">
            <text:p>739,71887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96163">
            <text:p>0,096163</text:p>
          </table:table-cell>
          <table:table-cell office:value-type="float" office:value="-1.567941">
            <text:p>-1,567941</text:p>
          </table:table-cell>
          <table:table-cell table:number-columns-repeated="1019"/>
        </table:table-row>
        <table:table-row table:style-name="ro1">
          <table:table-cell office:value-type="float" office:value="763.735718">
            <text:p>763,735718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99286">
            <text:p>0,099286</text:p>
          </table:table-cell>
          <table:table-cell office:value-type="float" office:value="-1.587353">
            <text:p>-1,587353</text:p>
          </table:table-cell>
          <table:table-cell table:number-columns-repeated="1019"/>
        </table:table-row>
        <table:table-row table:style-name="ro1">
          <table:table-cell office:value-type="float" office:value="763.735718">
            <text:p>763,73571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99286">
            <text:p>0,099286</text:p>
          </table:table-cell>
          <table:table-cell office:value-type="float" office:value="-1.587353">
            <text:p>-1,587353</text:p>
          </table:table-cell>
          <table:table-cell table:number-columns-repeated="1019"/>
        </table:table-row>
        <table:table-row table:style-name="ro1">
          <table:table-cell office:value-type="float" office:value="768.539062">
            <text:p>768,539062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9991">
            <text:p>0,09991</text:p>
          </table:table-cell>
          <table:table-cell office:value-type="float" office:value="-1.607647">
            <text:p>-1,607647</text:p>
          </table:table-cell>
          <table:table-cell table:number-columns-repeated="1019"/>
        </table:table-row>
        <table:table-row table:style-name="ro1">
          <table:table-cell office:value-type="float" office:value="768.539062">
            <text:p>768,539062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9991">
            <text:p>0,09991</text:p>
          </table:table-cell>
          <table:table-cell office:value-type="float" office:value="-1.607647">
            <text:p>-1,607647</text:p>
          </table:table-cell>
          <table:table-cell table:number-columns-repeated="1019"/>
        </table:table-row>
        <table:table-row table:style-name="ro1">
          <table:table-cell office:value-type="float" office:value="758.932373">
            <text:p>758,93237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98661">
            <text:p>0,098661</text:p>
          </table:table-cell>
          <table:table-cell office:value-type="float" office:value="-1.628529">
            <text:p>-1,628529</text:p>
          </table:table-cell>
          <table:table-cell table:number-columns-repeated="1019"/>
        </table:table-row>
        <table:table-row table:style-name="ro1">
          <table:table-cell office:value-type="float" office:value="758.932373">
            <text:p>758,93237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98661">
            <text:p>0,098661</text:p>
          </table:table-cell>
          <table:table-cell office:value-type="float" office:value="-1.628529">
            <text:p>-1,628529</text:p>
          </table:table-cell>
          <table:table-cell table:number-columns-repeated="1019"/>
        </table:table-row>
        <table:table-row table:style-name="ro1">
          <table:table-cell office:value-type="float" office:value="778.145813">
            <text:p>778,145813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101159">
            <text:p>0,101159</text:p>
          </table:table-cell>
          <table:table-cell office:value-type="float" office:value="-1.647941">
            <text:p>-1,647941</text:p>
          </table:table-cell>
          <table:table-cell table:number-columns-repeated="1019"/>
        </table:table-row>
        <table:table-row table:style-name="ro1">
          <table:table-cell office:value-type="float" office:value="778.145813">
            <text:p>778,145813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101159">
            <text:p>0,101159</text:p>
          </table:table-cell>
          <table:table-cell office:value-type="float" office:value="-1.647941">
            <text:p>-1,647941</text:p>
          </table:table-cell>
          <table:table-cell table:number-columns-repeated="1019"/>
        </table:table-row>
        <table:table-row table:style-name="ro1">
          <table:table-cell office:value-type="float" office:value="787.752563">
            <text:p>787,752563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02408">
            <text:p>0,102408</text:p>
          </table:table-cell>
          <table:table-cell office:value-type="float" office:value="-1.666765">
            <text:p>-1,666765</text:p>
          </table:table-cell>
          <table:table-cell table:number-columns-repeated="1019"/>
        </table:table-row>
        <table:table-row table:style-name="ro1">
          <table:table-cell office:value-type="float" office:value="787.752563">
            <text:p>787,75256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02408">
            <text:p>0,102408</text:p>
          </table:table-cell>
          <table:table-cell office:value-type="float" office:value="-1.666765">
            <text:p>-1,666765</text:p>
          </table:table-cell>
          <table:table-cell table:number-columns-repeated="1019"/>
        </table:table-row>
        <table:table-row table:style-name="ro1">
          <table:table-cell office:value-type="float" office:value="802.162659">
            <text:p>802,16265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04281">
            <text:p>0,104281</text:p>
          </table:table-cell>
          <table:table-cell office:value-type="float" office:value="-1.685882">
            <text:p>-1,685882</text:p>
          </table:table-cell>
          <table:table-cell table:number-columns-repeated="1019"/>
        </table:table-row>
        <table:table-row table:style-name="ro1">
          <table:table-cell office:value-type="float" office:value="802.162659">
            <text:p>802,16265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04281">
            <text:p>0,104281</text:p>
          </table:table-cell>
          <table:table-cell office:value-type="float" office:value="-1.685882">
            <text:p>-1,685882</text:p>
          </table:table-cell>
          <table:table-cell table:number-columns-repeated="1019"/>
        </table:table-row>
        <table:table-row table:style-name="ro1">
          <table:table-cell office:value-type="float" office:value="821.37616">
            <text:p>821,3761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06779">
            <text:p>0,106779</text:p>
          </table:table-cell>
          <table:table-cell office:value-type="float" office:value="-1.705588">
            <text:p>-1,705588</text:p>
          </table:table-cell>
          <table:table-cell table:number-columns-repeated="1019"/>
        </table:table-row>
        <table:table-row table:style-name="ro1">
          <table:table-cell office:value-type="float" office:value="821.37616">
            <text:p>821,37616</text:p>
          </table:table-cell>
          <table:table-cell office:value-type="float" office:value="-0.003261">
            <text:p>-0,003261</text:p>
          </table:table-cell>
          <table:table-cell office:value-type="float" office:value="-0.003223">
            <text:p>-0,003223</text:p>
          </table:table-cell>
          <table:table-cell office:value-type="float" office:value="0.106779">
            <text:p>0,106779</text:p>
          </table:table-cell>
          <table:table-cell office:value-type="float" office:value="-1.724412">
            <text:p>-1,724412</text:p>
          </table:table-cell>
          <table:table-cell table:number-columns-repeated="1019"/>
        </table:table-row>
        <table:table-row table:style-name="ro1">
          <table:table-cell office:value-type="float" office:value="826.179504">
            <text:p>826,179504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07403">
            <text:p>0,107403</text:p>
          </table:table-cell>
          <table:table-cell office:value-type="float" office:value="-1.724412">
            <text:p>-1,724412</text:p>
          </table:table-cell>
          <table:table-cell table:number-columns-repeated="1019"/>
        </table:table-row>
        <table:table-row table:style-name="ro1">
          <table:table-cell office:value-type="float" office:value="826.179504">
            <text:p>826,17950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07403">
            <text:p>0,107403</text:p>
          </table:table-cell>
          <table:table-cell office:value-type="float" office:value="-1.743529">
            <text:p>-1,743529</text:p>
          </table:table-cell>
          <table:table-cell table:number-columns-repeated="1019"/>
        </table:table-row>
        <table:table-row table:style-name="ro1">
          <table:table-cell office:value-type="float" office:value="840.5896">
            <text:p>840,589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09277">
            <text:p>0,109277</text:p>
          </table:table-cell>
          <table:table-cell office:value-type="float" office:value="-1.743529">
            <text:p>-1,743529</text:p>
          </table:table-cell>
          <table:table-cell table:number-columns-repeated="1019"/>
        </table:table-row>
        <table:table-row table:style-name="ro1">
          <table:table-cell office:value-type="float" office:value="840.5896">
            <text:p>840,589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09277">
            <text:p>0,109277</text:p>
          </table:table-cell>
          <table:table-cell office:value-type="float" office:value="-1.762647">
            <text:p>-1,762647</text:p>
          </table:table-cell>
          <table:table-cell table:number-columns-repeated="1019"/>
        </table:table-row>
        <table:table-row table:style-name="ro1">
          <table:table-cell office:value-type="float" office:value="840.5896">
            <text:p>840,589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09277">
            <text:p>0,109277</text:p>
          </table:table-cell>
          <table:table-cell office:value-type="float" office:value="-1.762647">
            <text:p>-1,762647</text:p>
          </table:table-cell>
          <table:table-cell table:number-columns-repeated="1019"/>
        </table:table-row>
        <table:table-row table:style-name="ro1">
          <table:table-cell office:value-type="float" office:value="850.19635">
            <text:p>850,19635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10526">
            <text:p>0,110526</text:p>
          </table:table-cell>
          <table:table-cell office:value-type="float" office:value="-1.782059">
            <text:p>-1,782059</text:p>
          </table:table-cell>
          <table:table-cell table:number-columns-repeated="1019"/>
        </table:table-row>
        <table:table-row table:style-name="ro1">
          <table:table-cell office:value-type="float" office:value="850.19635">
            <text:p>850,19635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110526">
            <text:p>0,110526</text:p>
          </table:table-cell>
          <table:table-cell office:value-type="float" office:value="-1.782059">
            <text:p>-1,782059</text:p>
          </table:table-cell>
          <table:table-cell table:number-columns-repeated="1019"/>
        </table:table-row>
        <table:table-row table:style-name="ro1">
          <table:table-cell office:value-type="float" office:value="864.606445">
            <text:p>864,606445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12399">
            <text:p>0,112399</text:p>
          </table:table-cell>
          <table:table-cell office:value-type="float" office:value="-1.800588">
            <text:p>-1,800588</text:p>
          </table:table-cell>
          <table:table-cell table:number-columns-repeated="1019"/>
        </table:table-row>
        <table:table-row table:style-name="ro1">
          <table:table-cell office:value-type="float" office:value="864.606445">
            <text:p>864,606445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12399">
            <text:p>0,112399</text:p>
          </table:table-cell>
          <table:table-cell office:value-type="float" office:value="-1.800588">
            <text:p>-1,800588</text:p>
          </table:table-cell>
          <table:table-cell table:number-columns-repeated="1019"/>
        </table:table-row>
        <table:table-row table:style-name="ro1">
          <table:table-cell office:value-type="float" office:value="869.409851">
            <text:p>869,409851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13023">
            <text:p>0,113023</text:p>
          </table:table-cell>
          <table:table-cell office:value-type="float" office:value="-1.82">
            <text:p>-1,82</text:p>
          </table:table-cell>
          <table:table-cell table:number-columns-repeated="1019"/>
        </table:table-row>
        <table:table-row table:style-name="ro1">
          <table:table-cell office:value-type="float" office:value="869.409851">
            <text:p>869,409851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13023">
            <text:p>0,113023</text:p>
          </table:table-cell>
          <table:table-cell office:value-type="float" office:value="-1.82">
            <text:p>-1,82</text:p>
          </table:table-cell>
          <table:table-cell table:number-columns-repeated="1019"/>
        </table:table-row>
        <table:table-row table:style-name="ro1">
          <table:table-cell office:value-type="float" office:value="879.016602">
            <text:p>879,016602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114272">
            <text:p>0,114272</text:p>
          </table:table-cell>
          <table:table-cell office:value-type="float" office:value="-1.839118">
            <text:p>-1,839118</text:p>
          </table:table-cell>
          <table:table-cell table:number-columns-repeated="1019"/>
        </table:table-row>
        <table:table-row table:style-name="ro1">
          <table:table-cell office:value-type="float" office:value="879.016602">
            <text:p>879,016602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114272">
            <text:p>0,114272</text:p>
          </table:table-cell>
          <table:table-cell office:value-type="float" office:value="-1.839118">
            <text:p>-1,839118</text:p>
          </table:table-cell>
          <table:table-cell table:number-columns-repeated="1019"/>
        </table:table-row>
        <table:table-row table:style-name="ro1">
          <table:table-cell office:value-type="float" office:value="907.836792">
            <text:p>907,836792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118019">
            <text:p>0,118019</text:p>
          </table:table-cell>
          <table:table-cell office:value-type="float" office:value="-1.857647">
            <text:p>-1,857647</text:p>
          </table:table-cell>
          <table:table-cell table:number-columns-repeated="1019"/>
        </table:table-row>
        <table:table-row table:style-name="ro1">
          <table:table-cell office:value-type="float" office:value="907.836792">
            <text:p>907,83679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18019">
            <text:p>0,118019</text:p>
          </table:table-cell>
          <table:table-cell office:value-type="float" office:value="-1.857647">
            <text:p>-1,857647</text:p>
          </table:table-cell>
          <table:table-cell table:number-columns-repeated="1019"/>
        </table:table-row>
        <table:table-row table:style-name="ro1">
          <table:table-cell office:value-type="float" office:value="903.033447">
            <text:p>903,03344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17394">
            <text:p>0,117394</text:p>
          </table:table-cell>
          <table:table-cell office:value-type="float" office:value="-1.880294">
            <text:p>-1,880294</text:p>
          </table:table-cell>
          <table:table-cell table:number-columns-repeated="1019"/>
        </table:table-row>
        <table:table-row table:style-name="ro1">
          <table:table-cell office:value-type="float" office:value="903.033447">
            <text:p>903,03344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17394">
            <text:p>0,117394</text:p>
          </table:table-cell>
          <table:table-cell office:value-type="float" office:value="-1.880294">
            <text:p>-1,880294</text:p>
          </table:table-cell>
          <table:table-cell table:number-columns-repeated="1019"/>
        </table:table-row>
        <table:table-row table:style-name="ro1">
          <table:table-cell office:value-type="float" office:value="922.246887">
            <text:p>922,24688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19892">
            <text:p>0,119892</text:p>
          </table:table-cell>
          <table:table-cell office:value-type="float" office:value="-1.899706">
            <text:p>-1,899706</text:p>
          </table:table-cell>
          <table:table-cell table:number-columns-repeated="1019"/>
        </table:table-row>
        <table:table-row table:style-name="ro1">
          <table:table-cell office:value-type="float" office:value="922.246887">
            <text:p>922,24688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19892">
            <text:p>0,119892</text:p>
          </table:table-cell>
          <table:table-cell office:value-type="float" office:value="-1.899706">
            <text:p>-1,899706</text:p>
          </table:table-cell>
          <table:table-cell table:number-columns-repeated="1019"/>
        </table:table-row>
        <table:table-row table:style-name="ro1">
          <table:table-cell office:value-type="float" office:value="936.656982">
            <text:p>936,656982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121765">
            <text:p>0,121765</text:p>
          </table:table-cell>
          <table:table-cell office:value-type="float" office:value="-1.918529">
            <text:p>-1,918529</text:p>
          </table:table-cell>
          <table:table-cell table:number-columns-repeated="1019"/>
        </table:table-row>
        <table:table-row table:style-name="ro1">
          <table:table-cell office:value-type="float" office:value="936.656982">
            <text:p>936,656982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121765">
            <text:p>0,121765</text:p>
          </table:table-cell>
          <table:table-cell office:value-type="float" office:value="-1.918529">
            <text:p>-1,918529</text:p>
          </table:table-cell>
          <table:table-cell table:number-columns-repeated="1019"/>
        </table:table-row>
        <table:table-row table:style-name="ro1">
          <table:table-cell office:value-type="float" office:value="941.460388">
            <text:p>941,46038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2239">
            <text:p>0,12239</text:p>
          </table:table-cell>
          <table:table-cell office:value-type="float" office:value="-1.937647">
            <text:p>-1,937647</text:p>
          </table:table-cell>
          <table:table-cell table:number-columns-repeated="1019"/>
        </table:table-row>
        <table:table-row table:style-name="ro1">
          <table:table-cell office:value-type="float" office:value="941.460388">
            <text:p>941,46038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2239">
            <text:p>0,12239</text:p>
          </table:table-cell>
          <table:table-cell office:value-type="float" office:value="-1.937647">
            <text:p>-1,937647</text:p>
          </table:table-cell>
          <table:table-cell table:number-columns-repeated="1019"/>
        </table:table-row>
        <table:table-row table:style-name="ro1">
          <table:table-cell office:value-type="float" office:value="960.673828">
            <text:p>960,67382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24888">
            <text:p>0,124888</text:p>
          </table:table-cell>
          <table:table-cell office:value-type="float" office:value="-1.957353">
            <text:p>-1,957353</text:p>
          </table:table-cell>
          <table:table-cell table:number-columns-repeated="1019"/>
        </table:table-row>
        <table:table-row table:style-name="ro1">
          <table:table-cell office:value-type="float" office:value="960.673828">
            <text:p>960,67382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24888">
            <text:p>0,124888</text:p>
          </table:table-cell>
          <table:table-cell office:value-type="float" office:value="-1.957353">
            <text:p>-1,957353</text:p>
          </table:table-cell>
          <table:table-cell table:number-columns-repeated="1019"/>
        </table:table-row>
        <table:table-row table:style-name="ro1">
          <table:table-cell office:value-type="float" office:value="965.477234">
            <text:p>965,47723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25512">
            <text:p>0,125512</text:p>
          </table:table-cell>
          <table:table-cell office:value-type="float" office:value="-1.976765">
            <text:p>-1,976765</text:p>
          </table:table-cell>
          <table:table-cell table:number-columns-repeated="1019"/>
        </table:table-row>
        <table:table-row table:style-name="ro1">
          <table:table-cell office:value-type="float" office:value="965.477234">
            <text:p>965,47723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25512">
            <text:p>0,125512</text:p>
          </table:table-cell>
          <table:table-cell office:value-type="float" office:value="-1.976765">
            <text:p>-1,976765</text:p>
          </table:table-cell>
          <table:table-cell table:number-columns-repeated="1019"/>
        </table:table-row>
        <table:table-row table:style-name="ro1">
          <table:table-cell office:value-type="float" office:value="975.083984">
            <text:p>975,08398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26761">
            <text:p>0,126761</text:p>
          </table:table-cell>
          <table:table-cell office:value-type="float" office:value="-1.996765">
            <text:p>-1,996765</text:p>
          </table:table-cell>
          <table:table-cell table:number-columns-repeated="1019"/>
        </table:table-row>
        <table:table-row table:style-name="ro1">
          <table:table-cell office:value-type="float" office:value="975.083984">
            <text:p>975,083984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26761">
            <text:p>0,126761</text:p>
          </table:table-cell>
          <table:table-cell office:value-type="float" office:value="-1.996765">
            <text:p>-1,996765</text:p>
          </table:table-cell>
          <table:table-cell table:number-columns-repeated="1019"/>
        </table:table-row>
        <table:table-row table:style-name="ro1">
          <table:table-cell office:value-type="float" office:value="989.49408">
            <text:p>989,49408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0.128634">
            <text:p>0,128634</text:p>
          </table:table-cell>
          <table:table-cell office:value-type="float" office:value="-2.016471">
            <text:p>-2,016471</text:p>
          </table:table-cell>
          <table:table-cell table:number-columns-repeated="1019"/>
        </table:table-row>
        <table:table-row table:style-name="ro1">
          <table:table-cell office:value-type="float" office:value="989.49408">
            <text:p>989,4940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28634">
            <text:p>0,128634</text:p>
          </table:table-cell>
          <table:table-cell office:value-type="float" office:value="-2.016471">
            <text:p>-2,016471</text:p>
          </table:table-cell>
          <table:table-cell table:number-columns-repeated="1019"/>
        </table:table-row>
        <table:table-row table:style-name="ro1">
          <table:table-cell office:value-type="float" office:value="994.297424">
            <text:p>994,29742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29259">
            <text:p>0,129259</text:p>
          </table:table-cell>
          <table:table-cell office:value-type="float" office:value="-2.035588">
            <text:p>-2,035588</text:p>
          </table:table-cell>
          <table:table-cell table:number-columns-repeated="1019"/>
        </table:table-row>
        <table:table-row table:style-name="ro1">
          <table:table-cell office:value-type="float" office:value="994.297424">
            <text:p>994,297424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29259">
            <text:p>0,129259</text:p>
          </table:table-cell>
          <table:table-cell office:value-type="float" office:value="-2.035588">
            <text:p>-2,035588</text:p>
          </table:table-cell>
          <table:table-cell table:number-columns-repeated="1019"/>
        </table:table-row>
        <table:table-row table:style-name="ro1">
          <table:table-cell office:value-type="float" office:value="1003.904175">
            <text:p>1003,904175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30508">
            <text:p>0,130508</text:p>
          </table:table-cell>
          <table:table-cell office:value-type="float" office:value="-2.055">
            <text:p>-2,055</text:p>
          </table:table-cell>
          <table:table-cell table:number-columns-repeated="1019"/>
        </table:table-row>
        <table:table-row table:style-name="ro1">
          <table:table-cell office:value-type="float" office:value="1003.904175">
            <text:p>1003,90417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30508">
            <text:p>0,130508</text:p>
          </table:table-cell>
          <table:table-cell office:value-type="float" office:value="-2.074412">
            <text:p>-2,074412</text:p>
          </table:table-cell>
          <table:table-cell table:number-columns-repeated="1019"/>
        </table:table-row>
        <table:table-row table:style-name="ro1">
          <table:table-cell office:value-type="float" office:value="1013.510925">
            <text:p>1013,510925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31756">
            <text:p>0,131756</text:p>
          </table:table-cell>
          <table:table-cell office:value-type="float" office:value="-2.074412">
            <text:p>-2,074412</text:p>
          </table:table-cell>
          <table:table-cell table:number-columns-repeated="1019"/>
        </table:table-row>
        <table:table-row table:style-name="ro1">
          <table:table-cell office:value-type="float" office:value="1013.510925">
            <text:p>1013,510925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31756">
            <text:p>0,131756</text:p>
          </table:table-cell>
          <table:table-cell office:value-type="float" office:value="-2.093235">
            <text:p>-2,093235</text:p>
          </table:table-cell>
          <table:table-cell table:number-columns-repeated="1019"/>
        </table:table-row>
        <table:table-row table:style-name="ro1">
          <table:table-cell office:value-type="float" office:value="1018.31427">
            <text:p>1018,31427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32381">
            <text:p>0,132381</text:p>
          </table:table-cell>
          <table:table-cell office:value-type="float" office:value="-2.093235">
            <text:p>-2,093235</text:p>
          </table:table-cell>
          <table:table-cell table:number-columns-repeated="1019"/>
        </table:table-row>
        <table:table-row table:style-name="ro1">
          <table:table-cell office:value-type="float" office:value="1042.331177">
            <text:p>1042,33117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35503">
            <text:p>0,135503</text:p>
          </table:table-cell>
          <table:table-cell office:value-type="float" office:value="-2.112941">
            <text:p>-2,112941</text:p>
          </table:table-cell>
          <table:table-cell table:number-columns-repeated="1019"/>
        </table:table-row>
        <table:table-row table:style-name="ro1">
          <table:table-cell office:value-type="float" office:value="1042.331177">
            <text:p>1042,33117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35503">
            <text:p>0,135503</text:p>
          </table:table-cell>
          <table:table-cell office:value-type="float" office:value="-2.112941">
            <text:p>-2,112941</text:p>
          </table:table-cell>
          <table:table-cell table:number-columns-repeated="1019"/>
        </table:table-row>
        <table:table-row table:style-name="ro1">
          <table:table-cell office:value-type="float" office:value="1051.937866">
            <text:p>1051,937866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36752">
            <text:p>0,136752</text:p>
          </table:table-cell>
          <table:table-cell office:value-type="float" office:value="-2.131765">
            <text:p>-2,131765</text:p>
          </table:table-cell>
          <table:table-cell table:number-columns-repeated="1019"/>
        </table:table-row>
        <table:table-row table:style-name="ro1">
          <table:table-cell office:value-type="float" office:value="1051.937866">
            <text:p>1051,937866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36752">
            <text:p>0,136752</text:p>
          </table:table-cell>
          <table:table-cell office:value-type="float" office:value="-2.131765">
            <text:p>-2,131765</text:p>
          </table:table-cell>
          <table:table-cell table:number-columns-repeated="1019"/>
        </table:table-row>
        <table:table-row table:style-name="ro1">
          <table:table-cell office:value-type="float" office:value="1051.937866">
            <text:p>1051,93786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36752">
            <text:p>0,136752</text:p>
          </table:table-cell>
          <table:table-cell office:value-type="float" office:value="-2.150588">
            <text:p>-2,150588</text:p>
          </table:table-cell>
          <table:table-cell table:number-columns-repeated="1019"/>
        </table:table-row>
        <table:table-row table:style-name="ro1">
          <table:table-cell office:value-type="float" office:value="1051.937866">
            <text:p>1051,937866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36752">
            <text:p>0,136752</text:p>
          </table:table-cell>
          <table:table-cell office:value-type="float" office:value="-2.150588">
            <text:p>-2,150588</text:p>
          </table:table-cell>
          <table:table-cell table:number-columns-repeated="1019"/>
        </table:table-row>
        <table:table-row table:style-name="ro1">
          <table:table-cell office:value-type="float" office:value="1071.151367">
            <text:p>1071,15136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3925">
            <text:p>0,13925</text:p>
          </table:table-cell>
          <table:table-cell office:value-type="float" office:value="-2.169706">
            <text:p>-2,169706</text:p>
          </table:table-cell>
          <table:table-cell table:number-columns-repeated="1019"/>
        </table:table-row>
        <table:table-row table:style-name="ro1">
          <table:table-cell office:value-type="float" office:value="1071.151367">
            <text:p>1071,151367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3925">
            <text:p>0,13925</text:p>
          </table:table-cell>
          <table:table-cell office:value-type="float" office:value="-2.169706">
            <text:p>-2,169706</text:p>
          </table:table-cell>
          <table:table-cell table:number-columns-repeated="1019"/>
        </table:table-row>
        <table:table-row table:style-name="ro1">
          <table:table-cell office:value-type="float" office:value="1075.954712">
            <text:p>1075,954712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39874">
            <text:p>0,139874</text:p>
          </table:table-cell>
          <table:table-cell office:value-type="float" office:value="-2.188529">
            <text:p>-2,188529</text:p>
          </table:table-cell>
          <table:table-cell table:number-columns-repeated="1019"/>
        </table:table-row>
        <table:table-row table:style-name="ro1">
          <table:table-cell office:value-type="float" office:value="1075.954712">
            <text:p>1075,95471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39874">
            <text:p>0,139874</text:p>
          </table:table-cell>
          <table:table-cell office:value-type="float" office:value="-2.188529">
            <text:p>-2,188529</text:p>
          </table:table-cell>
          <table:table-cell table:number-columns-repeated="1019"/>
        </table:table-row>
        <table:table-row table:style-name="ro1">
          <table:table-cell office:value-type="float" office:value="1095.168213">
            <text:p>1095,16821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42372">
            <text:p>0,142372</text:p>
          </table:table-cell>
          <table:table-cell office:value-type="float" office:value="-2.207941">
            <text:p>-2,207941</text:p>
          </table:table-cell>
          <table:table-cell table:number-columns-repeated="1019"/>
        </table:table-row>
        <table:table-row table:style-name="ro1">
          <table:table-cell office:value-type="float" office:value="1095.168213">
            <text:p>1095,168213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42372">
            <text:p>0,142372</text:p>
          </table:table-cell>
          <table:table-cell office:value-type="float" office:value="-2.207941">
            <text:p>-2,207941</text:p>
          </table:table-cell>
          <table:table-cell table:number-columns-repeated="1019"/>
        </table:table-row>
        <table:table-row table:style-name="ro1">
          <table:table-cell office:value-type="float" office:value="1109.578247">
            <text:p>1109,578247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44245">
            <text:p>0,144245</text:p>
          </table:table-cell>
          <table:table-cell office:value-type="float" office:value="-2.227353">
            <text:p>-2,227353</text:p>
          </table:table-cell>
          <table:table-cell table:number-columns-repeated="1019"/>
        </table:table-row>
        <table:table-row table:style-name="ro1">
          <table:table-cell office:value-type="float" office:value="1109.578247">
            <text:p>1109,57824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44245">
            <text:p>0,144245</text:p>
          </table:table-cell>
          <table:table-cell office:value-type="float" office:value="-2.227353">
            <text:p>-2,227353</text:p>
          </table:table-cell>
          <table:table-cell table:number-columns-repeated="1019"/>
        </table:table-row>
        <table:table-row table:style-name="ro1">
          <table:table-cell office:value-type="float" office:value="1123.988403">
            <text:p>1123,988403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146118">
            <text:p>0,146118</text:p>
          </table:table-cell>
          <table:table-cell office:value-type="float" office:value="-2.247059">
            <text:p>-2,247059</text:p>
          </table:table-cell>
          <table:table-cell table:number-columns-repeated="1019"/>
        </table:table-row>
        <table:table-row table:style-name="ro1">
          <table:table-cell office:value-type="float" office:value="1123.988403">
            <text:p>1123,988403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46118">
            <text:p>0,146118</text:p>
          </table:table-cell>
          <table:table-cell office:value-type="float" office:value="-2.247059">
            <text:p>-2,247059</text:p>
          </table:table-cell>
          <table:table-cell table:number-columns-repeated="1019"/>
        </table:table-row>
        <table:table-row table:style-name="ro1">
          <table:table-cell office:value-type="float" office:value="1128.791748">
            <text:p>1128,79174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46743">
            <text:p>0,146743</text:p>
          </table:table-cell>
          <table:table-cell office:value-type="float" office:value="-2.266765">
            <text:p>-2,266765</text:p>
          </table:table-cell>
          <table:table-cell table:number-columns-repeated="1019"/>
        </table:table-row>
        <table:table-row table:style-name="ro1">
          <table:table-cell office:value-type="float" office:value="1128.791748">
            <text:p>1128,791748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46743">
            <text:p>0,146743</text:p>
          </table:table-cell>
          <table:table-cell office:value-type="float" office:value="-2.266765">
            <text:p>-2,266765</text:p>
          </table:table-cell>
          <table:table-cell table:number-columns-repeated="1019"/>
        </table:table-row>
        <table:table-row table:style-name="ro1">
          <table:table-cell office:value-type="float" office:value="1138.39856">
            <text:p>1138,39856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147992">
            <text:p>0,147992</text:p>
          </table:table-cell>
          <table:table-cell office:value-type="float" office:value="-2.285294">
            <text:p>-2,285294</text:p>
          </table:table-cell>
          <table:table-cell table:number-columns-repeated="1019"/>
        </table:table-row>
        <table:table-row table:style-name="ro1">
          <table:table-cell office:value-type="float" office:value="1138.39856">
            <text:p>1138,3985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47992">
            <text:p>0,147992</text:p>
          </table:table-cell>
          <table:table-cell office:value-type="float" office:value="-2.30353">
            <text:p>-2,30353</text:p>
          </table:table-cell>
          <table:table-cell table:number-columns-repeated="1019"/>
        </table:table-row>
        <table:table-row table:style-name="ro1">
          <table:table-cell office:value-type="float" office:value="1143.201904">
            <text:p>1143,201904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0.148616">
            <text:p>0,148616</text:p>
          </table:table-cell>
          <table:table-cell office:value-type="float" office:value="-2.30353">
            <text:p>-2,30353</text:p>
          </table:table-cell>
          <table:table-cell table:number-columns-repeated="1019"/>
        </table:table-row>
        <table:table-row table:style-name="ro1">
          <table:table-cell office:value-type="float" office:value="1143.201904">
            <text:p>1143,201904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48616">
            <text:p>0,148616</text:p>
          </table:table-cell>
          <table:table-cell office:value-type="float" office:value="-2.322647">
            <text:p>-2,322647</text:p>
          </table:table-cell>
          <table:table-cell table:number-columns-repeated="1019"/>
        </table:table-row>
        <table:table-row table:style-name="ro1">
          <table:table-cell office:value-type="float" office:value="1157.611938">
            <text:p>1157,611938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5049">
            <text:p>0,15049</text:p>
          </table:table-cell>
          <table:table-cell office:value-type="float" office:value="-2.322647">
            <text:p>-2,322647</text:p>
          </table:table-cell>
          <table:table-cell table:number-columns-repeated="1019"/>
        </table:table-row>
        <table:table-row table:style-name="ro1">
          <table:table-cell office:value-type="float" office:value="1157.611938">
            <text:p>1157,611938</text:p>
          </table:table-cell>
          <table:table-cell office:value-type="float" office:value="-0.003263">
            <text:p>-0,003263</text:p>
          </table:table-cell>
          <table:table-cell office:value-type="float" office:value="-0.003224">
            <text:p>-0,003224</text:p>
          </table:table-cell>
          <table:table-cell office:value-type="float" office:value="0.15049">
            <text:p>0,15049</text:p>
          </table:table-cell>
          <table:table-cell office:value-type="float" office:value="-2.341765">
            <text:p>-2,341765</text:p>
          </table:table-cell>
          <table:table-cell table:number-columns-repeated="1019"/>
        </table:table-row>
        <table:table-row table:style-name="ro1">
          <table:table-cell office:value-type="float" office:value="1157.611938">
            <text:p>1157,61193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5049">
            <text:p>0,15049</text:p>
          </table:table-cell>
          <table:table-cell office:value-type="float" office:value="-2.341765">
            <text:p>-2,341765</text:p>
          </table:table-cell>
          <table:table-cell table:number-columns-repeated="1019"/>
        </table:table-row>
        <table:table-row table:style-name="ro1">
          <table:table-cell office:value-type="float" office:value="1167.21875">
            <text:p>1167,21875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151738">
            <text:p>0,151738</text:p>
          </table:table-cell>
          <table:table-cell office:value-type="float" office:value="-2.360882">
            <text:p>-2,360882</text:p>
          </table:table-cell>
          <table:table-cell table:number-columns-repeated="1019"/>
        </table:table-row>
        <table:table-row table:style-name="ro1">
          <table:table-cell office:value-type="float" office:value="1167.21875">
            <text:p>1167,21875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51738">
            <text:p>0,151738</text:p>
          </table:table-cell>
          <table:table-cell office:value-type="float" office:value="-2.360882">
            <text:p>-2,360882</text:p>
          </table:table-cell>
          <table:table-cell table:number-columns-repeated="1019"/>
        </table:table-row>
        <table:table-row table:style-name="ro1">
          <table:table-cell office:value-type="float" office:value="1176.825439">
            <text:p>1176,82543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52987">
            <text:p>0,152987</text:p>
          </table:table-cell>
          <table:table-cell office:value-type="float" office:value="-2.38">
            <text:p>-2,38</text:p>
          </table:table-cell>
          <table:table-cell table:number-columns-repeated="1019"/>
        </table:table-row>
        <table:table-row table:style-name="ro1">
          <table:table-cell office:value-type="float" office:value="1176.825439">
            <text:p>1176,825439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52987">
            <text:p>0,152987</text:p>
          </table:table-cell>
          <table:table-cell office:value-type="float" office:value="-2.38">
            <text:p>-2,38</text:p>
          </table:table-cell>
          <table:table-cell table:number-columns-repeated="1019"/>
        </table:table-row>
        <table:table-row table:style-name="ro1">
          <table:table-cell office:value-type="float" office:value="1200.842285">
            <text:p>1200,84228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56109">
            <text:p>0,156109</text:p>
          </table:table-cell>
          <table:table-cell office:value-type="float" office:value="-2.399412">
            <text:p>-2,399412</text:p>
          </table:table-cell>
          <table:table-cell table:number-columns-repeated="1019"/>
        </table:table-row>
        <table:table-row table:style-name="ro1">
          <table:table-cell office:value-type="float" office:value="1200.842285">
            <text:p>1200,842285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156109">
            <text:p>0,156109</text:p>
          </table:table-cell>
          <table:table-cell office:value-type="float" office:value="-2.399412">
            <text:p>-2,399412</text:p>
          </table:table-cell>
          <table:table-cell table:number-columns-repeated="1019"/>
        </table:table-row>
        <table:table-row table:style-name="ro1">
          <table:table-cell office:value-type="float" office:value="1200.842285">
            <text:p>1200,842285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56109">
            <text:p>0,156109</text:p>
          </table:table-cell>
          <table:table-cell office:value-type="float" office:value="-2.41853">
            <text:p>-2,41853</text:p>
          </table:table-cell>
          <table:table-cell table:number-columns-repeated="1019"/>
        </table:table-row>
        <table:table-row table:style-name="ro1">
          <table:table-cell office:value-type="float" office:value="1200.842285">
            <text:p>1200,842285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156109">
            <text:p>0,156109</text:p>
          </table:table-cell>
          <table:table-cell office:value-type="float" office:value="-2.41853">
            <text:p>-2,41853</text:p>
          </table:table-cell>
          <table:table-cell table:number-columns-repeated="1019"/>
        </table:table-row>
        <table:table-row table:style-name="ro1">
          <table:table-cell office:value-type="float" office:value="1215.252441">
            <text:p>1215,252441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57983">
            <text:p>0,157983</text:p>
          </table:table-cell>
          <table:table-cell office:value-type="float" office:value="-2.437647">
            <text:p>-2,437647</text:p>
          </table:table-cell>
          <table:table-cell table:number-columns-repeated="1019"/>
        </table:table-row>
        <table:table-row table:style-name="ro1">
          <table:table-cell office:value-type="float" office:value="1215.252441">
            <text:p>1215,25244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57983">
            <text:p>0,157983</text:p>
          </table:table-cell>
          <table:table-cell office:value-type="float" office:value="-2.437647">
            <text:p>-2,437647</text:p>
          </table:table-cell>
          <table:table-cell table:number-columns-repeated="1019"/>
        </table:table-row>
        <table:table-row table:style-name="ro1">
          <table:table-cell office:value-type="float" office:value="1220.055786">
            <text:p>1220,055786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58607">
            <text:p>0,158607</text:p>
          </table:table-cell>
          <table:table-cell office:value-type="float" office:value="-2.457059">
            <text:p>-2,457059</text:p>
          </table:table-cell>
          <table:table-cell table:number-columns-repeated="1019"/>
        </table:table-row>
        <table:table-row table:style-name="ro1">
          <table:table-cell office:value-type="float" office:value="1220.055786">
            <text:p>1220,05578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58607">
            <text:p>0,158607</text:p>
          </table:table-cell>
          <table:table-cell office:value-type="float" office:value="-2.457059">
            <text:p>-2,457059</text:p>
          </table:table-cell>
          <table:table-cell table:number-columns-repeated="1019"/>
        </table:table-row>
        <table:table-row table:style-name="ro1">
          <table:table-cell office:value-type="float" office:value="1234.465942">
            <text:p>1234,465942</text:p>
          </table:table-cell>
          <table:table-cell office:value-type="float" office:value="-0.003254">
            <text:p>-0,003254</text:p>
          </table:table-cell>
          <table:table-cell office:value-type="float" office:value="-0.003228">
            <text:p>-0,003228</text:p>
          </table:table-cell>
          <table:table-cell office:value-type="float" office:value="0.160481">
            <text:p>0,160481</text:p>
          </table:table-cell>
          <table:table-cell office:value-type="float" office:value="-2.477059">
            <text:p>-2,477059</text:p>
          </table:table-cell>
          <table:table-cell table:number-columns-repeated="1019"/>
        </table:table-row>
        <table:table-row table:style-name="ro1">
          <table:table-cell office:value-type="float" office:value="1234.465942">
            <text:p>1234,465942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60481">
            <text:p>0,160481</text:p>
          </table:table-cell>
          <table:table-cell office:value-type="float" office:value="-2.477059">
            <text:p>-2,477059</text:p>
          </table:table-cell>
          <table:table-cell table:number-columns-repeated="1019"/>
        </table:table-row>
        <table:table-row table:style-name="ro1">
          <table:table-cell office:value-type="float" office:value="1239.269287">
            <text:p>1239,269287</text:p>
          </table:table-cell>
          <table:table-cell office:value-type="float" office:value="-0.003254">
            <text:p>-0,003254</text:p>
          </table:table-cell>
          <table:table-cell office:value-type="float" office:value="-0.003228">
            <text:p>-0,003228</text:p>
          </table:table-cell>
          <table:table-cell office:value-type="float" office:value="0.161105">
            <text:p>0,161105</text:p>
          </table:table-cell>
          <table:table-cell office:value-type="float" office:value="-2.496765">
            <text:p>-2,496765</text:p>
          </table:table-cell>
          <table:table-cell table:number-columns-repeated="1019"/>
        </table:table-row>
        <table:table-row table:style-name="ro1">
          <table:table-cell office:value-type="float" office:value="1239.269287">
            <text:p>1239,269287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61105">
            <text:p>0,161105</text:p>
          </table:table-cell>
          <table:table-cell office:value-type="float" office:value="-2.496765">
            <text:p>-2,496765</text:p>
          </table:table-cell>
          <table:table-cell table:number-columns-repeated="1019"/>
        </table:table-row>
        <table:table-row table:style-name="ro1">
          <table:table-cell office:value-type="float" office:value="1253.679321">
            <text:p>1253,67932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62978">
            <text:p>0,162978</text:p>
          </table:table-cell>
          <table:table-cell office:value-type="float" office:value="-2.516471">
            <text:p>-2,516471</text:p>
          </table:table-cell>
          <table:table-cell table:number-columns-repeated="1019"/>
        </table:table-row>
        <table:table-row table:style-name="ro1">
          <table:table-cell office:value-type="float" office:value="1253.679321">
            <text:p>1253,67932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62978">
            <text:p>0,162978</text:p>
          </table:table-cell>
          <table:table-cell office:value-type="float" office:value="-2.516471">
            <text:p>-2,516471</text:p>
          </table:table-cell>
          <table:table-cell table:number-columns-repeated="1019"/>
        </table:table-row>
        <table:table-row table:style-name="ro1">
          <table:table-cell office:value-type="float" office:value="1268.089478">
            <text:p>1268,089478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164852">
            <text:p>0,164852</text:p>
          </table:table-cell>
          <table:table-cell office:value-type="float" office:value="-2.536471">
            <text:p>-2,536471</text:p>
          </table:table-cell>
          <table:table-cell table:number-columns-repeated="1019"/>
        </table:table-row>
        <table:table-row table:style-name="ro1">
          <table:table-cell office:value-type="float" office:value="1268.089478">
            <text:p>1268,089478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64852">
            <text:p>0,164852</text:p>
          </table:table-cell>
          <table:table-cell office:value-type="float" office:value="-2.536471">
            <text:p>-2,536471</text:p>
          </table:table-cell>
          <table:table-cell table:number-columns-repeated="1019"/>
        </table:table-row>
        <table:table-row table:style-name="ro1">
          <table:table-cell office:value-type="float" office:value="1272.892822">
            <text:p>1272,892822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65476">
            <text:p>0,165476</text:p>
          </table:table-cell>
          <table:table-cell office:value-type="float" office:value="-2.556471">
            <text:p>-2,556471</text:p>
          </table:table-cell>
          <table:table-cell table:number-columns-repeated="1019"/>
        </table:table-row>
        <table:table-row table:style-name="ro1">
          <table:table-cell office:value-type="float" office:value="1272.892822">
            <text:p>1272,892822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65476">
            <text:p>0,165476</text:p>
          </table:table-cell>
          <table:table-cell office:value-type="float" office:value="-2.556471">
            <text:p>-2,556471</text:p>
          </table:table-cell>
          <table:table-cell table:number-columns-repeated="1019"/>
        </table:table-row>
        <table:table-row table:style-name="ro1">
          <table:table-cell office:value-type="float" office:value="1287.302979">
            <text:p>1287,30297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67349">
            <text:p>0,167349</text:p>
          </table:table-cell>
          <table:table-cell office:value-type="float" office:value="-2.577059">
            <text:p>-2,577059</text:p>
          </table:table-cell>
          <table:table-cell table:number-columns-repeated="1019"/>
        </table:table-row>
        <table:table-row table:style-name="ro1">
          <table:table-cell office:value-type="float" office:value="1287.302979">
            <text:p>1287,30297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67349">
            <text:p>0,167349</text:p>
          </table:table-cell>
          <table:table-cell office:value-type="float" office:value="-2.577059">
            <text:p>-2,577059</text:p>
          </table:table-cell>
          <table:table-cell table:number-columns-repeated="1019"/>
        </table:table-row>
        <table:table-row table:style-name="ro1">
          <table:table-cell office:value-type="float" office:value="1306.516479">
            <text:p>1306,516479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169847">
            <text:p>0,169847</text:p>
          </table:table-cell>
          <table:table-cell office:value-type="float" office:value="-2.596471">
            <text:p>-2,596471</text:p>
          </table:table-cell>
          <table:table-cell table:number-columns-repeated="1019"/>
        </table:table-row>
        <table:table-row table:style-name="ro1">
          <table:table-cell office:value-type="float" office:value="1306.516479">
            <text:p>1306,516479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169847">
            <text:p>0,169847</text:p>
          </table:table-cell>
          <table:table-cell office:value-type="float" office:value="-2.596471">
            <text:p>-2,596471</text:p>
          </table:table-cell>
          <table:table-cell table:number-columns-repeated="1019"/>
        </table:table-row>
        <table:table-row table:style-name="ro1">
          <table:table-cell office:value-type="float" office:value="1306.516479">
            <text:p>1306,51647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69847">
            <text:p>0,169847</text:p>
          </table:table-cell>
          <table:table-cell office:value-type="float" office:value="-2.615294">
            <text:p>-2,615294</text:p>
          </table:table-cell>
          <table:table-cell table:number-columns-repeated="1019"/>
        </table:table-row>
        <table:table-row table:style-name="ro1">
          <table:table-cell office:value-type="float" office:value="1306.516479">
            <text:p>1306,516479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69847">
            <text:p>0,169847</text:p>
          </table:table-cell>
          <table:table-cell office:value-type="float" office:value="-2.615294">
            <text:p>-2,615294</text:p>
          </table:table-cell>
          <table:table-cell table:number-columns-repeated="1019"/>
        </table:table-row>
        <table:table-row table:style-name="ro1">
          <table:table-cell office:value-type="float" office:value="1320.926514">
            <text:p>1320,926514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7172">
            <text:p>0,17172</text:p>
          </table:table-cell>
          <table:table-cell office:value-type="float" office:value="-2.634412">
            <text:p>-2,634412</text:p>
          </table:table-cell>
          <table:table-cell table:number-columns-repeated="1019"/>
        </table:table-row>
        <table:table-row table:style-name="ro1">
          <table:table-cell office:value-type="float" office:value="1320.926514">
            <text:p>1320,92651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7172">
            <text:p>0,17172</text:p>
          </table:table-cell>
          <table:table-cell office:value-type="float" office:value="-2.653529">
            <text:p>-2,653529</text:p>
          </table:table-cell>
          <table:table-cell table:number-columns-repeated="1019"/>
        </table:table-row>
        <table:table-row table:style-name="ro1">
          <table:table-cell office:value-type="float" office:value="1325.72998">
            <text:p>1325,7299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72345">
            <text:p>0,172345</text:p>
          </table:table-cell>
          <table:table-cell office:value-type="float" office:value="-2.653529">
            <text:p>-2,653529</text:p>
          </table:table-cell>
          <table:table-cell table:number-columns-repeated="1019"/>
        </table:table-row>
        <table:table-row table:style-name="ro1">
          <table:table-cell office:value-type="float" office:value="1325.72998">
            <text:p>1325,72998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172345">
            <text:p>0,172345</text:p>
          </table:table-cell>
          <table:table-cell office:value-type="float" office:value="-2.672353">
            <text:p>-2,672353</text:p>
          </table:table-cell>
          <table:table-cell table:number-columns-repeated="1019"/>
        </table:table-row>
        <table:table-row table:style-name="ro1">
          <table:table-cell office:value-type="float" office:value="1340.140015">
            <text:p>1340,140015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174218">
            <text:p>0,174218</text:p>
          </table:table-cell>
          <table:table-cell office:value-type="float" office:value="-2.672353">
            <text:p>-2,672353</text:p>
          </table:table-cell>
          <table:table-cell table:number-columns-repeated="1019"/>
        </table:table-row>
        <table:table-row table:style-name="ro1">
          <table:table-cell office:value-type="float" office:value="1349.746826">
            <text:p>1349,746826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75467">
            <text:p>0,175467</text:p>
          </table:table-cell>
          <table:table-cell office:value-type="float" office:value="-2.691765">
            <text:p>-2,691765</text:p>
          </table:table-cell>
          <table:table-cell table:number-columns-repeated="1019"/>
        </table:table-row>
        <table:table-row table:style-name="ro1">
          <table:table-cell office:value-type="float" office:value="1349.746826">
            <text:p>1349,74682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75467">
            <text:p>0,175467</text:p>
          </table:table-cell>
          <table:table-cell office:value-type="float" office:value="-2.691765">
            <text:p>-2,691765</text:p>
          </table:table-cell>
          <table:table-cell table:number-columns-repeated="1019"/>
        </table:table-row>
        <table:table-row table:style-name="ro1">
          <table:table-cell office:value-type="float" office:value="1364.15686">
            <text:p>1364,15686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7734">
            <text:p>0,17734</text:p>
          </table:table-cell>
          <table:table-cell office:value-type="float" office:value="-2.710588">
            <text:p>-2,710588</text:p>
          </table:table-cell>
          <table:table-cell table:number-columns-repeated="1019"/>
        </table:table-row>
        <table:table-row table:style-name="ro1">
          <table:table-cell office:value-type="float" office:value="1364.15686">
            <text:p>1364,15686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7734">
            <text:p>0,17734</text:p>
          </table:table-cell>
          <table:table-cell office:value-type="float" office:value="-2.710588">
            <text:p>-2,710588</text:p>
          </table:table-cell>
          <table:table-cell table:number-columns-repeated="1019"/>
        </table:table-row>
        <table:table-row table:style-name="ro1">
          <table:table-cell office:value-type="float" office:value="1383.370361">
            <text:p>1383,37036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79838">
            <text:p>0,179838</text:p>
          </table:table-cell>
          <table:table-cell office:value-type="float" office:value="-2.730294">
            <text:p>-2,730294</text:p>
          </table:table-cell>
          <table:table-cell table:number-columns-repeated="1019"/>
        </table:table-row>
        <table:table-row table:style-name="ro1">
          <table:table-cell office:value-type="float" office:value="1383.370361">
            <text:p>1383,37036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79838">
            <text:p>0,179838</text:p>
          </table:table-cell>
          <table:table-cell office:value-type="float" office:value="-2.730294">
            <text:p>-2,730294</text:p>
          </table:table-cell>
          <table:table-cell table:number-columns-repeated="1019"/>
        </table:table-row>
        <table:table-row table:style-name="ro1">
          <table:table-cell office:value-type="float" office:value="1392.977051">
            <text:p>1392,97705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81087">
            <text:p>0,181087</text:p>
          </table:table-cell>
          <table:table-cell office:value-type="float" office:value="-2.749412">
            <text:p>-2,749412</text:p>
          </table:table-cell>
          <table:table-cell table:number-columns-repeated="1019"/>
        </table:table-row>
        <table:table-row table:style-name="ro1">
          <table:table-cell office:value-type="float" office:value="1392.977051">
            <text:p>1392,977051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81087">
            <text:p>0,181087</text:p>
          </table:table-cell>
          <table:table-cell office:value-type="float" office:value="-2.749412">
            <text:p>-2,749412</text:p>
          </table:table-cell>
          <table:table-cell table:number-columns-repeated="1019"/>
        </table:table-row>
        <table:table-row table:style-name="ro1">
          <table:table-cell office:value-type="float" office:value="1402.583862">
            <text:p>1402,583862</text:p>
          </table:table-cell>
          <table:table-cell office:value-type="float" office:value="-0.00326">
            <text:p>-0,00326</text:p>
          </table:table-cell>
          <table:table-cell office:value-type="float" office:value="-0.003223">
            <text:p>-0,003223</text:p>
          </table:table-cell>
          <table:table-cell office:value-type="float" office:value="0.182336">
            <text:p>0,182336</text:p>
          </table:table-cell>
          <table:table-cell office:value-type="float" office:value="-2.768824">
            <text:p>-2,768824</text:p>
          </table:table-cell>
          <table:table-cell table:number-columns-repeated="1019"/>
        </table:table-row>
        <table:table-row table:style-name="ro1">
          <table:table-cell office:value-type="float" office:value="1402.583862">
            <text:p>1402,583862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82336">
            <text:p>0,182336</text:p>
          </table:table-cell>
          <table:table-cell office:value-type="float" office:value="-2.768824">
            <text:p>-2,768824</text:p>
          </table:table-cell>
          <table:table-cell table:number-columns-repeated="1019"/>
        </table:table-row>
        <table:table-row table:style-name="ro1">
          <table:table-cell office:value-type="float" office:value="1402.583862">
            <text:p>1402,583862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182336">
            <text:p>0,182336</text:p>
          </table:table-cell>
          <table:table-cell office:value-type="float" office:value="-2.788235">
            <text:p>-2,788235</text:p>
          </table:table-cell>
          <table:table-cell table:number-columns-repeated="1019"/>
        </table:table-row>
        <table:table-row table:style-name="ro1">
          <table:table-cell office:value-type="float" office:value="1402.583862">
            <text:p>1402,58386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82336">
            <text:p>0,182336</text:p>
          </table:table-cell>
          <table:table-cell office:value-type="float" office:value="-2.788235">
            <text:p>-2,788235</text:p>
          </table:table-cell>
          <table:table-cell table:number-columns-repeated="1019"/>
        </table:table-row>
        <table:table-row table:style-name="ro1">
          <table:table-cell office:value-type="float" office:value="1421.797363">
            <text:p>1421,79736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84834">
            <text:p>0,184834</text:p>
          </table:table-cell>
          <table:table-cell office:value-type="float" office:value="-2.806765">
            <text:p>-2,806765</text:p>
          </table:table-cell>
          <table:table-cell table:number-columns-repeated="1019"/>
        </table:table-row>
        <table:table-row table:style-name="ro1">
          <table:table-cell office:value-type="float" office:value="1421.797363">
            <text:p>1421,79736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84834">
            <text:p>0,184834</text:p>
          </table:table-cell>
          <table:table-cell office:value-type="float" office:value="-2.806765">
            <text:p>-2,806765</text:p>
          </table:table-cell>
          <table:table-cell table:number-columns-repeated="1019"/>
        </table:table-row>
        <table:table-row table:style-name="ro1">
          <table:table-cell office:value-type="float" office:value="1431.404053">
            <text:p>1431,40405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86083">
            <text:p>0,186083</text:p>
          </table:table-cell>
          <table:table-cell office:value-type="float" office:value="-2.827059">
            <text:p>-2,827059</text:p>
          </table:table-cell>
          <table:table-cell table:number-columns-repeated="1019"/>
        </table:table-row>
        <table:table-row table:style-name="ro1">
          <table:table-cell office:value-type="float" office:value="1431.404053">
            <text:p>1431,40405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86083">
            <text:p>0,186083</text:p>
          </table:table-cell>
          <table:table-cell office:value-type="float" office:value="-2.827059">
            <text:p>-2,827059</text:p>
          </table:table-cell>
          <table:table-cell table:number-columns-repeated="1019"/>
        </table:table-row>
        <table:table-row table:style-name="ro1">
          <table:table-cell office:value-type="float" office:value="1436.207397">
            <text:p>1436,20739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86707">
            <text:p>0,186707</text:p>
          </table:table-cell>
          <table:table-cell office:value-type="float" office:value="-2.847059">
            <text:p>-2,847059</text:p>
          </table:table-cell>
          <table:table-cell table:number-columns-repeated="1019"/>
        </table:table-row>
        <table:table-row table:style-name="ro1">
          <table:table-cell office:value-type="float" office:value="1436.207397">
            <text:p>1436,207397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186707">
            <text:p>0,186707</text:p>
          </table:table-cell>
          <table:table-cell office:value-type="float" office:value="-2.847059">
            <text:p>-2,847059</text:p>
          </table:table-cell>
          <table:table-cell table:number-columns-repeated="1019"/>
        </table:table-row>
        <table:table-row table:style-name="ro1">
          <table:table-cell office:value-type="float" office:value="1450.617554">
            <text:p>1450,61755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8858">
            <text:p>0,18858</text:p>
          </table:table-cell>
          <table:table-cell office:value-type="float" office:value="-2.866176">
            <text:p>-2,866176</text:p>
          </table:table-cell>
          <table:table-cell table:number-columns-repeated="1019"/>
        </table:table-row>
        <table:table-row table:style-name="ro1">
          <table:table-cell office:value-type="float" office:value="1450.617554">
            <text:p>1450,61755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8858">
            <text:p>0,18858</text:p>
          </table:table-cell>
          <table:table-cell office:value-type="float" office:value="-2.866176">
            <text:p>-2,866176</text:p>
          </table:table-cell>
          <table:table-cell table:number-columns-repeated="1019"/>
        </table:table-row>
        <table:table-row table:style-name="ro1">
          <table:table-cell office:value-type="float" office:value="1445.814209">
            <text:p>1445,81420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87956">
            <text:p>0,187956</text:p>
          </table:table-cell>
          <table:table-cell office:value-type="float" office:value="-2.886177">
            <text:p>-2,886177</text:p>
          </table:table-cell>
          <table:table-cell table:number-columns-repeated="1019"/>
        </table:table-row>
        <table:table-row table:style-name="ro1">
          <table:table-cell office:value-type="float" office:value="1445.814209">
            <text:p>1445,814209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87956">
            <text:p>0,187956</text:p>
          </table:table-cell>
          <table:table-cell office:value-type="float" office:value="-2.886177">
            <text:p>-2,886177</text:p>
          </table:table-cell>
          <table:table-cell table:number-columns-repeated="1019"/>
        </table:table-row>
        <table:table-row table:style-name="ro1">
          <table:table-cell office:value-type="float" office:value="1465.027588">
            <text:p>1465,02758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90454">
            <text:p>0,190454</text:p>
          </table:table-cell>
          <table:table-cell office:value-type="float" office:value="-2.906471">
            <text:p>-2,906471</text:p>
          </table:table-cell>
          <table:table-cell table:number-columns-repeated="1019"/>
        </table:table-row>
        <table:table-row table:style-name="ro1">
          <table:table-cell office:value-type="float" office:value="1465.027588">
            <text:p>1465,02758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90454">
            <text:p>0,190454</text:p>
          </table:table-cell>
          <table:table-cell office:value-type="float" office:value="-2.906471">
            <text:p>-2,906471</text:p>
          </table:table-cell>
          <table:table-cell table:number-columns-repeated="1019"/>
        </table:table-row>
        <table:table-row table:style-name="ro1">
          <table:table-cell office:value-type="float" office:value="1479.437744">
            <text:p>1479,437744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92327">
            <text:p>0,192327</text:p>
          </table:table-cell>
          <table:table-cell office:value-type="float" office:value="-2.926471">
            <text:p>-2,926471</text:p>
          </table:table-cell>
          <table:table-cell table:number-columns-repeated="1019"/>
        </table:table-row>
        <table:table-row table:style-name="ro1">
          <table:table-cell office:value-type="float" office:value="1479.437744">
            <text:p>1479,437744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92327">
            <text:p>0,192327</text:p>
          </table:table-cell>
          <table:table-cell office:value-type="float" office:value="-2.926471">
            <text:p>-2,926471</text:p>
          </table:table-cell>
          <table:table-cell table:number-columns-repeated="1019"/>
        </table:table-row>
        <table:table-row table:style-name="ro1">
          <table:table-cell office:value-type="float" office:value="1484.241089">
            <text:p>1484,24108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92951">
            <text:p>0,192951</text:p>
          </table:table-cell>
          <table:table-cell office:value-type="float" office:value="-2.945">
            <text:p>-2,945</text:p>
          </table:table-cell>
          <table:table-cell table:number-columns-repeated="1019"/>
        </table:table-row>
        <table:table-row table:style-name="ro1">
          <table:table-cell office:value-type="float" office:value="1484.241089">
            <text:p>1484,24108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92951">
            <text:p>0,192951</text:p>
          </table:table-cell>
          <table:table-cell office:value-type="float" office:value="-2.963824">
            <text:p>-2,963824</text:p>
          </table:table-cell>
          <table:table-cell table:number-columns-repeated="1019"/>
        </table:table-row>
        <table:table-row table:style-name="ro1">
          <table:table-cell office:value-type="float" office:value="1498.651245">
            <text:p>1498,651245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94825">
            <text:p>0,194825</text:p>
          </table:table-cell>
          <table:table-cell office:value-type="float" office:value="-2.963824">
            <text:p>-2,963824</text:p>
          </table:table-cell>
          <table:table-cell table:number-columns-repeated="1019"/>
        </table:table-row>
        <table:table-row table:style-name="ro1">
          <table:table-cell office:value-type="float" office:value="1498.651245">
            <text:p>1498,65124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94825">
            <text:p>0,194825</text:p>
          </table:table-cell>
          <table:table-cell office:value-type="float" office:value="-2.982941">
            <text:p>-2,982941</text:p>
          </table:table-cell>
          <table:table-cell table:number-columns-repeated="1019"/>
        </table:table-row>
        <table:table-row table:style-name="ro1">
          <table:table-cell office:value-type="float" office:value="1513.061279">
            <text:p>1513,061279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196698">
            <text:p>0,196698</text:p>
          </table:table-cell>
          <table:table-cell office:value-type="float" office:value="-2.982941">
            <text:p>-2,982941</text:p>
          </table:table-cell>
          <table:table-cell table:number-columns-repeated="1019"/>
        </table:table-row>
        <table:table-row table:style-name="ro1">
          <table:table-cell office:value-type="float" office:value="1508.257935">
            <text:p>1508,25793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96074">
            <text:p>0,196074</text:p>
          </table:table-cell>
          <table:table-cell office:value-type="float" office:value="-3.001765">
            <text:p>-3,001765</text:p>
          </table:table-cell>
          <table:table-cell table:number-columns-repeated="1019"/>
        </table:table-row>
        <table:table-row table:style-name="ro1">
          <table:table-cell office:value-type="float" office:value="1508.257935">
            <text:p>1508,257935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196074">
            <text:p>0,196074</text:p>
          </table:table-cell>
          <table:table-cell office:value-type="float" office:value="-3.001765">
            <text:p>-3,001765</text:p>
          </table:table-cell>
          <table:table-cell table:number-columns-repeated="1019"/>
        </table:table-row>
        <table:table-row table:style-name="ro1">
          <table:table-cell office:value-type="float" office:value="1522.668091">
            <text:p>1522,668091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197947">
            <text:p>0,197947</text:p>
          </table:table-cell>
          <table:table-cell office:value-type="float" office:value="-3.020882">
            <text:p>-3,020882</text:p>
          </table:table-cell>
          <table:table-cell table:number-columns-repeated="1019"/>
        </table:table-row>
        <table:table-row table:style-name="ro1">
          <table:table-cell office:value-type="float" office:value="1522.668091">
            <text:p>1522,66809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97947">
            <text:p>0,197947</text:p>
          </table:table-cell>
          <table:table-cell office:value-type="float" office:value="-3.020882">
            <text:p>-3,020882</text:p>
          </table:table-cell>
          <table:table-cell table:number-columns-repeated="1019"/>
        </table:table-row>
        <table:table-row table:style-name="ro1">
          <table:table-cell office:value-type="float" office:value="1532.27478">
            <text:p>1532,2747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99196">
            <text:p>0,199196</text:p>
          </table:table-cell>
          <table:table-cell office:value-type="float" office:value="-3.04">
            <text:p>-3,04</text:p>
          </table:table-cell>
          <table:table-cell table:number-columns-repeated="1019"/>
        </table:table-row>
        <table:table-row table:style-name="ro1">
          <table:table-cell office:value-type="float" office:value="1532.27478">
            <text:p>1532,2747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99196">
            <text:p>0,199196</text:p>
          </table:table-cell>
          <table:table-cell office:value-type="float" office:value="-3.04">
            <text:p>-3,04</text:p>
          </table:table-cell>
          <table:table-cell table:number-columns-repeated="1019"/>
        </table:table-row>
        <table:table-row table:style-name="ro1">
          <table:table-cell office:value-type="float" office:value="1551.488281">
            <text:p>1551,488281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01693">
            <text:p>0,201693</text:p>
          </table:table-cell>
          <table:table-cell office:value-type="float" office:value="-3.059118">
            <text:p>-3,059118</text:p>
          </table:table-cell>
          <table:table-cell table:number-columns-repeated="1019"/>
        </table:table-row>
        <table:table-row table:style-name="ro1">
          <table:table-cell office:value-type="float" office:value="1551.488281">
            <text:p>1551,48828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01693">
            <text:p>0,201693</text:p>
          </table:table-cell>
          <table:table-cell office:value-type="float" office:value="-3.059118">
            <text:p>-3,059118</text:p>
          </table:table-cell>
          <table:table-cell table:number-columns-repeated="1019"/>
        </table:table-row>
        <table:table-row table:style-name="ro1">
          <table:table-cell office:value-type="float" office:value="1556.291626">
            <text:p>1556,291626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202318">
            <text:p>0,202318</text:p>
          </table:table-cell>
          <table:table-cell office:value-type="float" office:value="-3.078235">
            <text:p>-3,078235</text:p>
          </table:table-cell>
          <table:table-cell table:number-columns-repeated="1019"/>
        </table:table-row>
        <table:table-row table:style-name="ro1">
          <table:table-cell office:value-type="float" office:value="1556.291626">
            <text:p>1556,29162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02318">
            <text:p>0,202318</text:p>
          </table:table-cell>
          <table:table-cell office:value-type="float" office:value="-3.078235">
            <text:p>-3,078235</text:p>
          </table:table-cell>
          <table:table-cell table:number-columns-repeated="1019"/>
        </table:table-row>
        <table:table-row table:style-name="ro1">
          <table:table-cell office:value-type="float" office:value="1570.701782">
            <text:p>1570,701782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04191">
            <text:p>0,204191</text:p>
          </table:table-cell>
          <table:table-cell office:value-type="float" office:value="-3.097353">
            <text:p>-3,097353</text:p>
          </table:table-cell>
          <table:table-cell table:number-columns-repeated="1019"/>
        </table:table-row>
        <table:table-row table:style-name="ro1">
          <table:table-cell office:value-type="float" office:value="1570.701782">
            <text:p>1570,70178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04191">
            <text:p>0,204191</text:p>
          </table:table-cell>
          <table:table-cell office:value-type="float" office:value="-3.097353">
            <text:p>-3,097353</text:p>
          </table:table-cell>
          <table:table-cell table:number-columns-repeated="1019"/>
        </table:table-row>
        <table:table-row table:style-name="ro1">
          <table:table-cell office:value-type="float" office:value="1570.701782">
            <text:p>1570,701782</text:p>
          </table:table-cell>
          <table:table-cell office:value-type="float" office:value="-0.003258">
            <text:p>-0,003258</text:p>
          </table:table-cell>
          <table:table-cell office:value-type="float" office:value="-0.003221">
            <text:p>-0,003221</text:p>
          </table:table-cell>
          <table:table-cell office:value-type="float" office:value="0.204191">
            <text:p>0,204191</text:p>
          </table:table-cell>
          <table:table-cell office:value-type="float" office:value="-3.116765">
            <text:p>-3,116765</text:p>
          </table:table-cell>
          <table:table-cell table:number-columns-repeated="1019"/>
        </table:table-row>
        <table:table-row table:style-name="ro1">
          <table:table-cell office:value-type="float" office:value="1570.701782">
            <text:p>1570,70178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204191">
            <text:p>0,204191</text:p>
          </table:table-cell>
          <table:table-cell office:value-type="float" office:value="-3.116765">
            <text:p>-3,116765</text:p>
          </table:table-cell>
          <table:table-cell table:number-columns-repeated="1019"/>
        </table:table-row>
        <table:table-row table:style-name="ro1">
          <table:table-cell office:value-type="float" office:value="1589.915283">
            <text:p>1589,915283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06689">
            <text:p>0,206689</text:p>
          </table:table-cell>
          <table:table-cell office:value-type="float" office:value="-3.136177">
            <text:p>-3,136177</text:p>
          </table:table-cell>
          <table:table-cell table:number-columns-repeated="1019"/>
        </table:table-row>
        <table:table-row table:style-name="ro1">
          <table:table-cell office:value-type="float" office:value="1589.915283">
            <text:p>1589,91528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206689">
            <text:p>0,206689</text:p>
          </table:table-cell>
          <table:table-cell office:value-type="float" office:value="-3.136177">
            <text:p>-3,136177</text:p>
          </table:table-cell>
          <table:table-cell table:number-columns-repeated="1019"/>
        </table:table-row>
        <table:table-row table:style-name="ro1">
          <table:table-cell office:value-type="float" office:value="1594.718628">
            <text:p>1594,71862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07313">
            <text:p>0,207313</text:p>
          </table:table-cell>
          <table:table-cell office:value-type="float" office:value="-3.154412">
            <text:p>-3,154412</text:p>
          </table:table-cell>
          <table:table-cell table:number-columns-repeated="1019"/>
        </table:table-row>
        <table:table-row table:style-name="ro1">
          <table:table-cell office:value-type="float" office:value="1594.718628">
            <text:p>1594,71862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07313">
            <text:p>0,207313</text:p>
          </table:table-cell>
          <table:table-cell office:value-type="float" office:value="-3.154412">
            <text:p>-3,154412</text:p>
          </table:table-cell>
          <table:table-cell table:number-columns-repeated="1019"/>
        </table:table-row>
        <table:table-row table:style-name="ro1">
          <table:table-cell office:value-type="float" office:value="1609.128662">
            <text:p>1609,128662</text:p>
          </table:table-cell>
          <table:table-cell office:value-type="float" office:value="-0.003257">
            <text:p>-0,003257</text:p>
          </table:table-cell>
          <table:table-cell office:value-type="float" office:value="-0.003229">
            <text:p>-0,003229</text:p>
          </table:table-cell>
          <table:table-cell office:value-type="float" office:value="0.209187">
            <text:p>0,209187</text:p>
          </table:table-cell>
          <table:table-cell office:value-type="float" office:value="-3.174118">
            <text:p>-3,174118</text:p>
          </table:table-cell>
          <table:table-cell table:number-columns-repeated="1019"/>
        </table:table-row>
        <table:table-row table:style-name="ro1">
          <table:table-cell office:value-type="float" office:value="1609.128662">
            <text:p>1609,12866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09187">
            <text:p>0,209187</text:p>
          </table:table-cell>
          <table:table-cell office:value-type="float" office:value="-3.193235">
            <text:p>-3,193235</text:p>
          </table:table-cell>
          <table:table-cell table:number-columns-repeated="1019"/>
        </table:table-row>
        <table:table-row table:style-name="ro1">
          <table:table-cell office:value-type="float" office:value="1623.538818">
            <text:p>1623,538818</text:p>
          </table:table-cell>
          <table:table-cell office:value-type="float" office:value="-0.003258">
            <text:p>-0,003258</text:p>
          </table:table-cell>
          <table:table-cell office:value-type="float" office:value="-0.003221">
            <text:p>-0,003221</text:p>
          </table:table-cell>
          <table:table-cell office:value-type="float" office:value="0.21106">
            <text:p>0,21106</text:p>
          </table:table-cell>
          <table:table-cell office:value-type="float" office:value="-3.193235">
            <text:p>-3,193235</text:p>
          </table:table-cell>
          <table:table-cell table:number-columns-repeated="1019"/>
        </table:table-row>
        <table:table-row table:style-name="ro1">
          <table:table-cell office:value-type="float" office:value="1623.538818">
            <text:p>1623,53881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1106">
            <text:p>0,21106</text:p>
          </table:table-cell>
          <table:table-cell office:value-type="float" office:value="-3.212059">
            <text:p>-3,212059</text:p>
          </table:table-cell>
          <table:table-cell table:number-columns-repeated="1019"/>
        </table:table-row>
        <table:table-row table:style-name="ro1">
          <table:table-cell office:value-type="float" office:value="1623.538818">
            <text:p>1623,53881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1106">
            <text:p>0,21106</text:p>
          </table:table-cell>
          <table:table-cell office:value-type="float" office:value="-3.212059">
            <text:p>-3,212059</text:p>
          </table:table-cell>
          <table:table-cell table:number-columns-repeated="1019"/>
        </table:table-row>
        <table:table-row table:style-name="ro1">
          <table:table-cell office:value-type="float" office:value="1637.948975">
            <text:p>1637,948975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12933">
            <text:p>0,212933</text:p>
          </table:table-cell>
          <table:table-cell office:value-type="float" office:value="-3.231471">
            <text:p>-3,231471</text:p>
          </table:table-cell>
          <table:table-cell table:number-columns-repeated="1019"/>
        </table:table-row>
        <table:table-row table:style-name="ro1">
          <table:table-cell office:value-type="float" office:value="1637.948975">
            <text:p>1637,948975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212933">
            <text:p>0,212933</text:p>
          </table:table-cell>
          <table:table-cell office:value-type="float" office:value="-3.231471">
            <text:p>-3,231471</text:p>
          </table:table-cell>
          <table:table-cell table:number-columns-repeated="1019"/>
        </table:table-row>
        <table:table-row table:style-name="ro1">
          <table:table-cell office:value-type="float" office:value="1657.162354">
            <text:p>1657,16235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15431">
            <text:p>0,215431</text:p>
          </table:table-cell>
          <table:table-cell office:value-type="float" office:value="-3.250882">
            <text:p>-3,250882</text:p>
          </table:table-cell>
          <table:table-cell table:number-columns-repeated="1019"/>
        </table:table-row>
        <table:table-row table:style-name="ro1">
          <table:table-cell office:value-type="float" office:value="1657.162354">
            <text:p>1657,162354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15431">
            <text:p>0,215431</text:p>
          </table:table-cell>
          <table:table-cell office:value-type="float" office:value="-3.250882">
            <text:p>-3,250882</text:p>
          </table:table-cell>
          <table:table-cell table:number-columns-repeated="1019"/>
        </table:table-row>
        <table:table-row table:style-name="ro1">
          <table:table-cell office:value-type="float" office:value="1661.96582">
            <text:p>1661,9658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216056">
            <text:p>0,216056</text:p>
          </table:table-cell>
          <table:table-cell office:value-type="float" office:value="-3.269706">
            <text:p>-3,269706</text:p>
          </table:table-cell>
          <table:table-cell table:number-columns-repeated="1019"/>
        </table:table-row>
        <table:table-row table:style-name="ro1">
          <table:table-cell office:value-type="float" office:value="1661.96582">
            <text:p>1661,9658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16056">
            <text:p>0,216056</text:p>
          </table:table-cell>
          <table:table-cell office:value-type="float" office:value="-3.269706">
            <text:p>-3,269706</text:p>
          </table:table-cell>
          <table:table-cell table:number-columns-repeated="1019"/>
        </table:table-row>
        <table:table-row table:style-name="ro1">
          <table:table-cell office:value-type="float" office:value="1681.179199">
            <text:p>1681,17919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218553">
            <text:p>0,218553</text:p>
          </table:table-cell>
          <table:table-cell office:value-type="float" office:value="-3.289118">
            <text:p>-3,289118</text:p>
          </table:table-cell>
          <table:table-cell table:number-columns-repeated="1019"/>
        </table:table-row>
        <table:table-row table:style-name="ro1">
          <table:table-cell office:value-type="float" office:value="1681.179199">
            <text:p>1681,17919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18553">
            <text:p>0,218553</text:p>
          </table:table-cell>
          <table:table-cell office:value-type="float" office:value="-3.289118">
            <text:p>-3,289118</text:p>
          </table:table-cell>
          <table:table-cell table:number-columns-repeated="1019"/>
        </table:table-row>
        <table:table-row table:style-name="ro1">
          <table:table-cell office:value-type="float" office:value="1690.786011">
            <text:p>1690,786011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219802">
            <text:p>0,219802</text:p>
          </table:table-cell>
          <table:table-cell office:value-type="float" office:value="-3.307647">
            <text:p>-3,307647</text:p>
          </table:table-cell>
          <table:table-cell table:number-columns-repeated="1019"/>
        </table:table-row>
        <table:table-row table:style-name="ro1">
          <table:table-cell office:value-type="float" office:value="1690.786011">
            <text:p>1690,786011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219802">
            <text:p>0,219802</text:p>
          </table:table-cell>
          <table:table-cell office:value-type="float" office:value="-3.307647">
            <text:p>-3,307647</text:p>
          </table:table-cell>
          <table:table-cell table:number-columns-repeated="1019"/>
        </table:table-row>
        <table:table-row table:style-name="ro1">
          <table:table-cell office:value-type="float" office:value="1690.786011">
            <text:p>1690,786011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19802">
            <text:p>0,219802</text:p>
          </table:table-cell>
          <table:table-cell office:value-type="float" office:value="-3.327059">
            <text:p>-3,327059</text:p>
          </table:table-cell>
          <table:table-cell table:number-columns-repeated="1019"/>
        </table:table-row>
        <table:table-row table:style-name="ro1">
          <table:table-cell office:value-type="float" office:value="1690.786011">
            <text:p>1690,786011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219802">
            <text:p>0,219802</text:p>
          </table:table-cell>
          <table:table-cell office:value-type="float" office:value="-3.327059">
            <text:p>-3,327059</text:p>
          </table:table-cell>
          <table:table-cell table:number-columns-repeated="1019"/>
        </table:table-row>
        <table:table-row table:style-name="ro1">
          <table:table-cell office:value-type="float" office:value="1709.999512">
            <text:p>1709,99951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223">
            <text:p>0,2223</text:p>
          </table:table-cell>
          <table:table-cell office:value-type="float" office:value="-3.346176">
            <text:p>-3,346176</text:p>
          </table:table-cell>
          <table:table-cell table:number-columns-repeated="1019"/>
        </table:table-row>
        <table:table-row table:style-name="ro1">
          <table:table-cell office:value-type="float" office:value="1709.999512">
            <text:p>1709,99951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223">
            <text:p>0,2223</text:p>
          </table:table-cell>
          <table:table-cell office:value-type="float" office:value="-3.346176">
            <text:p>-3,346176</text:p>
          </table:table-cell>
          <table:table-cell table:number-columns-repeated="1019"/>
        </table:table-row>
        <table:table-row table:style-name="ro1">
          <table:table-cell office:value-type="float" office:value="1705.196045">
            <text:p>1705,196045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221675">
            <text:p>0,221675</text:p>
          </table:table-cell>
          <table:table-cell office:value-type="float" office:value="-3.366176">
            <text:p>-3,366176</text:p>
          </table:table-cell>
          <table:table-cell table:number-columns-repeated="1019"/>
        </table:table-row>
        <table:table-row table:style-name="ro1">
          <table:table-cell office:value-type="float" office:value="1705.196045">
            <text:p>1705,19604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21675">
            <text:p>0,221675</text:p>
          </table:table-cell>
          <table:table-cell office:value-type="float" office:value="-3.366176">
            <text:p>-3,366176</text:p>
          </table:table-cell>
          <table:table-cell table:number-columns-repeated="1019"/>
        </table:table-row>
        <table:table-row table:style-name="ro1">
          <table:table-cell office:value-type="float" office:value="1729.212891">
            <text:p>1729,212891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24798">
            <text:p>0,224798</text:p>
          </table:table-cell>
          <table:table-cell office:value-type="float" office:value="-3.385882">
            <text:p>-3,385882</text:p>
          </table:table-cell>
          <table:table-cell table:number-columns-repeated="1019"/>
        </table:table-row>
        <table:table-row table:style-name="ro1">
          <table:table-cell office:value-type="float" office:value="1729.212891">
            <text:p>1729,212891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224798">
            <text:p>0,224798</text:p>
          </table:table-cell>
          <table:table-cell office:value-type="float" office:value="-3.385882">
            <text:p>-3,385882</text:p>
          </table:table-cell>
          <table:table-cell table:number-columns-repeated="1019"/>
        </table:table-row>
        <table:table-row table:style-name="ro1">
          <table:table-cell office:value-type="float" office:value="1729.212891">
            <text:p>1729,21289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224798">
            <text:p>0,224798</text:p>
          </table:table-cell>
          <table:table-cell office:value-type="float" office:value="-3.405882">
            <text:p>-3,405882</text:p>
          </table:table-cell>
          <table:table-cell table:number-columns-repeated="1019"/>
        </table:table-row>
        <table:table-row table:style-name="ro1">
          <table:table-cell office:value-type="float" office:value="1729.212891">
            <text:p>1729,212891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24798">
            <text:p>0,224798</text:p>
          </table:table-cell>
          <table:table-cell office:value-type="float" office:value="-3.405882">
            <text:p>-3,405882</text:p>
          </table:table-cell>
          <table:table-cell table:number-columns-repeated="1019"/>
        </table:table-row>
        <table:table-row table:style-name="ro1">
          <table:table-cell office:value-type="float" office:value="1748.426392">
            <text:p>1748,42639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27295">
            <text:p>0,227295</text:p>
          </table:table-cell>
          <table:table-cell office:value-type="float" office:value="-3.424412">
            <text:p>-3,424412</text:p>
          </table:table-cell>
          <table:table-cell table:number-columns-repeated="1019"/>
        </table:table-row>
        <table:table-row table:style-name="ro1">
          <table:table-cell office:value-type="float" office:value="1748.426392">
            <text:p>1748,42639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27295">
            <text:p>0,227295</text:p>
          </table:table-cell>
          <table:table-cell office:value-type="float" office:value="-3.443529">
            <text:p>-3,443529</text:p>
          </table:table-cell>
          <table:table-cell table:number-columns-repeated="1019"/>
        </table:table-row>
        <table:table-row table:style-name="ro1">
          <table:table-cell office:value-type="float" office:value="1753.229736">
            <text:p>1753,229736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22792">
            <text:p>0,22792</text:p>
          </table:table-cell>
          <table:table-cell office:value-type="float" office:value="-3.443529">
            <text:p>-3,443529</text:p>
          </table:table-cell>
          <table:table-cell table:number-columns-repeated="1019"/>
        </table:table-row>
        <table:table-row table:style-name="ro1">
          <table:table-cell office:value-type="float" office:value="1753.229736">
            <text:p>1753,22973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2792">
            <text:p>0,22792</text:p>
          </table:table-cell>
          <table:table-cell office:value-type="float" office:value="-3.462941">
            <text:p>-3,462941</text:p>
          </table:table-cell>
          <table:table-cell table:number-columns-repeated="1019"/>
        </table:table-row>
        <table:table-row table:style-name="ro1">
          <table:table-cell office:value-type="float" office:value="1767.639893">
            <text:p>1767,639893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229793">
            <text:p>0,229793</text:p>
          </table:table-cell>
          <table:table-cell office:value-type="float" office:value="-3.462941">
            <text:p>-3,462941</text:p>
          </table:table-cell>
          <table:table-cell table:number-columns-repeated="1019"/>
        </table:table-row>
        <table:table-row table:style-name="ro1">
          <table:table-cell office:value-type="float" office:value="1772.443237">
            <text:p>1772,44323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230418">
            <text:p>0,230418</text:p>
          </table:table-cell>
          <table:table-cell office:value-type="float" office:value="-3.481471">
            <text:p>-3,481471</text:p>
          </table:table-cell>
          <table:table-cell table:number-columns-repeated="1019"/>
        </table:table-row>
        <table:table-row table:style-name="ro1">
          <table:table-cell office:value-type="float" office:value="1772.443237">
            <text:p>1772,443237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30418">
            <text:p>0,230418</text:p>
          </table:table-cell>
          <table:table-cell office:value-type="float" office:value="-3.481471">
            <text:p>-3,481471</text:p>
          </table:table-cell>
          <table:table-cell table:number-columns-repeated="1019"/>
        </table:table-row>
        <table:table-row table:style-name="ro1">
          <table:table-cell office:value-type="float" office:value="1772.443237">
            <text:p>1772,44323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30418">
            <text:p>0,230418</text:p>
          </table:table-cell>
          <table:table-cell office:value-type="float" office:value="-3.500588">
            <text:p>-3,500588</text:p>
          </table:table-cell>
          <table:table-cell table:number-columns-repeated="1019"/>
        </table:table-row>
        <table:table-row table:style-name="ro1">
          <table:table-cell office:value-type="float" office:value="1772.443237">
            <text:p>1772,443237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30418">
            <text:p>0,230418</text:p>
          </table:table-cell>
          <table:table-cell office:value-type="float" office:value="-3.500588">
            <text:p>-3,500588</text:p>
          </table:table-cell>
          <table:table-cell table:number-columns-repeated="1019"/>
        </table:table-row>
        <table:table-row table:style-name="ro1">
          <table:table-cell office:value-type="float" office:value="1806.066895">
            <text:p>1806,06689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34789">
            <text:p>0,234789</text:p>
          </table:table-cell>
          <table:table-cell office:value-type="float" office:value="-3.52">
            <text:p>-3,52</text:p>
          </table:table-cell>
          <table:table-cell table:number-columns-repeated="1019"/>
        </table:table-row>
        <table:table-row table:style-name="ro1">
          <table:table-cell office:value-type="float" office:value="1806.066895">
            <text:p>1806,06689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34789">
            <text:p>0,234789</text:p>
          </table:table-cell>
          <table:table-cell office:value-type="float" office:value="-3.52">
            <text:p>-3,52</text:p>
          </table:table-cell>
          <table:table-cell table:number-columns-repeated="1019"/>
        </table:table-row>
        <table:table-row table:style-name="ro1">
          <table:table-cell office:value-type="float" office:value="1801.263428">
            <text:p>1801,263428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234164">
            <text:p>0,234164</text:p>
          </table:table-cell>
          <table:table-cell office:value-type="float" office:value="-3.538824">
            <text:p>-3,538824</text:p>
          </table:table-cell>
          <table:table-cell table:number-columns-repeated="1019"/>
        </table:table-row>
        <table:table-row table:style-name="ro1">
          <table:table-cell office:value-type="float" office:value="1801.263428">
            <text:p>1801,263428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234164">
            <text:p>0,234164</text:p>
          </table:table-cell>
          <table:table-cell office:value-type="float" office:value="-3.538824">
            <text:p>-3,538824</text:p>
          </table:table-cell>
          <table:table-cell table:number-columns-repeated="1019"/>
        </table:table-row>
        <table:table-row table:style-name="ro1">
          <table:table-cell office:value-type="float" office:value="1806.066895">
            <text:p>1806,06689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34789">
            <text:p>0,234789</text:p>
          </table:table-cell>
          <table:table-cell office:value-type="float" office:value="-3.558235">
            <text:p>-3,558235</text:p>
          </table:table-cell>
          <table:table-cell table:number-columns-repeated="1019"/>
        </table:table-row>
        <table:table-row table:style-name="ro1">
          <table:table-cell office:value-type="float" office:value="1806.066895">
            <text:p>1806,06689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34789">
            <text:p>0,234789</text:p>
          </table:table-cell>
          <table:table-cell office:value-type="float" office:value="-3.558235">
            <text:p>-3,558235</text:p>
          </table:table-cell>
          <table:table-cell table:number-columns-repeated="1019"/>
        </table:table-row>
        <table:table-row table:style-name="ro1">
          <table:table-cell office:value-type="float" office:value="1810.870239">
            <text:p>1810,870239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235413">
            <text:p>0,235413</text:p>
          </table:table-cell>
          <table:table-cell office:value-type="float" office:value="-3.577647">
            <text:p>-3,577647</text:p>
          </table:table-cell>
          <table:table-cell table:number-columns-repeated="1019"/>
        </table:table-row>
        <table:table-row table:style-name="ro1">
          <table:table-cell office:value-type="float" office:value="1810.870239">
            <text:p>1810,87023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235413">
            <text:p>0,235413</text:p>
          </table:table-cell>
          <table:table-cell office:value-type="float" office:value="-3.577647">
            <text:p>-3,577647</text:p>
          </table:table-cell>
          <table:table-cell table:number-columns-repeated="1019"/>
        </table:table-row>
        <table:table-row table:style-name="ro1">
          <table:table-cell office:value-type="float" office:value="1830.08374">
            <text:p>1830,0837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237911">
            <text:p>0,237911</text:p>
          </table:table-cell>
          <table:table-cell office:value-type="float" office:value="-3.596765">
            <text:p>-3,596765</text:p>
          </table:table-cell>
          <table:table-cell table:number-columns-repeated="1019"/>
        </table:table-row>
        <table:table-row table:style-name="ro1">
          <table:table-cell office:value-type="float" office:value="1830.08374">
            <text:p>1830,08374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37911">
            <text:p>0,237911</text:p>
          </table:table-cell>
          <table:table-cell office:value-type="float" office:value="-3.596765">
            <text:p>-3,596765</text:p>
          </table:table-cell>
          <table:table-cell table:number-columns-repeated="1019"/>
        </table:table-row>
        <table:table-row table:style-name="ro1">
          <table:table-cell office:value-type="float" office:value="1839.69043">
            <text:p>1839,6904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23916">
            <text:p>0,23916</text:p>
          </table:table-cell>
          <table:table-cell office:value-type="float" office:value="-3.615882">
            <text:p>-3,615882</text:p>
          </table:table-cell>
          <table:table-cell table:number-columns-repeated="1019"/>
        </table:table-row>
        <table:table-row table:style-name="ro1">
          <table:table-cell office:value-type="float" office:value="1839.69043">
            <text:p>1839,6904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3916">
            <text:p>0,23916</text:p>
          </table:table-cell>
          <table:table-cell office:value-type="float" office:value="-3.615882">
            <text:p>-3,615882</text:p>
          </table:table-cell>
          <table:table-cell table:number-columns-repeated="1019"/>
        </table:table-row>
        <table:table-row table:style-name="ro1">
          <table:table-cell office:value-type="float" office:value="1844.493774">
            <text:p>1844,49377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39784">
            <text:p>0,239784</text:p>
          </table:table-cell>
          <table:table-cell office:value-type="float" office:value="-3.634706">
            <text:p>-3,634706</text:p>
          </table:table-cell>
          <table:table-cell table:number-columns-repeated="1019"/>
        </table:table-row>
        <table:table-row table:style-name="ro1">
          <table:table-cell office:value-type="float" office:value="1844.493774">
            <text:p>1844,493774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39784">
            <text:p>0,239784</text:p>
          </table:table-cell>
          <table:table-cell office:value-type="float" office:value="-3.634706">
            <text:p>-3,634706</text:p>
          </table:table-cell>
          <table:table-cell table:number-columns-repeated="1019"/>
        </table:table-row>
        <table:table-row table:style-name="ro1">
          <table:table-cell office:value-type="float" office:value="1873.313965">
            <text:p>1873,31396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43531">
            <text:p>0,243531</text:p>
          </table:table-cell>
          <table:table-cell office:value-type="float" office:value="-3.654118">
            <text:p>-3,654118</text:p>
          </table:table-cell>
          <table:table-cell table:number-columns-repeated="1019"/>
        </table:table-row>
        <table:table-row table:style-name="ro1">
          <table:table-cell office:value-type="float" office:value="1873.313965">
            <text:p>1873,31396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43531">
            <text:p>0,243531</text:p>
          </table:table-cell>
          <table:table-cell office:value-type="float" office:value="-3.673235">
            <text:p>-3,673235</text:p>
          </table:table-cell>
          <table:table-cell table:number-columns-repeated="1019"/>
        </table:table-row>
        <table:table-row table:style-name="ro1">
          <table:table-cell office:value-type="float" office:value="1878.117432">
            <text:p>1878,11743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44155">
            <text:p>0,244155</text:p>
          </table:table-cell>
          <table:table-cell office:value-type="float" office:value="-3.673235">
            <text:p>-3,673235</text:p>
          </table:table-cell>
          <table:table-cell table:number-columns-repeated="1019"/>
        </table:table-row>
        <table:table-row table:style-name="ro1">
          <table:table-cell office:value-type="float" office:value="1878.117432">
            <text:p>1878,11743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244155">
            <text:p>0,244155</text:p>
          </table:table-cell>
          <table:table-cell office:value-type="float" office:value="-3.691765">
            <text:p>-3,691765</text:p>
          </table:table-cell>
          <table:table-cell table:number-columns-repeated="1019"/>
        </table:table-row>
        <table:table-row table:style-name="ro1">
          <table:table-cell office:value-type="float" office:value="1887.724121">
            <text:p>1887,72412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45404">
            <text:p>0,245404</text:p>
          </table:table-cell>
          <table:table-cell office:value-type="float" office:value="-3.691765">
            <text:p>-3,691765</text:p>
          </table:table-cell>
          <table:table-cell table:number-columns-repeated="1019"/>
        </table:table-row>
        <table:table-row table:style-name="ro1">
          <table:table-cell office:value-type="float" office:value="1897.330811">
            <text:p>1897,330811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246653">
            <text:p>0,246653</text:p>
          </table:table-cell>
          <table:table-cell office:value-type="float" office:value="-3.711471">
            <text:p>-3,711471</text:p>
          </table:table-cell>
          <table:table-cell table:number-columns-repeated="1019"/>
        </table:table-row>
        <table:table-row table:style-name="ro1">
          <table:table-cell office:value-type="float" office:value="1897.330811">
            <text:p>1897,33081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46653">
            <text:p>0,246653</text:p>
          </table:table-cell>
          <table:table-cell office:value-type="float" office:value="-3.711471">
            <text:p>-3,711471</text:p>
          </table:table-cell>
          <table:table-cell table:number-columns-repeated="1019"/>
        </table:table-row>
        <table:table-row table:style-name="ro1">
          <table:table-cell office:value-type="float" office:value="1897.330811">
            <text:p>1897,330811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246653">
            <text:p>0,246653</text:p>
          </table:table-cell>
          <table:table-cell office:value-type="float" office:value="-3.730294">
            <text:p>-3,730294</text:p>
          </table:table-cell>
          <table:table-cell table:number-columns-repeated="1019"/>
        </table:table-row>
        <table:table-row table:style-name="ro1">
          <table:table-cell office:value-type="float" office:value="1897.330811">
            <text:p>1897,33081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46653">
            <text:p>0,246653</text:p>
          </table:table-cell>
          <table:table-cell office:value-type="float" office:value="-3.730294">
            <text:p>-3,730294</text:p>
          </table:table-cell>
          <table:table-cell table:number-columns-repeated="1019"/>
        </table:table-row>
        <table:table-row table:style-name="ro1">
          <table:table-cell office:value-type="float" office:value="1906.937622">
            <text:p>1906,93762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47902">
            <text:p>0,247902</text:p>
          </table:table-cell>
          <table:table-cell office:value-type="float" office:value="-3.749706">
            <text:p>-3,749706</text:p>
          </table:table-cell>
          <table:table-cell table:number-columns-repeated="1019"/>
        </table:table-row>
        <table:table-row table:style-name="ro1">
          <table:table-cell office:value-type="float" office:value="1906.937622">
            <text:p>1906,937622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247902">
            <text:p>0,247902</text:p>
          </table:table-cell>
          <table:table-cell office:value-type="float" office:value="-3.749706">
            <text:p>-3,749706</text:p>
          </table:table-cell>
          <table:table-cell table:number-columns-repeated="1019"/>
        </table:table-row>
        <table:table-row table:style-name="ro1">
          <table:table-cell office:value-type="float" office:value="1911.740967">
            <text:p>1911,740967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248526">
            <text:p>0,248526</text:p>
          </table:table-cell>
          <table:table-cell office:value-type="float" office:value="-3.768824">
            <text:p>-3,768824</text:p>
          </table:table-cell>
          <table:table-cell table:number-columns-repeated="1019"/>
        </table:table-row>
        <table:table-row table:style-name="ro1">
          <table:table-cell office:value-type="float" office:value="1911.740967">
            <text:p>1911,74096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48526">
            <text:p>0,248526</text:p>
          </table:table-cell>
          <table:table-cell office:value-type="float" office:value="-3.768824">
            <text:p>-3,768824</text:p>
          </table:table-cell>
          <table:table-cell table:number-columns-repeated="1019"/>
        </table:table-row>
        <table:table-row table:style-name="ro1">
          <table:table-cell office:value-type="float" office:value="1926.151123">
            <text:p>1926,151123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2504">
            <text:p>0,2504</text:p>
          </table:table-cell>
          <table:table-cell office:value-type="float" office:value="-3.788235">
            <text:p>-3,788235</text:p>
          </table:table-cell>
          <table:table-cell table:number-columns-repeated="1019"/>
        </table:table-row>
        <table:table-row table:style-name="ro1">
          <table:table-cell office:value-type="float" office:value="1926.151123">
            <text:p>1926,15112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2504">
            <text:p>0,2504</text:p>
          </table:table-cell>
          <table:table-cell office:value-type="float" office:value="-3.788235">
            <text:p>-3,788235</text:p>
          </table:table-cell>
          <table:table-cell table:number-columns-repeated="1019"/>
        </table:table-row>
        <table:table-row table:style-name="ro1">
          <table:table-cell office:value-type="float" office:value="1926.151123">
            <text:p>1926,151123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2504">
            <text:p>0,2504</text:p>
          </table:table-cell>
          <table:table-cell office:value-type="float" office:value="-3.806765">
            <text:p>-3,806765</text:p>
          </table:table-cell>
          <table:table-cell table:number-columns-repeated="1019"/>
        </table:table-row>
        <table:table-row table:style-name="ro1">
          <table:table-cell office:value-type="float" office:value="1926.151123">
            <text:p>1926,151123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2504">
            <text:p>0,2504</text:p>
          </table:table-cell>
          <table:table-cell office:value-type="float" office:value="-3.806765">
            <text:p>-3,806765</text:p>
          </table:table-cell>
          <table:table-cell table:number-columns-repeated="1019"/>
        </table:table-row>
        <table:table-row table:style-name="ro1">
          <table:table-cell office:value-type="float" office:value="1954.971313">
            <text:p>1954,97131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54146">
            <text:p>0,254146</text:p>
          </table:table-cell>
          <table:table-cell office:value-type="float" office:value="-3.826176">
            <text:p>-3,826176</text:p>
          </table:table-cell>
          <table:table-cell table:number-columns-repeated="1019"/>
        </table:table-row>
        <table:table-row table:style-name="ro1">
          <table:table-cell office:value-type="float" office:value="1954.971313">
            <text:p>1954,97131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54146">
            <text:p>0,254146</text:p>
          </table:table-cell>
          <table:table-cell office:value-type="float" office:value="-3.826176">
            <text:p>-3,826176</text:p>
          </table:table-cell>
          <table:table-cell table:number-columns-repeated="1019"/>
        </table:table-row>
        <table:table-row table:style-name="ro1">
          <table:table-cell office:value-type="float" office:value="1959.774658">
            <text:p>1959,774658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254771">
            <text:p>0,254771</text:p>
          </table:table-cell>
          <table:table-cell office:value-type="float" office:value="-3.845">
            <text:p>-3,845</text:p>
          </table:table-cell>
          <table:table-cell table:number-columns-repeated="1019"/>
        </table:table-row>
        <table:table-row table:style-name="ro1">
          <table:table-cell office:value-type="float" office:value="1959.774658">
            <text:p>1959,774658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54771">
            <text:p>0,254771</text:p>
          </table:table-cell>
          <table:table-cell office:value-type="float" office:value="-3.845">
            <text:p>-3,845</text:p>
          </table:table-cell>
          <table:table-cell table:number-columns-repeated="1019"/>
        </table:table-row>
        <table:table-row table:style-name="ro1">
          <table:table-cell office:value-type="float" office:value="1959.774658">
            <text:p>1959,774658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54771">
            <text:p>0,254771</text:p>
          </table:table-cell>
          <table:table-cell office:value-type="float" office:value="-3.865294">
            <text:p>-3,865294</text:p>
          </table:table-cell>
          <table:table-cell table:number-columns-repeated="1019"/>
        </table:table-row>
        <table:table-row table:style-name="ro1">
          <table:table-cell office:value-type="float" office:value="1959.774658">
            <text:p>1959,77465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254771">
            <text:p>0,254771</text:p>
          </table:table-cell>
          <table:table-cell office:value-type="float" office:value="-3.865294">
            <text:p>-3,865294</text:p>
          </table:table-cell>
          <table:table-cell table:number-columns-repeated="1019"/>
        </table:table-row>
        <table:table-row table:style-name="ro1">
          <table:table-cell office:value-type="float" office:value="1988.594849">
            <text:p>1988,59484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258517">
            <text:p>0,258517</text:p>
          </table:table-cell>
          <table:table-cell office:value-type="float" office:value="-3.883529">
            <text:p>-3,883529</text:p>
          </table:table-cell>
          <table:table-cell table:number-columns-repeated="1019"/>
        </table:table-row>
        <table:table-row table:style-name="ro1">
          <table:table-cell office:value-type="float" office:value="1988.594849">
            <text:p>1988,594849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258517">
            <text:p>0,258517</text:p>
          </table:table-cell>
          <table:table-cell office:value-type="float" office:value="-3.902941">
            <text:p>-3,902941</text:p>
          </table:table-cell>
          <table:table-cell table:number-columns-repeated="1019"/>
        </table:table-row>
        <table:table-row table:style-name="ro1">
          <table:table-cell office:value-type="float" office:value="1988.594849">
            <text:p>1988,594849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58517">
            <text:p>0,258517</text:p>
          </table:table-cell>
          <table:table-cell office:value-type="float" office:value="-3.902941">
            <text:p>-3,902941</text:p>
          </table:table-cell>
          <table:table-cell table:number-columns-repeated="1019"/>
        </table:table-row>
        <table:table-row table:style-name="ro1">
          <table:table-cell office:value-type="float" office:value="1988.594849">
            <text:p>1988,594849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258517">
            <text:p>0,258517</text:p>
          </table:table-cell>
          <table:table-cell office:value-type="float" office:value="-3.922059">
            <text:p>-3,922059</text:p>
          </table:table-cell>
          <table:table-cell table:number-columns-repeated="1019"/>
        </table:table-row>
        <table:table-row table:style-name="ro1">
          <table:table-cell office:value-type="float" office:value="2003.005005">
            <text:p>2003,00500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60391">
            <text:p>0,260391</text:p>
          </table:table-cell>
          <table:table-cell office:value-type="float" office:value="-3.922059">
            <text:p>-3,922059</text:p>
          </table:table-cell>
          <table:table-cell table:number-columns-repeated="1019"/>
        </table:table-row>
        <table:table-row table:style-name="ro1">
          <table:table-cell office:value-type="float" office:value="2007.80835">
            <text:p>2007,8083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61015">
            <text:p>0,261015</text:p>
          </table:table-cell>
          <table:table-cell office:value-type="float" office:value="-3.940882">
            <text:p>-3,940882</text:p>
          </table:table-cell>
          <table:table-cell table:number-columns-repeated="1019"/>
        </table:table-row>
        <table:table-row table:style-name="ro1">
          <table:table-cell office:value-type="float" office:value="2007.80835">
            <text:p>2007,8083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61015">
            <text:p>0,261015</text:p>
          </table:table-cell>
          <table:table-cell office:value-type="float" office:value="-3.940882">
            <text:p>-3,940882</text:p>
          </table:table-cell>
          <table:table-cell table:number-columns-repeated="1019"/>
        </table:table-row>
        <table:table-row table:style-name="ro1">
          <table:table-cell office:value-type="float" office:value="2027.021851">
            <text:p>2027,02185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63513">
            <text:p>0,263513</text:p>
          </table:table-cell>
          <table:table-cell office:value-type="float" office:value="-3.960882">
            <text:p>-3,960882</text:p>
          </table:table-cell>
          <table:table-cell table:number-columns-repeated="1019"/>
        </table:table-row>
        <table:table-row table:style-name="ro1">
          <table:table-cell office:value-type="float" office:value="2027.021851">
            <text:p>2027,021851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263513">
            <text:p>0,263513</text:p>
          </table:table-cell>
          <table:table-cell office:value-type="float" office:value="-3.960882">
            <text:p>-3,960882</text:p>
          </table:table-cell>
          <table:table-cell table:number-columns-repeated="1019"/>
        </table:table-row>
        <table:table-row table:style-name="ro1">
          <table:table-cell office:value-type="float" office:value="2022.218506">
            <text:p>2022,21850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262888">
            <text:p>0,262888</text:p>
          </table:table-cell>
          <table:table-cell office:value-type="float" office:value="-3.98">
            <text:p>-3,98</text:p>
          </table:table-cell>
          <table:table-cell table:number-columns-repeated="1019"/>
        </table:table-row>
        <table:table-row table:style-name="ro1">
          <table:table-cell office:value-type="float" office:value="2022.218506">
            <text:p>2022,21850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62888">
            <text:p>0,262888</text:p>
          </table:table-cell>
          <table:table-cell office:value-type="float" office:value="-3.98">
            <text:p>-3,98</text:p>
          </table:table-cell>
          <table:table-cell table:number-columns-repeated="1019"/>
        </table:table-row>
        <table:table-row table:style-name="ro1">
          <table:table-cell office:value-type="float" office:value="2031.825195">
            <text:p>2031,825195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264137">
            <text:p>0,264137</text:p>
          </table:table-cell>
          <table:table-cell office:value-type="float" office:value="-3.998529">
            <text:p>-3,998529</text:p>
          </table:table-cell>
          <table:table-cell table:number-columns-repeated="1019"/>
        </table:table-row>
        <table:table-row table:style-name="ro1">
          <table:table-cell office:value-type="float" office:value="2031.825195">
            <text:p>2031,825195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64137">
            <text:p>0,264137</text:p>
          </table:table-cell>
          <table:table-cell office:value-type="float" office:value="-3.998529">
            <text:p>-3,998529</text:p>
          </table:table-cell>
          <table:table-cell table:number-columns-repeated="1019"/>
        </table:table-row>
        <table:table-row table:style-name="ro1">
          <table:table-cell office:value-type="float" office:value="2046.235352">
            <text:p>2046,23535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66011">
            <text:p>0,266011</text:p>
          </table:table-cell>
          <table:table-cell office:value-type="float" office:value="-4.017353">
            <text:p>-4,017353</text:p>
          </table:table-cell>
          <table:table-cell table:number-columns-repeated="1019"/>
        </table:table-row>
        <table:table-row table:style-name="ro1">
          <table:table-cell office:value-type="float" office:value="2046.235352">
            <text:p>2046,23535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66011">
            <text:p>0,266011</text:p>
          </table:table-cell>
          <table:table-cell office:value-type="float" office:value="-4.017353">
            <text:p>-4,017353</text:p>
          </table:table-cell>
          <table:table-cell table:number-columns-repeated="1019"/>
        </table:table-row>
        <table:table-row table:style-name="ro1">
          <table:table-cell office:value-type="float" office:value="2060.645508">
            <text:p>2060,64550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67884">
            <text:p>0,267884</text:p>
          </table:table-cell>
          <table:table-cell office:value-type="float" office:value="-4.03647">
            <text:p>-4,03647</text:p>
          </table:table-cell>
          <table:table-cell table:number-columns-repeated="1019"/>
        </table:table-row>
        <table:table-row table:style-name="ro1">
          <table:table-cell office:value-type="float" office:value="2060.645508">
            <text:p>2060,64550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67884">
            <text:p>0,267884</text:p>
          </table:table-cell>
          <table:table-cell office:value-type="float" office:value="-4.03647">
            <text:p>-4,03647</text:p>
          </table:table-cell>
          <table:table-cell table:number-columns-repeated="1019"/>
        </table:table-row>
        <table:table-row table:style-name="ro1">
          <table:table-cell office:value-type="float" office:value="2065.44873">
            <text:p>2065,4487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68508">
            <text:p>0,268508</text:p>
          </table:table-cell>
          <table:table-cell office:value-type="float" office:value="-4.055882">
            <text:p>-4,055882</text:p>
          </table:table-cell>
          <table:table-cell table:number-columns-repeated="1019"/>
        </table:table-row>
        <table:table-row table:style-name="ro1">
          <table:table-cell office:value-type="float" office:value="2065.44873">
            <text:p>2065,44873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268508">
            <text:p>0,268508</text:p>
          </table:table-cell>
          <table:table-cell office:value-type="float" office:value="-4.055882">
            <text:p>-4,055882</text:p>
          </table:table-cell>
          <table:table-cell table:number-columns-repeated="1019"/>
        </table:table-row>
        <table:table-row table:style-name="ro1">
          <table:table-cell office:value-type="float" office:value="2079.858887">
            <text:p>2079,85888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70382">
            <text:p>0,270382</text:p>
          </table:table-cell>
          <table:table-cell office:value-type="float" office:value="-4.075588">
            <text:p>-4,075588</text:p>
          </table:table-cell>
          <table:table-cell table:number-columns-repeated="1019"/>
        </table:table-row>
        <table:table-row table:style-name="ro1">
          <table:table-cell office:value-type="float" office:value="2079.858887">
            <text:p>2079,858887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270382">
            <text:p>0,270382</text:p>
          </table:table-cell>
          <table:table-cell office:value-type="float" office:value="-4.075588">
            <text:p>-4,075588</text:p>
          </table:table-cell>
          <table:table-cell table:number-columns-repeated="1019"/>
        </table:table-row>
        <table:table-row table:style-name="ro1">
          <table:table-cell office:value-type="float" office:value="2089.465576">
            <text:p>2089,46557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71631">
            <text:p>0,271631</text:p>
          </table:table-cell>
          <table:table-cell office:value-type="float" office:value="-4.095588">
            <text:p>-4,095588</text:p>
          </table:table-cell>
          <table:table-cell table:number-columns-repeated="1019"/>
        </table:table-row>
        <table:table-row table:style-name="ro1">
          <table:table-cell office:value-type="float" office:value="2089.465576">
            <text:p>2089,465576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271631">
            <text:p>0,271631</text:p>
          </table:table-cell>
          <table:table-cell office:value-type="float" office:value="-4.095588">
            <text:p>-4,095588</text:p>
          </table:table-cell>
          <table:table-cell table:number-columns-repeated="1019"/>
        </table:table-row>
        <table:table-row table:style-name="ro1">
          <table:table-cell office:value-type="float" office:value="2094.269043">
            <text:p>2094,26904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72255">
            <text:p>0,272255</text:p>
          </table:table-cell>
          <table:table-cell office:value-type="float" office:value="-4.115294">
            <text:p>-4,115294</text:p>
          </table:table-cell>
          <table:table-cell table:number-columns-repeated="1019"/>
        </table:table-row>
        <table:table-row table:style-name="ro1">
          <table:table-cell office:value-type="float" office:value="2094.269043">
            <text:p>2094,26904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72255">
            <text:p>0,272255</text:p>
          </table:table-cell>
          <table:table-cell office:value-type="float" office:value="-4.115294">
            <text:p>-4,115294</text:p>
          </table:table-cell>
          <table:table-cell table:number-columns-repeated="1019"/>
        </table:table-row>
        <table:table-row table:style-name="ro1">
          <table:table-cell office:value-type="float" office:value="2103.875732">
            <text:p>2103,875732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273504">
            <text:p>0,273504</text:p>
          </table:table-cell>
          <table:table-cell office:value-type="float" office:value="-4.135294">
            <text:p>-4,135294</text:p>
          </table:table-cell>
          <table:table-cell table:number-columns-repeated="1019"/>
        </table:table-row>
        <table:table-row table:style-name="ro1">
          <table:table-cell office:value-type="float" office:value="2103.875732">
            <text:p>2103,875732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273504">
            <text:p>0,273504</text:p>
          </table:table-cell>
          <table:table-cell office:value-type="float" office:value="-4.135294">
            <text:p>-4,135294</text:p>
          </table:table-cell>
          <table:table-cell table:number-columns-repeated="1019"/>
        </table:table-row>
        <table:table-row table:style-name="ro1">
          <table:table-cell office:value-type="float" office:value="2103.875732">
            <text:p>2103,875732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273504">
            <text:p>0,273504</text:p>
          </table:table-cell>
          <table:table-cell office:value-type="float" office:value="-4.155588">
            <text:p>-4,155588</text:p>
          </table:table-cell>
          <table:table-cell table:number-columns-repeated="1019"/>
        </table:table-row>
        <table:table-row table:style-name="ro1">
          <table:table-cell office:value-type="float" office:value="2103.875732">
            <text:p>2103,875732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273504">
            <text:p>0,273504</text:p>
          </table:table-cell>
          <table:table-cell office:value-type="float" office:value="-4.155588">
            <text:p>-4,155588</text:p>
          </table:table-cell>
          <table:table-cell table:number-columns-repeated="1019"/>
        </table:table-row>
        <table:table-row table:style-name="ro1">
          <table:table-cell office:value-type="float" office:value="2118.285889">
            <text:p>2118,285889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275377">
            <text:p>0,275377</text:p>
          </table:table-cell>
          <table:table-cell office:value-type="float" office:value="-4.175294">
            <text:p>-4,175294</text:p>
          </table:table-cell>
          <table:table-cell table:number-columns-repeated="1019"/>
        </table:table-row>
        <table:table-row table:style-name="ro1">
          <table:table-cell office:value-type="float" office:value="2118.285889">
            <text:p>2118,285889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275377">
            <text:p>0,275377</text:p>
          </table:table-cell>
          <table:table-cell office:value-type="float" office:value="-4.175294">
            <text:p>-4,175294</text:p>
          </table:table-cell>
          <table:table-cell table:number-columns-repeated="1019"/>
        </table:table-row>
        <table:table-row table:style-name="ro1">
          <table:table-cell office:value-type="float" office:value="2142.302734">
            <text:p>2142,302734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278499">
            <text:p>0,278499</text:p>
          </table:table-cell>
          <table:table-cell office:value-type="float" office:value="-4.194118">
            <text:p>-4,194118</text:p>
          </table:table-cell>
          <table:table-cell table:number-columns-repeated="1019"/>
        </table:table-row>
        <table:table-row table:style-name="ro1">
          <table:table-cell office:value-type="float" office:value="2142.302734">
            <text:p>2142,30273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78499">
            <text:p>0,278499</text:p>
          </table:table-cell>
          <table:table-cell office:value-type="float" office:value="-4.194118">
            <text:p>-4,194118</text:p>
          </table:table-cell>
          <table:table-cell table:number-columns-repeated="1019"/>
        </table:table-row>
        <table:table-row table:style-name="ro1">
          <table:table-cell office:value-type="float" office:value="2147.105957">
            <text:p>2147,10595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79124">
            <text:p>0,279124</text:p>
          </table:table-cell>
          <table:table-cell office:value-type="float" office:value="-4.21353">
            <text:p>-4,21353</text:p>
          </table:table-cell>
          <table:table-cell table:number-columns-repeated="1019"/>
        </table:table-row>
        <table:table-row table:style-name="ro1">
          <table:table-cell office:value-type="float" office:value="2147.105957">
            <text:p>2147,10595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79124">
            <text:p>0,279124</text:p>
          </table:table-cell>
          <table:table-cell office:value-type="float" office:value="-4.232941">
            <text:p>-4,232941</text:p>
          </table:table-cell>
          <table:table-cell table:number-columns-repeated="1019"/>
        </table:table-row>
        <table:table-row table:style-name="ro1">
          <table:table-cell office:value-type="float" office:value="2171.122803">
            <text:p>2171,12280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82246">
            <text:p>0,282246</text:p>
          </table:table-cell>
          <table:table-cell office:value-type="float" office:value="-4.232941">
            <text:p>-4,232941</text:p>
          </table:table-cell>
          <table:table-cell table:number-columns-repeated="1019"/>
        </table:table-row>
        <table:table-row table:style-name="ro1">
          <table:table-cell office:value-type="float" office:value="2171.122803">
            <text:p>2171,122803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82246">
            <text:p>0,282246</text:p>
          </table:table-cell>
          <table:table-cell office:value-type="float" office:value="-4.252059">
            <text:p>-4,252059</text:p>
          </table:table-cell>
          <table:table-cell table:number-columns-repeated="1019"/>
        </table:table-row>
        <table:table-row table:style-name="ro1">
          <table:table-cell office:value-type="float" office:value="2156.712891">
            <text:p>2156,712891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80373">
            <text:p>0,280373</text:p>
          </table:table-cell>
          <table:table-cell office:value-type="float" office:value="-4.252059">
            <text:p>-4,252059</text:p>
          </table:table-cell>
          <table:table-cell table:number-columns-repeated="1019"/>
        </table:table-row>
        <table:table-row table:style-name="ro1">
          <table:table-cell office:value-type="float" office:value="2156.712891">
            <text:p>2156,71289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280373">
            <text:p>0,280373</text:p>
          </table:table-cell>
          <table:table-cell office:value-type="float" office:value="-4.270882">
            <text:p>-4,270882</text:p>
          </table:table-cell>
          <table:table-cell table:number-columns-repeated="1019"/>
        </table:table-row>
        <table:table-row table:style-name="ro1">
          <table:table-cell office:value-type="float" office:value="2171.122803">
            <text:p>2171,122803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282246">
            <text:p>0,282246</text:p>
          </table:table-cell>
          <table:table-cell office:value-type="float" office:value="-4.270882">
            <text:p>-4,270882</text:p>
          </table:table-cell>
          <table:table-cell table:number-columns-repeated="1019"/>
        </table:table-row>
        <table:table-row table:style-name="ro1">
          <table:table-cell office:value-type="float" office:value="2180.729736">
            <text:p>2180,729736</text:p>
          </table:table-cell>
          <table:table-cell office:value-type="float" office:value="-0.00326">
            <text:p>-0,00326</text:p>
          </table:table-cell>
          <table:table-cell office:value-type="float" office:value="-0.003223">
            <text:p>-0,003223</text:p>
          </table:table-cell>
          <table:table-cell office:value-type="float" office:value="0.283495">
            <text:p>0,283495</text:p>
          </table:table-cell>
          <table:table-cell office:value-type="float" office:value="-4.290588">
            <text:p>-4,290588</text:p>
          </table:table-cell>
          <table:table-cell table:number-columns-repeated="1019"/>
        </table:table-row>
        <table:table-row table:style-name="ro1">
          <table:table-cell office:value-type="float" office:value="2180.729736">
            <text:p>2180,729736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83495">
            <text:p>0,283495</text:p>
          </table:table-cell>
          <table:table-cell office:value-type="float" office:value="-4.290588">
            <text:p>-4,290588</text:p>
          </table:table-cell>
          <table:table-cell table:number-columns-repeated="1019"/>
        </table:table-row>
        <table:table-row table:style-name="ro1">
          <table:table-cell office:value-type="float" office:value="2195.139648">
            <text:p>2195,139648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0.285368">
            <text:p>0,285368</text:p>
          </table:table-cell>
          <table:table-cell office:value-type="float" office:value="-4.309706">
            <text:p>-4,309706</text:p>
          </table:table-cell>
          <table:table-cell table:number-columns-repeated="1019"/>
        </table:table-row>
        <table:table-row table:style-name="ro1">
          <table:table-cell office:value-type="float" office:value="2195.139648">
            <text:p>2195,13964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85368">
            <text:p>0,285368</text:p>
          </table:table-cell>
          <table:table-cell office:value-type="float" office:value="-4.309706">
            <text:p>-4,309706</text:p>
          </table:table-cell>
          <table:table-cell table:number-columns-repeated="1019"/>
        </table:table-row>
        <table:table-row table:style-name="ro1">
          <table:table-cell office:value-type="float" office:value="2199.943115">
            <text:p>2199,943115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285993">
            <text:p>0,285993</text:p>
          </table:table-cell>
          <table:table-cell office:value-type="float" office:value="-4.328824">
            <text:p>-4,328824</text:p>
          </table:table-cell>
          <table:table-cell table:number-columns-repeated="1019"/>
        </table:table-row>
        <table:table-row table:style-name="ro1">
          <table:table-cell office:value-type="float" office:value="2199.943115">
            <text:p>2199,94311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85993">
            <text:p>0,285993</text:p>
          </table:table-cell>
          <table:table-cell office:value-type="float" office:value="-4.328824">
            <text:p>-4,328824</text:p>
          </table:table-cell>
          <table:table-cell table:number-columns-repeated="1019"/>
        </table:table-row>
        <table:table-row table:style-name="ro1">
          <table:table-cell office:value-type="float" office:value="2199.943115">
            <text:p>2199,943115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85993">
            <text:p>0,285993</text:p>
          </table:table-cell>
          <table:table-cell office:value-type="float" office:value="-4.347353">
            <text:p>-4,347353</text:p>
          </table:table-cell>
          <table:table-cell table:number-columns-repeated="1019"/>
        </table:table-row>
        <table:table-row table:style-name="ro1">
          <table:table-cell office:value-type="float" office:value="2199.943115">
            <text:p>2199,94311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85993">
            <text:p>0,285993</text:p>
          </table:table-cell>
          <table:table-cell office:value-type="float" office:value="-4.347353">
            <text:p>-4,347353</text:p>
          </table:table-cell>
          <table:table-cell table:number-columns-repeated="1019"/>
        </table:table-row>
        <table:table-row table:style-name="ro1">
          <table:table-cell office:value-type="float" office:value="2204.746582">
            <text:p>2204,746582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286617">
            <text:p>0,286617</text:p>
          </table:table-cell>
          <table:table-cell office:value-type="float" office:value="-4.366765">
            <text:p>-4,366765</text:p>
          </table:table-cell>
          <table:table-cell table:number-columns-repeated="1019"/>
        </table:table-row>
        <table:table-row table:style-name="ro1">
          <table:table-cell office:value-type="float" office:value="2204.746582">
            <text:p>2204,74658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286617">
            <text:p>0,286617</text:p>
          </table:table-cell>
          <table:table-cell office:value-type="float" office:value="-4.366765">
            <text:p>-4,366765</text:p>
          </table:table-cell>
          <table:table-cell table:number-columns-repeated="1019"/>
        </table:table-row>
        <table:table-row table:style-name="ro1">
          <table:table-cell office:value-type="float" office:value="2214.353271">
            <text:p>2214,353271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87866">
            <text:p>0,287866</text:p>
          </table:table-cell>
          <table:table-cell office:value-type="float" office:value="-4.386177">
            <text:p>-4,386177</text:p>
          </table:table-cell>
          <table:table-cell table:number-columns-repeated="1019"/>
        </table:table-row>
        <table:table-row table:style-name="ro1">
          <table:table-cell office:value-type="float" office:value="2214.353271">
            <text:p>2214,35327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87866">
            <text:p>0,287866</text:p>
          </table:table-cell>
          <table:table-cell office:value-type="float" office:value="-4.386177">
            <text:p>-4,386177</text:p>
          </table:table-cell>
          <table:table-cell table:number-columns-repeated="1019"/>
        </table:table-row>
        <table:table-row table:style-name="ro1">
          <table:table-cell office:value-type="float" office:value="2238.370117">
            <text:p>2238,37011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290988">
            <text:p>0,290988</text:p>
          </table:table-cell>
          <table:table-cell office:value-type="float" office:value="-4.405294">
            <text:p>-4,405294</text:p>
          </table:table-cell>
          <table:table-cell table:number-columns-repeated="1019"/>
        </table:table-row>
        <table:table-row table:style-name="ro1">
          <table:table-cell office:value-type="float" office:value="2238.370117">
            <text:p>2238,37011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90988">
            <text:p>0,290988</text:p>
          </table:table-cell>
          <table:table-cell office:value-type="float" office:value="-4.405294">
            <text:p>-4,405294</text:p>
          </table:table-cell>
          <table:table-cell table:number-columns-repeated="1019"/>
        </table:table-row>
        <table:table-row table:style-name="ro1">
          <table:table-cell office:value-type="float" office:value="2243.17334">
            <text:p>2243,1733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91613">
            <text:p>0,291613</text:p>
          </table:table-cell>
          <table:table-cell office:value-type="float" office:value="-4.425588">
            <text:p>-4,425588</text:p>
          </table:table-cell>
          <table:table-cell table:number-columns-repeated="1019"/>
        </table:table-row>
        <table:table-row table:style-name="ro1">
          <table:table-cell office:value-type="float" office:value="2243.17334">
            <text:p>2243,17334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91613">
            <text:p>0,291613</text:p>
          </table:table-cell>
          <table:table-cell office:value-type="float" office:value="-4.425588">
            <text:p>-4,425588</text:p>
          </table:table-cell>
          <table:table-cell table:number-columns-repeated="1019"/>
        </table:table-row>
        <table:table-row table:style-name="ro1">
          <table:table-cell office:value-type="float" office:value="2247.976807">
            <text:p>2247,97680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92237">
            <text:p>0,292237</text:p>
          </table:table-cell>
          <table:table-cell office:value-type="float" office:value="-4.444118">
            <text:p>-4,444118</text:p>
          </table:table-cell>
          <table:table-cell table:number-columns-repeated="1019"/>
        </table:table-row>
        <table:table-row table:style-name="ro1">
          <table:table-cell office:value-type="float" office:value="2247.976807">
            <text:p>2247,976807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292237">
            <text:p>0,292237</text:p>
          </table:table-cell>
          <table:table-cell office:value-type="float" office:value="-4.444118">
            <text:p>-4,444118</text:p>
          </table:table-cell>
          <table:table-cell table:number-columns-repeated="1019"/>
        </table:table-row>
        <table:table-row table:style-name="ro1">
          <table:table-cell office:value-type="float" office:value="2257.583496">
            <text:p>2257,583496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293486">
            <text:p>0,293486</text:p>
          </table:table-cell>
          <table:table-cell office:value-type="float" office:value="-4.463235">
            <text:p>-4,463235</text:p>
          </table:table-cell>
          <table:table-cell table:number-columns-repeated="1019"/>
        </table:table-row>
        <table:table-row table:style-name="ro1">
          <table:table-cell office:value-type="float" office:value="2257.583496">
            <text:p>2257,58349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93486">
            <text:p>0,293486</text:p>
          </table:table-cell>
          <table:table-cell office:value-type="float" office:value="-4.482353">
            <text:p>-4,482353</text:p>
          </table:table-cell>
          <table:table-cell table:number-columns-repeated="1019"/>
        </table:table-row>
        <table:table-row table:style-name="ro1">
          <table:table-cell office:value-type="float" office:value="2252.780273">
            <text:p>2252,78027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92861">
            <text:p>0,292861</text:p>
          </table:table-cell>
          <table:table-cell office:value-type="float" office:value="-4.482353">
            <text:p>-4,482353</text:p>
          </table:table-cell>
          <table:table-cell table:number-columns-repeated="1019"/>
        </table:table-row>
        <table:table-row table:style-name="ro1">
          <table:table-cell office:value-type="float" office:value="2271.993652">
            <text:p>2271,99365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95359">
            <text:p>0,295359</text:p>
          </table:table-cell>
          <table:table-cell office:value-type="float" office:value="-4.500882">
            <text:p>-4,500882</text:p>
          </table:table-cell>
          <table:table-cell table:number-columns-repeated="1019"/>
        </table:table-row>
        <table:table-row table:style-name="ro1">
          <table:table-cell office:value-type="float" office:value="2271.993652">
            <text:p>2271,993652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295359">
            <text:p>0,295359</text:p>
          </table:table-cell>
          <table:table-cell office:value-type="float" office:value="-4.500882">
            <text:p>-4,500882</text:p>
          </table:table-cell>
          <table:table-cell table:number-columns-repeated="1019"/>
        </table:table-row>
        <table:table-row table:style-name="ro1">
          <table:table-cell office:value-type="float" office:value="2276.797119">
            <text:p>2276,79711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95984">
            <text:p>0,295984</text:p>
          </table:table-cell>
          <table:table-cell office:value-type="float" office:value="-4.520294">
            <text:p>-4,520294</text:p>
          </table:table-cell>
          <table:table-cell table:number-columns-repeated="1019"/>
        </table:table-row>
        <table:table-row table:style-name="ro1">
          <table:table-cell office:value-type="float" office:value="2276.797119">
            <text:p>2276,797119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295984">
            <text:p>0,295984</text:p>
          </table:table-cell>
          <table:table-cell office:value-type="float" office:value="-4.520294">
            <text:p>-4,520294</text:p>
          </table:table-cell>
          <table:table-cell table:number-columns-repeated="1019"/>
        </table:table-row>
        <table:table-row table:style-name="ro1">
          <table:table-cell office:value-type="float" office:value="2286.403809">
            <text:p>2286,403809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297232">
            <text:p>0,297232</text:p>
          </table:table-cell>
          <table:table-cell office:value-type="float" office:value="-4.539706">
            <text:p>-4,539706</text:p>
          </table:table-cell>
          <table:table-cell table:number-columns-repeated="1019"/>
        </table:table-row>
        <table:table-row table:style-name="ro1">
          <table:table-cell office:value-type="float" office:value="2286.403809">
            <text:p>2286,403809</text:p>
          </table:table-cell>
          <table:table-cell office:value-type="float" office:value="-0.003256">
            <text:p>-0,003256</text:p>
          </table:table-cell>
          <table:table-cell office:value-type="float" office:value="-0.00323">
            <text:p>-0,00323</text:p>
          </table:table-cell>
          <table:table-cell office:value-type="float" office:value="0.297232">
            <text:p>0,297232</text:p>
          </table:table-cell>
          <table:table-cell office:value-type="float" office:value="-4.539706">
            <text:p>-4,539706</text:p>
          </table:table-cell>
          <table:table-cell table:number-columns-repeated="1019"/>
        </table:table-row>
        <table:table-row table:style-name="ro1">
          <table:table-cell office:value-type="float" office:value="2296.010498">
            <text:p>2296,010498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298481">
            <text:p>0,298481</text:p>
          </table:table-cell>
          <table:table-cell office:value-type="float" office:value="-4.558529">
            <text:p>-4,558529</text:p>
          </table:table-cell>
          <table:table-cell table:number-columns-repeated="1019"/>
        </table:table-row>
        <table:table-row table:style-name="ro1">
          <table:table-cell office:value-type="float" office:value="2296.010498">
            <text:p>2296,010498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98481">
            <text:p>0,298481</text:p>
          </table:table-cell>
          <table:table-cell office:value-type="float" office:value="-4.558529">
            <text:p>-4,558529</text:p>
          </table:table-cell>
          <table:table-cell table:number-columns-repeated="1019"/>
        </table:table-row>
        <table:table-row table:style-name="ro1">
          <table:table-cell office:value-type="float" office:value="2305.617187">
            <text:p>2305,61718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9973">
            <text:p>0,29973</text:p>
          </table:table-cell>
          <table:table-cell office:value-type="float" office:value="-4.577941">
            <text:p>-4,577941</text:p>
          </table:table-cell>
          <table:table-cell table:number-columns-repeated="1019"/>
        </table:table-row>
        <table:table-row table:style-name="ro1">
          <table:table-cell office:value-type="float" office:value="2305.617187">
            <text:p>2305,617187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29973">
            <text:p>0,29973</text:p>
          </table:table-cell>
          <table:table-cell office:value-type="float" office:value="-4.577941">
            <text:p>-4,577941</text:p>
          </table:table-cell>
          <table:table-cell table:number-columns-repeated="1019"/>
        </table:table-row>
        <table:table-row table:style-name="ro1">
          <table:table-cell office:value-type="float" office:value="2305.617187">
            <text:p>2305,61718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29973">
            <text:p>0,29973</text:p>
          </table:table-cell>
          <table:table-cell office:value-type="float" office:value="-4.597059">
            <text:p>-4,597059</text:p>
          </table:table-cell>
          <table:table-cell table:number-columns-repeated="1019"/>
        </table:table-row>
        <table:table-row table:style-name="ro1">
          <table:table-cell office:value-type="float" office:value="2305.617187">
            <text:p>2305,61718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9973">
            <text:p>0,29973</text:p>
          </table:table-cell>
          <table:table-cell office:value-type="float" office:value="-4.597059">
            <text:p>-4,597059</text:p>
          </table:table-cell>
          <table:table-cell table:number-columns-repeated="1019"/>
        </table:table-row>
        <table:table-row table:style-name="ro1">
          <table:table-cell office:value-type="float" office:value="2310.420654">
            <text:p>2310,420654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300355">
            <text:p>0,300355</text:p>
          </table:table-cell>
          <table:table-cell office:value-type="float" office:value="-4.616177">
            <text:p>-4,616177</text:p>
          </table:table-cell>
          <table:table-cell table:number-columns-repeated="1019"/>
        </table:table-row>
        <table:table-row table:style-name="ro1">
          <table:table-cell office:value-type="float" office:value="2310.420654">
            <text:p>2310,42065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00355">
            <text:p>0,300355</text:p>
          </table:table-cell>
          <table:table-cell office:value-type="float" office:value="-4.616177">
            <text:p>-4,616177</text:p>
          </table:table-cell>
          <table:table-cell table:number-columns-repeated="1019"/>
        </table:table-row>
        <table:table-row table:style-name="ro1">
          <table:table-cell office:value-type="float" office:value="2324.830811">
            <text:p>2324,830811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302228">
            <text:p>0,302228</text:p>
          </table:table-cell>
          <table:table-cell office:value-type="float" office:value="-4.635">
            <text:p>-4,635</text:p>
          </table:table-cell>
          <table:table-cell table:number-columns-repeated="1019"/>
        </table:table-row>
        <table:table-row table:style-name="ro1">
          <table:table-cell office:value-type="float" office:value="2324.830811">
            <text:p>2324,83081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302228">
            <text:p>0,302228</text:p>
          </table:table-cell>
          <table:table-cell office:value-type="float" office:value="-4.635">
            <text:p>-4,635</text:p>
          </table:table-cell>
          <table:table-cell table:number-columns-repeated="1019"/>
        </table:table-row>
        <table:table-row table:style-name="ro1">
          <table:table-cell office:value-type="float" office:value="2329.634033">
            <text:p>2329,63403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02852">
            <text:p>0,302852</text:p>
          </table:table-cell>
          <table:table-cell office:value-type="float" office:value="-4.655294">
            <text:p>-4,655294</text:p>
          </table:table-cell>
          <table:table-cell table:number-columns-repeated="1019"/>
        </table:table-row>
        <table:table-row table:style-name="ro1">
          <table:table-cell office:value-type="float" office:value="2329.634033">
            <text:p>2329,634033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302852">
            <text:p>0,302852</text:p>
          </table:table-cell>
          <table:table-cell office:value-type="float" office:value="-4.655294">
            <text:p>-4,655294</text:p>
          </table:table-cell>
          <table:table-cell table:number-columns-repeated="1019"/>
        </table:table-row>
        <table:table-row table:style-name="ro1">
          <table:table-cell office:value-type="float" office:value="2329.634033">
            <text:p>2329,63403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302852">
            <text:p>0,302852</text:p>
          </table:table-cell>
          <table:table-cell office:value-type="float" office:value="-4.675882">
            <text:p>-4,675882</text:p>
          </table:table-cell>
          <table:table-cell table:number-columns-repeated="1019"/>
        </table:table-row>
        <table:table-row table:style-name="ro1">
          <table:table-cell office:value-type="float" office:value="2329.634033">
            <text:p>2329,63403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02852">
            <text:p>0,302852</text:p>
          </table:table-cell>
          <table:table-cell office:value-type="float" office:value="-4.675882">
            <text:p>-4,675882</text:p>
          </table:table-cell>
          <table:table-cell table:number-columns-repeated="1019"/>
        </table:table-row>
        <table:table-row table:style-name="ro1">
          <table:table-cell office:value-type="float" office:value="2344.044189">
            <text:p>2344,04418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304726">
            <text:p>0,304726</text:p>
          </table:table-cell>
          <table:table-cell office:value-type="float" office:value="-4.694706">
            <text:p>-4,694706</text:p>
          </table:table-cell>
          <table:table-cell table:number-columns-repeated="1019"/>
        </table:table-row>
        <table:table-row table:style-name="ro1">
          <table:table-cell office:value-type="float" office:value="2344.044189">
            <text:p>2344,044189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304726">
            <text:p>0,304726</text:p>
          </table:table-cell>
          <table:table-cell office:value-type="float" office:value="-4.694706">
            <text:p>-4,694706</text:p>
          </table:table-cell>
          <table:table-cell table:number-columns-repeated="1019"/>
        </table:table-row>
        <table:table-row table:style-name="ro1">
          <table:table-cell office:value-type="float" office:value="2358.454346">
            <text:p>2358,454346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306599">
            <text:p>0,306599</text:p>
          </table:table-cell>
          <table:table-cell office:value-type="float" office:value="-4.714706">
            <text:p>-4,714706</text:p>
          </table:table-cell>
          <table:table-cell table:number-columns-repeated="1019"/>
        </table:table-row>
        <table:table-row table:style-name="ro1">
          <table:table-cell office:value-type="float" office:value="2358.454346">
            <text:p>2358,454346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306599">
            <text:p>0,306599</text:p>
          </table:table-cell>
          <table:table-cell office:value-type="float" office:value="-4.714706">
            <text:p>-4,714706</text:p>
          </table:table-cell>
          <table:table-cell table:number-columns-repeated="1019"/>
        </table:table-row>
        <table:table-row table:style-name="ro1">
          <table:table-cell office:value-type="float" office:value="2358.454346">
            <text:p>2358,454346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306599">
            <text:p>0,306599</text:p>
          </table:table-cell>
          <table:table-cell office:value-type="float" office:value="-4.733235">
            <text:p>-4,733235</text:p>
          </table:table-cell>
          <table:table-cell table:number-columns-repeated="1019"/>
        </table:table-row>
        <table:table-row table:style-name="ro1">
          <table:table-cell office:value-type="float" office:value="2358.454346">
            <text:p>2358,45434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06599">
            <text:p>0,306599</text:p>
          </table:table-cell>
          <table:table-cell office:value-type="float" office:value="-4.752647">
            <text:p>-4,752647</text:p>
          </table:table-cell>
          <table:table-cell table:number-columns-repeated="1019"/>
        </table:table-row>
        <table:table-row table:style-name="ro1">
          <table:table-cell office:value-type="float" office:value="2363.257568">
            <text:p>2363,257568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307223">
            <text:p>0,307223</text:p>
          </table:table-cell>
          <table:table-cell office:value-type="float" office:value="-4.752647">
            <text:p>-4,752647</text:p>
          </table:table-cell>
          <table:table-cell table:number-columns-repeated="1019"/>
        </table:table-row>
        <table:table-row table:style-name="ro1">
          <table:table-cell office:value-type="float" office:value="2363.257568">
            <text:p>2363,25756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07223">
            <text:p>0,307223</text:p>
          </table:table-cell>
          <table:table-cell office:value-type="float" office:value="-4.771471">
            <text:p>-4,771471</text:p>
          </table:table-cell>
          <table:table-cell table:number-columns-repeated="1019"/>
        </table:table-row>
        <table:table-row table:style-name="ro1">
          <table:table-cell office:value-type="float" office:value="2368.061035">
            <text:p>2368,061035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307848">
            <text:p>0,307848</text:p>
          </table:table-cell>
          <table:table-cell office:value-type="float" office:value="-4.771471">
            <text:p>-4,771471</text:p>
          </table:table-cell>
          <table:table-cell table:number-columns-repeated="1019"/>
        </table:table-row>
        <table:table-row table:style-name="ro1">
          <table:table-cell office:value-type="float" office:value="2372.864502">
            <text:p>2372,864502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308472">
            <text:p>0,308472</text:p>
          </table:table-cell>
          <table:table-cell office:value-type="float" office:value="-4.790588">
            <text:p>-4,790588</text:p>
          </table:table-cell>
          <table:table-cell table:number-columns-repeated="1019"/>
        </table:table-row>
        <table:table-row table:style-name="ro1">
          <table:table-cell office:value-type="float" office:value="2372.864502">
            <text:p>2372,86450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308472">
            <text:p>0,308472</text:p>
          </table:table-cell>
          <table:table-cell office:value-type="float" office:value="-4.790588">
            <text:p>-4,790588</text:p>
          </table:table-cell>
          <table:table-cell table:number-columns-repeated="1019"/>
        </table:table-row>
        <table:table-row table:style-name="ro1">
          <table:table-cell office:value-type="float" office:value="2372.864502">
            <text:p>2372,864502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308472">
            <text:p>0,308472</text:p>
          </table:table-cell>
          <table:table-cell office:value-type="float" office:value="-4.809706">
            <text:p>-4,809706</text:p>
          </table:table-cell>
          <table:table-cell table:number-columns-repeated="1019"/>
        </table:table-row>
        <table:table-row table:style-name="ro1">
          <table:table-cell office:value-type="float" office:value="2372.864502">
            <text:p>2372,86450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08472">
            <text:p>0,308472</text:p>
          </table:table-cell>
          <table:table-cell office:value-type="float" office:value="-4.809706">
            <text:p>-4,809706</text:p>
          </table:table-cell>
          <table:table-cell table:number-columns-repeated="1019"/>
        </table:table-row>
        <table:table-row table:style-name="ro1">
          <table:table-cell office:value-type="float" office:value="2387.274414">
            <text:p>2387,274414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310346">
            <text:p>0,310346</text:p>
          </table:table-cell>
          <table:table-cell office:value-type="float" office:value="-4.829118">
            <text:p>-4,829118</text:p>
          </table:table-cell>
          <table:table-cell table:number-columns-repeated="1019"/>
        </table:table-row>
        <table:table-row table:style-name="ro1">
          <table:table-cell office:value-type="float" office:value="2387.274414">
            <text:p>2387,27441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10346">
            <text:p>0,310346</text:p>
          </table:table-cell>
          <table:table-cell office:value-type="float" office:value="-4.829118">
            <text:p>-4,829118</text:p>
          </table:table-cell>
          <table:table-cell table:number-columns-repeated="1019"/>
        </table:table-row>
        <table:table-row table:style-name="ro1">
          <table:table-cell office:value-type="float" office:value="2401.68457">
            <text:p>2401,6845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12219">
            <text:p>0,312219</text:p>
          </table:table-cell>
          <table:table-cell office:value-type="float" office:value="-4.847647">
            <text:p>-4,847647</text:p>
          </table:table-cell>
          <table:table-cell table:number-columns-repeated="1019"/>
        </table:table-row>
        <table:table-row table:style-name="ro1">
          <table:table-cell office:value-type="float" office:value="2401.68457">
            <text:p>2401,68457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312219">
            <text:p>0,312219</text:p>
          </table:table-cell>
          <table:table-cell office:value-type="float" office:value="-4.847647">
            <text:p>-4,847647</text:p>
          </table:table-cell>
          <table:table-cell table:number-columns-repeated="1019"/>
        </table:table-row>
        <table:table-row table:style-name="ro1">
          <table:table-cell office:value-type="float" office:value="2401.68457">
            <text:p>2401,68457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312219">
            <text:p>0,312219</text:p>
          </table:table-cell>
          <table:table-cell office:value-type="float" office:value="-4.867059">
            <text:p>-4,867059</text:p>
          </table:table-cell>
          <table:table-cell table:number-columns-repeated="1019"/>
        </table:table-row>
        <table:table-row table:style-name="ro1">
          <table:table-cell office:value-type="float" office:value="2401.68457">
            <text:p>2401,68457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312219">
            <text:p>0,312219</text:p>
          </table:table-cell>
          <table:table-cell office:value-type="float" office:value="-4.867059">
            <text:p>-4,867059</text:p>
          </table:table-cell>
          <table:table-cell table:number-columns-repeated="1019"/>
        </table:table-row>
        <table:table-row table:style-name="ro1">
          <table:table-cell office:value-type="float" office:value="2401.68457">
            <text:p>2401,68457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312219">
            <text:p>0,312219</text:p>
          </table:table-cell>
          <table:table-cell office:value-type="float" office:value="-4.885882">
            <text:p>-4,885882</text:p>
          </table:table-cell>
          <table:table-cell table:number-columns-repeated="1019"/>
        </table:table-row>
        <table:table-row table:style-name="ro1">
          <table:table-cell office:value-type="float" office:value="2401.68457">
            <text:p>2401,68457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312219">
            <text:p>0,312219</text:p>
          </table:table-cell>
          <table:table-cell office:value-type="float" office:value="-4.885882">
            <text:p>-4,885882</text:p>
          </table:table-cell>
          <table:table-cell table:number-columns-repeated="1019"/>
        </table:table-row>
        <table:table-row table:style-name="ro1">
          <table:table-cell office:value-type="float" office:value="2416.094727">
            <text:p>2416,09472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314092">
            <text:p>0,314092</text:p>
          </table:table-cell>
          <table:table-cell office:value-type="float" office:value="-4.905294">
            <text:p>-4,905294</text:p>
          </table:table-cell>
          <table:table-cell table:number-columns-repeated="1019"/>
        </table:table-row>
        <table:table-row table:style-name="ro1">
          <table:table-cell office:value-type="float" office:value="2416.094727">
            <text:p>2416,094727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314092">
            <text:p>0,314092</text:p>
          </table:table-cell>
          <table:table-cell office:value-type="float" office:value="-4.905294">
            <text:p>-4,905294</text:p>
          </table:table-cell>
          <table:table-cell table:number-columns-repeated="1019"/>
        </table:table-row>
        <table:table-row table:style-name="ro1">
          <table:table-cell office:value-type="float" office:value="2416.094727">
            <text:p>2416,09472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14092">
            <text:p>0,314092</text:p>
          </table:table-cell>
          <table:table-cell office:value-type="float" office:value="-4.925588">
            <text:p>-4,925588</text:p>
          </table:table-cell>
          <table:table-cell table:number-columns-repeated="1019"/>
        </table:table-row>
        <table:table-row table:style-name="ro1">
          <table:table-cell office:value-type="float" office:value="2416.094727">
            <text:p>2416,09472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14092">
            <text:p>0,314092</text:p>
          </table:table-cell>
          <table:table-cell office:value-type="float" office:value="-4.925588">
            <text:p>-4,925588</text:p>
          </table:table-cell>
          <table:table-cell table:number-columns-repeated="1019"/>
        </table:table-row>
        <table:table-row table:style-name="ro1">
          <table:table-cell office:value-type="float" office:value="2425.701416">
            <text:p>2425,70141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315341">
            <text:p>0,315341</text:p>
          </table:table-cell>
          <table:table-cell office:value-type="float" office:value="-4.945588">
            <text:p>-4,945588</text:p>
          </table:table-cell>
          <table:table-cell table:number-columns-repeated="1019"/>
        </table:table-row>
        <table:table-row table:style-name="ro1">
          <table:table-cell office:value-type="float" office:value="2425.701416">
            <text:p>2425,70141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315341">
            <text:p>0,315341</text:p>
          </table:table-cell>
          <table:table-cell office:value-type="float" office:value="-4.945588">
            <text:p>-4,945588</text:p>
          </table:table-cell>
          <table:table-cell table:number-columns-repeated="1019"/>
        </table:table-row>
        <table:table-row table:style-name="ro1">
          <table:table-cell office:value-type="float" office:value="2411.29126">
            <text:p>2411,29126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313468">
            <text:p>0,313468</text:p>
          </table:table-cell>
          <table:table-cell office:value-type="float" office:value="-4.965">
            <text:p>-4,965</text:p>
          </table:table-cell>
          <table:table-cell table:number-columns-repeated="1019"/>
        </table:table-row>
        <table:table-row table:style-name="ro1">
          <table:table-cell office:value-type="float" office:value="2411.29126">
            <text:p>2411,2912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13468">
            <text:p>0,313468</text:p>
          </table:table-cell>
          <table:table-cell office:value-type="float" office:value="-4.965">
            <text:p>-4,965</text:p>
          </table:table-cell>
          <table:table-cell table:number-columns-repeated="1019"/>
        </table:table-row>
        <table:table-row table:style-name="ro1">
          <table:table-cell office:value-type="float" office:value="2425.701416">
            <text:p>2425,701416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315341">
            <text:p>0,315341</text:p>
          </table:table-cell>
          <table:table-cell office:value-type="float" office:value="-4.98353">
            <text:p>-4,98353</text:p>
          </table:table-cell>
          <table:table-cell table:number-columns-repeated="1019"/>
        </table:table-row>
        <table:table-row table:style-name="ro1">
          <table:table-cell office:value-type="float" office:value="2425.701416">
            <text:p>2425,701416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315341">
            <text:p>0,315341</text:p>
          </table:table-cell>
          <table:table-cell office:value-type="float" office:value="-5.002059">
            <text:p>-5,002059</text:p>
          </table:table-cell>
          <table:table-cell table:number-columns-repeated="1019"/>
        </table:table-row>
        <table:table-row table:style-name="ro1">
          <table:table-cell office:value-type="float" office:value="2444.915039">
            <text:p>2444,915039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317839">
            <text:p>0,317839</text:p>
          </table:table-cell>
          <table:table-cell office:value-type="float" office:value="-5.002059">
            <text:p>-5,002059</text:p>
          </table:table-cell>
          <table:table-cell table:number-columns-repeated="1019"/>
        </table:table-row>
        <table:table-row table:style-name="ro1">
          <table:table-cell office:value-type="float" office:value="2444.915039">
            <text:p>2444,91503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317839">
            <text:p>0,317839</text:p>
          </table:table-cell>
          <table:table-cell office:value-type="float" office:value="-5.020882">
            <text:p>-5,020882</text:p>
          </table:table-cell>
          <table:table-cell table:number-columns-repeated="1019"/>
        </table:table-row>
        <table:table-row table:style-name="ro1">
          <table:table-cell office:value-type="float" office:value="2435.308105">
            <text:p>2435,30810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31659">
            <text:p>0,31659</text:p>
          </table:table-cell>
          <table:table-cell office:value-type="float" office:value="-5.020882">
            <text:p>-5,020882</text:p>
          </table:table-cell>
          <table:table-cell table:number-columns-repeated="1019"/>
        </table:table-row>
        <table:table-row table:style-name="ro1">
          <table:table-cell office:value-type="float" office:value="2444.915039">
            <text:p>2444,91503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317839">
            <text:p>0,317839</text:p>
          </table:table-cell>
          <table:table-cell office:value-type="float" office:value="-5.040294">
            <text:p>-5,040294</text:p>
          </table:table-cell>
          <table:table-cell table:number-columns-repeated="1019"/>
        </table:table-row>
        <table:table-row table:style-name="ro1">
          <table:table-cell office:value-type="float" office:value="2444.915039">
            <text:p>2444,915039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317839">
            <text:p>0,317839</text:p>
          </table:table-cell>
          <table:table-cell office:value-type="float" office:value="-5.040294">
            <text:p>-5,040294</text:p>
          </table:table-cell>
          <table:table-cell table:number-columns-repeated="1019"/>
        </table:table-row>
        <table:table-row table:style-name="ro1">
          <table:table-cell office:value-type="float" office:value="2449.718262">
            <text:p>2449,71826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18463">
            <text:p>0,318463</text:p>
          </table:table-cell>
          <table:table-cell office:value-type="float" office:value="-5.059412">
            <text:p>-5,059412</text:p>
          </table:table-cell>
          <table:table-cell table:number-columns-repeated="1019"/>
        </table:table-row>
        <table:table-row table:style-name="ro1">
          <table:table-cell office:value-type="float" office:value="2449.718262">
            <text:p>2449,718262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318463">
            <text:p>0,318463</text:p>
          </table:table-cell>
          <table:table-cell office:value-type="float" office:value="-5.059412">
            <text:p>-5,059412</text:p>
          </table:table-cell>
          <table:table-cell table:number-columns-repeated="1019"/>
        </table:table-row>
        <table:table-row table:style-name="ro1">
          <table:table-cell office:value-type="float" office:value="2459.324951">
            <text:p>2459,324951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319712">
            <text:p>0,319712</text:p>
          </table:table-cell>
          <table:table-cell office:value-type="float" office:value="-5.078529">
            <text:p>-5,078529</text:p>
          </table:table-cell>
          <table:table-cell table:number-columns-repeated="1019"/>
        </table:table-row>
        <table:table-row table:style-name="ro1">
          <table:table-cell office:value-type="float" office:value="2459.324951">
            <text:p>2459,324951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319712">
            <text:p>0,319712</text:p>
          </table:table-cell>
          <table:table-cell office:value-type="float" office:value="-5.078529">
            <text:p>-5,078529</text:p>
          </table:table-cell>
          <table:table-cell table:number-columns-repeated="1019"/>
        </table:table-row>
        <table:table-row table:style-name="ro1">
          <table:table-cell office:value-type="float" office:value="2449.718262">
            <text:p>2449,718262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318463">
            <text:p>0,318463</text:p>
          </table:table-cell>
          <table:table-cell office:value-type="float" office:value="-5.097941">
            <text:p>-5,097941</text:p>
          </table:table-cell>
          <table:table-cell table:number-columns-repeated="1019"/>
        </table:table-row>
        <table:table-row table:style-name="ro1">
          <table:table-cell office:value-type="float" office:value="2449.718262">
            <text:p>2449,71826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18463">
            <text:p>0,318463</text:p>
          </table:table-cell>
          <table:table-cell office:value-type="float" office:value="-5.097941">
            <text:p>-5,097941</text:p>
          </table:table-cell>
          <table:table-cell table:number-columns-repeated="1019"/>
        </table:table-row>
        <table:table-row table:style-name="ro1">
          <table:table-cell office:value-type="float" office:value="2464.128418">
            <text:p>2464,128418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320337">
            <text:p>0,320337</text:p>
          </table:table-cell>
          <table:table-cell office:value-type="float" office:value="-5.116765">
            <text:p>-5,116765</text:p>
          </table:table-cell>
          <table:table-cell table:number-columns-repeated="1019"/>
        </table:table-row>
        <table:table-row table:style-name="ro1">
          <table:table-cell office:value-type="float" office:value="2464.128418">
            <text:p>2464,12841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20337">
            <text:p>0,320337</text:p>
          </table:table-cell>
          <table:table-cell office:value-type="float" office:value="-5.116765">
            <text:p>-5,116765</text:p>
          </table:table-cell>
          <table:table-cell table:number-columns-repeated="1019"/>
        </table:table-row>
        <table:table-row table:style-name="ro1">
          <table:table-cell office:value-type="float" office:value="2464.128418">
            <text:p>2464,12841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20337">
            <text:p>0,320337</text:p>
          </table:table-cell>
          <table:table-cell office:value-type="float" office:value="-5.136177">
            <text:p>-5,136177</text:p>
          </table:table-cell>
          <table:table-cell table:number-columns-repeated="1019"/>
        </table:table-row>
        <table:table-row table:style-name="ro1">
          <table:table-cell office:value-type="float" office:value="2464.128418">
            <text:p>2464,128418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20337">
            <text:p>0,320337</text:p>
          </table:table-cell>
          <table:table-cell office:value-type="float" office:value="-5.136177">
            <text:p>-5,136177</text:p>
          </table:table-cell>
          <table:table-cell table:number-columns-repeated="1019"/>
        </table:table-row>
        <table:table-row table:style-name="ro1">
          <table:table-cell office:value-type="float" office:value="2468.931885">
            <text:p>2468,93188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320961">
            <text:p>0,320961</text:p>
          </table:table-cell>
          <table:table-cell office:value-type="float" office:value="-5.155294">
            <text:p>-5,155294</text:p>
          </table:table-cell>
          <table:table-cell table:number-columns-repeated="1019"/>
        </table:table-row>
        <table:table-row table:style-name="ro1">
          <table:table-cell office:value-type="float" office:value="2468.931885">
            <text:p>2468,93188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20961">
            <text:p>0,320961</text:p>
          </table:table-cell>
          <table:table-cell office:value-type="float" office:value="-5.155294">
            <text:p>-5,155294</text:p>
          </table:table-cell>
          <table:table-cell table:number-columns-repeated="1019"/>
        </table:table-row>
        <table:table-row table:style-name="ro1">
          <table:table-cell office:value-type="float" office:value="2473.735107">
            <text:p>2473,735107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321586">
            <text:p>0,321586</text:p>
          </table:table-cell>
          <table:table-cell office:value-type="float" office:value="-5.175294">
            <text:p>-5,175294</text:p>
          </table:table-cell>
          <table:table-cell table:number-columns-repeated="1019"/>
        </table:table-row>
        <table:table-row table:style-name="ro1">
          <table:table-cell office:value-type="float" office:value="2473.735107">
            <text:p>2473,735107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321586">
            <text:p>0,321586</text:p>
          </table:table-cell>
          <table:table-cell office:value-type="float" office:value="-5.175294">
            <text:p>-5,175294</text:p>
          </table:table-cell>
          <table:table-cell table:number-columns-repeated="1019"/>
        </table:table-row>
        <table:table-row table:style-name="ro1">
          <table:table-cell office:value-type="float" office:value="2483.341797">
            <text:p>2483,34179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322834">
            <text:p>0,322834</text:p>
          </table:table-cell>
          <table:table-cell office:value-type="float" office:value="-5.194412">
            <text:p>-5,194412</text:p>
          </table:table-cell>
          <table:table-cell table:number-columns-repeated="1019"/>
        </table:table-row>
        <table:table-row table:style-name="ro1">
          <table:table-cell office:value-type="float" office:value="2483.341797">
            <text:p>2483,34179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322834">
            <text:p>0,322834</text:p>
          </table:table-cell>
          <table:table-cell office:value-type="float" office:value="-5.194412">
            <text:p>-5,194412</text:p>
          </table:table-cell>
          <table:table-cell table:number-columns-repeated="1019"/>
        </table:table-row>
        <table:table-row table:style-name="ro1">
          <table:table-cell office:value-type="float" office:value="2488.145264">
            <text:p>2488,14526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23459">
            <text:p>0,323459</text:p>
          </table:table-cell>
          <table:table-cell office:value-type="float" office:value="-5.21353">
            <text:p>-5,21353</text:p>
          </table:table-cell>
          <table:table-cell table:number-columns-repeated="1019"/>
        </table:table-row>
        <table:table-row table:style-name="ro1">
          <table:table-cell office:value-type="float" office:value="2488.145264">
            <text:p>2488,14526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23459">
            <text:p>0,323459</text:p>
          </table:table-cell>
          <table:table-cell office:value-type="float" office:value="-5.21353">
            <text:p>-5,21353</text:p>
          </table:table-cell>
          <table:table-cell table:number-columns-repeated="1019"/>
        </table:table-row>
        <table:table-row table:style-name="ro1">
          <table:table-cell office:value-type="float" office:value="2492.94873">
            <text:p>2492,9487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24083">
            <text:p>0,324083</text:p>
          </table:table-cell>
          <table:table-cell office:value-type="float" office:value="-5.232941">
            <text:p>-5,232941</text:p>
          </table:table-cell>
          <table:table-cell table:number-columns-repeated="1019"/>
        </table:table-row>
        <table:table-row table:style-name="ro1">
          <table:table-cell office:value-type="float" office:value="2492.94873">
            <text:p>2492,9487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24083">
            <text:p>0,324083</text:p>
          </table:table-cell>
          <table:table-cell office:value-type="float" office:value="-5.252059">
            <text:p>-5,252059</text:p>
          </table:table-cell>
          <table:table-cell table:number-columns-repeated="1019"/>
        </table:table-row>
        <table:table-row table:style-name="ro1">
          <table:table-cell office:value-type="float" office:value="2488.145264">
            <text:p>2488,14526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23459">
            <text:p>0,323459</text:p>
          </table:table-cell>
          <table:table-cell office:value-type="float" office:value="-5.252059">
            <text:p>-5,252059</text:p>
          </table:table-cell>
          <table:table-cell table:number-columns-repeated="1019"/>
        </table:table-row>
        <table:table-row table:style-name="ro1">
          <table:table-cell office:value-type="float" office:value="2488.145264">
            <text:p>2488,145264</text:p>
          </table:table-cell>
          <table:table-cell office:value-type="float" office:value="-0.003254">
            <text:p>-0,003254</text:p>
          </table:table-cell>
          <table:table-cell office:value-type="float" office:value="-0.003228">
            <text:p>-0,003228</text:p>
          </table:table-cell>
          <table:table-cell office:value-type="float" office:value="0.323459">
            <text:p>0,323459</text:p>
          </table:table-cell>
          <table:table-cell office:value-type="float" office:value="-5.271176">
            <text:p>-5,271176</text:p>
          </table:table-cell>
          <table:table-cell table:number-columns-repeated="1019"/>
        </table:table-row>
        <table:table-row table:style-name="ro1">
          <table:table-cell office:value-type="float" office:value="2492.94873">
            <text:p>2492,94873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324083">
            <text:p>0,324083</text:p>
          </table:table-cell>
          <table:table-cell office:value-type="float" office:value="-5.271176">
            <text:p>-5,271176</text:p>
          </table:table-cell>
          <table:table-cell table:number-columns-repeated="1019"/>
        </table:table-row>
        <table:table-row table:style-name="ro1">
          <table:table-cell office:value-type="float" office:value="2497.751953">
            <text:p>2497,75195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324708">
            <text:p>0,324708</text:p>
          </table:table-cell>
          <table:table-cell office:value-type="float" office:value="-5.29">
            <text:p>-5,29</text:p>
          </table:table-cell>
          <table:table-cell table:number-columns-repeated="1019"/>
        </table:table-row>
        <table:table-row table:style-name="ro1">
          <table:table-cell office:value-type="float" office:value="2497.751953">
            <text:p>2497,75195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24708">
            <text:p>0,324708</text:p>
          </table:table-cell>
          <table:table-cell office:value-type="float" office:value="-5.29">
            <text:p>-5,29</text:p>
          </table:table-cell>
          <table:table-cell table:number-columns-repeated="1019"/>
        </table:table-row>
        <table:table-row table:style-name="ro1">
          <table:table-cell office:value-type="float" office:value="2497.751953">
            <text:p>2497,75195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24708">
            <text:p>0,324708</text:p>
          </table:table-cell>
          <table:table-cell office:value-type="float" office:value="-5.309706">
            <text:p>-5,309706</text:p>
          </table:table-cell>
          <table:table-cell table:number-columns-repeated="1019"/>
        </table:table-row>
        <table:table-row table:style-name="ro1">
          <table:table-cell office:value-type="float" office:value="2497.751953">
            <text:p>2497,75195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24708">
            <text:p>0,324708</text:p>
          </table:table-cell>
          <table:table-cell office:value-type="float" office:value="-5.309706">
            <text:p>-5,309706</text:p>
          </table:table-cell>
          <table:table-cell table:number-columns-repeated="1019"/>
        </table:table-row>
        <table:table-row table:style-name="ro1">
          <table:table-cell office:value-type="float" office:value="2497.751953">
            <text:p>2497,751953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324708">
            <text:p>0,324708</text:p>
          </table:table-cell>
          <table:table-cell office:value-type="float" office:value="-5.328235">
            <text:p>-5,328235</text:p>
          </table:table-cell>
          <table:table-cell table:number-columns-repeated="1019"/>
        </table:table-row>
        <table:table-row table:style-name="ro1">
          <table:table-cell office:value-type="float" office:value="2497.751953">
            <text:p>2497,751953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324708">
            <text:p>0,324708</text:p>
          </table:table-cell>
          <table:table-cell office:value-type="float" office:value="-5.328235">
            <text:p>-5,328235</text:p>
          </table:table-cell>
          <table:table-cell table:number-columns-repeated="1019"/>
        </table:table-row>
        <table:table-row table:style-name="ro1">
          <table:table-cell office:value-type="float" office:value="2502.55542">
            <text:p>2502,5554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25332">
            <text:p>0,325332</text:p>
          </table:table-cell>
          <table:table-cell office:value-type="float" office:value="-5.347059">
            <text:p>-5,347059</text:p>
          </table:table-cell>
          <table:table-cell table:number-columns-repeated="1019"/>
        </table:table-row>
        <table:table-row table:style-name="ro1">
          <table:table-cell office:value-type="float" office:value="2502.55542">
            <text:p>2502,5554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25332">
            <text:p>0,325332</text:p>
          </table:table-cell>
          <table:table-cell office:value-type="float" office:value="-5.347059">
            <text:p>-5,347059</text:p>
          </table:table-cell>
          <table:table-cell table:number-columns-repeated="1019"/>
        </table:table-row>
        <table:table-row table:style-name="ro1">
          <table:table-cell office:value-type="float" office:value="2502.55542">
            <text:p>2502,5554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25332">
            <text:p>0,325332</text:p>
          </table:table-cell>
          <table:table-cell office:value-type="float" office:value="-5.366471">
            <text:p>-5,366471</text:p>
          </table:table-cell>
          <table:table-cell table:number-columns-repeated="1019"/>
        </table:table-row>
        <table:table-row table:style-name="ro1">
          <table:table-cell office:value-type="float" office:value="2502.55542">
            <text:p>2502,55542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325332">
            <text:p>0,325332</text:p>
          </table:table-cell>
          <table:table-cell office:value-type="float" office:value="-5.366471">
            <text:p>-5,366471</text:p>
          </table:table-cell>
          <table:table-cell table:number-columns-repeated="1019"/>
        </table:table-row>
        <table:table-row table:style-name="ro1">
          <table:table-cell office:value-type="float" office:value="2516.965576">
            <text:p>2516,965576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327206">
            <text:p>0,327206</text:p>
          </table:table-cell>
          <table:table-cell office:value-type="float" office:value="-5.385588">
            <text:p>-5,385588</text:p>
          </table:table-cell>
          <table:table-cell table:number-columns-repeated="1019"/>
        </table:table-row>
        <table:table-row table:style-name="ro1">
          <table:table-cell office:value-type="float" office:value="2516.965576">
            <text:p>2516,96557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327206">
            <text:p>0,327206</text:p>
          </table:table-cell>
          <table:table-cell office:value-type="float" office:value="-5.385588">
            <text:p>-5,385588</text:p>
          </table:table-cell>
          <table:table-cell table:number-columns-repeated="1019"/>
        </table:table-row>
        <table:table-row table:style-name="ro1">
          <table:table-cell office:value-type="float" office:value="2526.572266">
            <text:p>2526,572266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328454">
            <text:p>0,328454</text:p>
          </table:table-cell>
          <table:table-cell office:value-type="float" office:value="-5.405">
            <text:p>-5,405</text:p>
          </table:table-cell>
          <table:table-cell table:number-columns-repeated="1019"/>
        </table:table-row>
        <table:table-row table:style-name="ro1">
          <table:table-cell office:value-type="float" office:value="2526.572266">
            <text:p>2526,572266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328454">
            <text:p>0,328454</text:p>
          </table:table-cell>
          <table:table-cell office:value-type="float" office:value="-5.405">
            <text:p>-5,405</text:p>
          </table:table-cell>
          <table:table-cell table:number-columns-repeated="1019"/>
        </table:table-row>
        <table:table-row table:style-name="ro1">
          <table:table-cell office:value-type="float" office:value="2516.965576">
            <text:p>2516,96557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27206">
            <text:p>0,327206</text:p>
          </table:table-cell>
          <table:table-cell office:value-type="float" office:value="-5.425294">
            <text:p>-5,425294</text:p>
          </table:table-cell>
          <table:table-cell table:number-columns-repeated="1019"/>
        </table:table-row>
        <table:table-row table:style-name="ro1">
          <table:table-cell office:value-type="float" office:value="2516.965576">
            <text:p>2516,965576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327206">
            <text:p>0,327206</text:p>
          </table:table-cell>
          <table:table-cell office:value-type="float" office:value="-5.425294">
            <text:p>-5,425294</text:p>
          </table:table-cell>
          <table:table-cell table:number-columns-repeated="1019"/>
        </table:table-row>
        <table:table-row table:style-name="ro1">
          <table:table-cell office:value-type="float" office:value="2531.375488">
            <text:p>2531,375488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329079">
            <text:p>0,329079</text:p>
          </table:table-cell>
          <table:table-cell office:value-type="float" office:value="-5.444706">
            <text:p>-5,444706</text:p>
          </table:table-cell>
          <table:table-cell table:number-columns-repeated="1019"/>
        </table:table-row>
        <table:table-row table:style-name="ro1">
          <table:table-cell office:value-type="float" office:value="2531.375488">
            <text:p>2531,37548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329079">
            <text:p>0,329079</text:p>
          </table:table-cell>
          <table:table-cell office:value-type="float" office:value="-5.444706">
            <text:p>-5,444706</text:p>
          </table:table-cell>
          <table:table-cell table:number-columns-repeated="1019"/>
        </table:table-row>
        <table:table-row table:style-name="ro1">
          <table:table-cell office:value-type="float" office:value="2516.965576">
            <text:p>2516,965576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327206">
            <text:p>0,327206</text:p>
          </table:table-cell>
          <table:table-cell office:value-type="float" office:value="-5.464412">
            <text:p>-5,464412</text:p>
          </table:table-cell>
          <table:table-cell table:number-columns-repeated="1019"/>
        </table:table-row>
        <table:table-row table:style-name="ro1">
          <table:table-cell office:value-type="float" office:value="2516.965576">
            <text:p>2516,965576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327206">
            <text:p>0,327206</text:p>
          </table:table-cell>
          <table:table-cell office:value-type="float" office:value="-5.464412">
            <text:p>-5,464412</text:p>
          </table:table-cell>
          <table:table-cell table:number-columns-repeated="1019"/>
        </table:table-row>
        <table:table-row table:style-name="ro1">
          <table:table-cell office:value-type="float" office:value="2521.768799">
            <text:p>2521,76879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32783">
            <text:p>0,32783</text:p>
          </table:table-cell>
          <table:table-cell office:value-type="float" office:value="-5.482941">
            <text:p>-5,482941</text:p>
          </table:table-cell>
          <table:table-cell table:number-columns-repeated="1019"/>
        </table:table-row>
        <table:table-row table:style-name="ro1">
          <table:table-cell office:value-type="float" office:value="2521.768799">
            <text:p>2521,76879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2783">
            <text:p>0,32783</text:p>
          </table:table-cell>
          <table:table-cell office:value-type="float" office:value="-5.501765">
            <text:p>-5,501765</text:p>
          </table:table-cell>
          <table:table-cell table:number-columns-repeated="1019"/>
        </table:table-row>
        <table:table-row table:style-name="ro1">
          <table:table-cell office:value-type="float" office:value="2531.375488">
            <text:p>2531,375488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329079">
            <text:p>0,329079</text:p>
          </table:table-cell>
          <table:table-cell office:value-type="float" office:value="-5.501765">
            <text:p>-5,501765</text:p>
          </table:table-cell>
          <table:table-cell table:number-columns-repeated="1019"/>
        </table:table-row>
        <table:table-row table:style-name="ro1">
          <table:table-cell office:value-type="float" office:value="2531.375488">
            <text:p>2531,37548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329079">
            <text:p>0,329079</text:p>
          </table:table-cell>
          <table:table-cell office:value-type="float" office:value="-5.520882">
            <text:p>-5,520882</text:p>
          </table:table-cell>
          <table:table-cell table:number-columns-repeated="1019"/>
        </table:table-row>
        <table:table-row table:style-name="ro1">
          <table:table-cell office:value-type="float" office:value="2526.572266">
            <text:p>2526,57226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28454">
            <text:p>0,328454</text:p>
          </table:table-cell>
          <table:table-cell office:value-type="float" office:value="-5.520882">
            <text:p>-5,520882</text:p>
          </table:table-cell>
          <table:table-cell table:number-columns-repeated="1019"/>
        </table:table-row>
        <table:table-row table:style-name="ro1">
          <table:table-cell office:value-type="float" office:value="2526.572266">
            <text:p>2526,57226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28454">
            <text:p>0,328454</text:p>
          </table:table-cell>
          <table:table-cell office:value-type="float" office:value="-5.54">
            <text:p>-5,54</text:p>
          </table:table-cell>
          <table:table-cell table:number-columns-repeated="1019"/>
        </table:table-row>
        <table:table-row table:style-name="ro1">
          <table:table-cell office:value-type="float" office:value="2531.375488">
            <text:p>2531,37548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29079">
            <text:p>0,329079</text:p>
          </table:table-cell>
          <table:table-cell office:value-type="float" office:value="-5.54">
            <text:p>-5,54</text:p>
          </table:table-cell>
          <table:table-cell table:number-columns-repeated="1019"/>
        </table:table-row>
        <table:table-row table:style-name="ro1">
          <table:table-cell office:value-type="float" office:value="2536.178955">
            <text:p>2536,17895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29703">
            <text:p>0,329703</text:p>
          </table:table-cell>
          <table:table-cell office:value-type="float" office:value="-5.559118">
            <text:p>-5,559118</text:p>
          </table:table-cell>
          <table:table-cell table:number-columns-repeated="1019"/>
        </table:table-row>
        <table:table-row table:style-name="ro1">
          <table:table-cell office:value-type="float" office:value="2536.178955">
            <text:p>2536,17895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29703">
            <text:p>0,329703</text:p>
          </table:table-cell>
          <table:table-cell office:value-type="float" office:value="-5.559118">
            <text:p>-5,559118</text:p>
          </table:table-cell>
          <table:table-cell table:number-columns-repeated="1019"/>
        </table:table-row>
        <table:table-row table:style-name="ro1">
          <table:table-cell office:value-type="float" office:value="2540.982422">
            <text:p>2540,982422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330328">
            <text:p>0,330328</text:p>
          </table:table-cell>
          <table:table-cell office:value-type="float" office:value="-5.578529">
            <text:p>-5,578529</text:p>
          </table:table-cell>
          <table:table-cell table:number-columns-repeated="1019"/>
        </table:table-row>
        <table:table-row table:style-name="ro1">
          <table:table-cell office:value-type="float" office:value="2540.982422">
            <text:p>2540,982422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330328">
            <text:p>0,330328</text:p>
          </table:table-cell>
          <table:table-cell office:value-type="float" office:value="-5.578529">
            <text:p>-5,578529</text:p>
          </table:table-cell>
          <table:table-cell table:number-columns-repeated="1019"/>
        </table:table-row>
        <table:table-row table:style-name="ro1">
          <table:table-cell office:value-type="float" office:value="2536.178955">
            <text:p>2536,178955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329703">
            <text:p>0,329703</text:p>
          </table:table-cell>
          <table:table-cell office:value-type="float" office:value="-5.598235">
            <text:p>-5,598235</text:p>
          </table:table-cell>
          <table:table-cell table:number-columns-repeated="1019"/>
        </table:table-row>
        <table:table-row table:style-name="ro1">
          <table:table-cell office:value-type="float" office:value="2536.178955">
            <text:p>2536,17895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29703">
            <text:p>0,329703</text:p>
          </table:table-cell>
          <table:table-cell office:value-type="float" office:value="-5.598235">
            <text:p>-5,598235</text:p>
          </table:table-cell>
          <table:table-cell table:number-columns-repeated="1019"/>
        </table:table-row>
        <table:table-row table:style-name="ro1">
          <table:table-cell office:value-type="float" office:value="2540.982422">
            <text:p>2540,98242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30328">
            <text:p>0,330328</text:p>
          </table:table-cell>
          <table:table-cell office:value-type="float" office:value="-5.616765">
            <text:p>-5,616765</text:p>
          </table:table-cell>
          <table:table-cell table:number-columns-repeated="1019"/>
        </table:table-row>
        <table:table-row table:style-name="ro1">
          <table:table-cell office:value-type="float" office:value="2540.982422">
            <text:p>2540,98242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30328">
            <text:p>0,330328</text:p>
          </table:table-cell>
          <table:table-cell office:value-type="float" office:value="-5.616765">
            <text:p>-5,616765</text:p>
          </table:table-cell>
          <table:table-cell table:number-columns-repeated="1019"/>
        </table:table-row>
        <table:table-row table:style-name="ro1">
          <table:table-cell office:value-type="float" office:value="2545.785645">
            <text:p>2545,78564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30952">
            <text:p>0,330952</text:p>
          </table:table-cell>
          <table:table-cell office:value-type="float" office:value="-5.635882">
            <text:p>-5,635882</text:p>
          </table:table-cell>
          <table:table-cell table:number-columns-repeated="1019"/>
        </table:table-row>
        <table:table-row table:style-name="ro1">
          <table:table-cell office:value-type="float" office:value="2545.785645">
            <text:p>2545,785645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330952">
            <text:p>0,330952</text:p>
          </table:table-cell>
          <table:table-cell office:value-type="float" office:value="-5.635882">
            <text:p>-5,635882</text:p>
          </table:table-cell>
          <table:table-cell table:number-columns-repeated="1019"/>
        </table:table-row>
        <table:table-row table:style-name="ro1">
          <table:table-cell office:value-type="float" office:value="2536.178955">
            <text:p>2536,178955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329703">
            <text:p>0,329703</text:p>
          </table:table-cell>
          <table:table-cell office:value-type="float" office:value="-5.655294">
            <text:p>-5,655294</text:p>
          </table:table-cell>
          <table:table-cell table:number-columns-repeated="1019"/>
        </table:table-row>
        <table:table-row table:style-name="ro1">
          <table:table-cell office:value-type="float" office:value="2536.178955">
            <text:p>2536,17895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329703">
            <text:p>0,329703</text:p>
          </table:table-cell>
          <table:table-cell office:value-type="float" office:value="-5.655294">
            <text:p>-5,655294</text:p>
          </table:table-cell>
          <table:table-cell table:number-columns-repeated="1019"/>
        </table:table-row>
        <table:table-row table:style-name="ro1">
          <table:table-cell office:value-type="float" office:value="2536.178955">
            <text:p>2536,178955</text:p>
          </table:table-cell>
          <table:table-cell office:value-type="float" office:value="-0.003259">
            <text:p>-0,003259</text:p>
          </table:table-cell>
          <table:table-cell office:value-type="float" office:value="-0.003221">
            <text:p>-0,003221</text:p>
          </table:table-cell>
          <table:table-cell office:value-type="float" office:value="0.329703">
            <text:p>0,329703</text:p>
          </table:table-cell>
          <table:table-cell office:value-type="float" office:value="-5.674706">
            <text:p>-5,674706</text:p>
          </table:table-cell>
          <table:table-cell table:number-columns-repeated="1019"/>
        </table:table-row>
        <table:table-row table:style-name="ro1">
          <table:table-cell office:value-type="float" office:value="2536.178955">
            <text:p>2536,17895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29703">
            <text:p>0,329703</text:p>
          </table:table-cell>
          <table:table-cell office:value-type="float" office:value="-5.674706">
            <text:p>-5,674706</text:p>
          </table:table-cell>
          <table:table-cell table:number-columns-repeated="1019"/>
        </table:table-row>
        <table:table-row table:style-name="ro1">
          <table:table-cell office:value-type="float" office:value="2545.785645">
            <text:p>2545,785645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330952">
            <text:p>0,330952</text:p>
          </table:table-cell>
          <table:table-cell office:value-type="float" office:value="-5.694118">
            <text:p>-5,694118</text:p>
          </table:table-cell>
          <table:table-cell table:number-columns-repeated="1019"/>
        </table:table-row>
        <table:table-row table:style-name="ro1">
          <table:table-cell office:value-type="float" office:value="2545.785645">
            <text:p>2545,785645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330952">
            <text:p>0,330952</text:p>
          </table:table-cell>
          <table:table-cell office:value-type="float" office:value="-5.694118">
            <text:p>-5,694118</text:p>
          </table:table-cell>
          <table:table-cell table:number-columns-repeated="1019"/>
        </table:table-row>
        <table:table-row table:style-name="ro1">
          <table:table-cell office:value-type="float" office:value="2545.785645">
            <text:p>2545,785645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330952">
            <text:p>0,330952</text:p>
          </table:table-cell>
          <table:table-cell office:value-type="float" office:value="-5.713235">
            <text:p>-5,713235</text:p>
          </table:table-cell>
          <table:table-cell table:number-columns-repeated="1019"/>
        </table:table-row>
        <table:table-row table:style-name="ro1">
          <table:table-cell office:value-type="float" office:value="2545.785645">
            <text:p>2545,785645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330952">
            <text:p>0,330952</text:p>
          </table:table-cell>
          <table:table-cell office:value-type="float" office:value="-5.713235">
            <text:p>-5,713235</text:p>
          </table:table-cell>
          <table:table-cell table:number-columns-repeated="1019"/>
        </table:table-row>
        <table:table-row table:style-name="ro1">
          <table:table-cell office:value-type="float" office:value="2555.392334">
            <text:p>2555,39233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332201">
            <text:p>0,332201</text:p>
          </table:table-cell>
          <table:table-cell office:value-type="float" office:value="-5.732941">
            <text:p>-5,732941</text:p>
          </table:table-cell>
          <table:table-cell table:number-columns-repeated="1019"/>
        </table:table-row>
        <table:table-row table:style-name="ro1">
          <table:table-cell office:value-type="float" office:value="2555.392334">
            <text:p>2555,392334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332201">
            <text:p>0,332201</text:p>
          </table:table-cell>
          <table:table-cell office:value-type="float" office:value="-5.751471">
            <text:p>-5,751471</text:p>
          </table:table-cell>
          <table:table-cell table:number-columns-repeated="1019"/>
        </table:table-row>
        <table:table-row table:style-name="ro1">
          <table:table-cell office:value-type="float" office:value="2545.785645">
            <text:p>2545,785645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330952">
            <text:p>0,330952</text:p>
          </table:table-cell>
          <table:table-cell office:value-type="float" office:value="-5.751471">
            <text:p>-5,751471</text:p>
          </table:table-cell>
          <table:table-cell table:number-columns-repeated="1019"/>
        </table:table-row>
        <table:table-row table:style-name="ro1">
          <table:table-cell office:value-type="float" office:value="2545.785645">
            <text:p>2545,78564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330952">
            <text:p>0,330952</text:p>
          </table:table-cell>
          <table:table-cell office:value-type="float" office:value="-5.770882">
            <text:p>-5,770882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332825">
            <text:p>0,332825</text:p>
          </table:table-cell>
          <table:table-cell office:value-type="float" office:value="-5.770882">
            <text:p>-5,770882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32825">
            <text:p>0,332825</text:p>
          </table:table-cell>
          <table:table-cell office:value-type="float" office:value="-5.79">
            <text:p>-5,79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32825">
            <text:p>0,332825</text:p>
          </table:table-cell>
          <table:table-cell office:value-type="float" office:value="-5.79">
            <text:p>-5,79</text:p>
          </table:table-cell>
          <table:table-cell table:number-columns-repeated="1019"/>
        </table:table-row>
        <table:table-row table:style-name="ro1">
          <table:table-cell office:value-type="float" office:value="2564.999268">
            <text:p>2564,999268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3345">
            <text:p>0,33345</text:p>
          </table:table-cell>
          <table:table-cell office:value-type="float" office:value="-5.808824">
            <text:p>-5,808824</text:p>
          </table:table-cell>
          <table:table-cell table:number-columns-repeated="1019"/>
        </table:table-row>
        <table:table-row table:style-name="ro1">
          <table:table-cell office:value-type="float" office:value="2564.999268">
            <text:p>2564,999268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3345">
            <text:p>0,33345</text:p>
          </table:table-cell>
          <table:table-cell office:value-type="float" office:value="-5.808824">
            <text:p>-5,808824</text:p>
          </table:table-cell>
          <table:table-cell table:number-columns-repeated="1019"/>
        </table:table-row>
        <table:table-row table:style-name="ro1">
          <table:table-cell office:value-type="float" office:value="2555.392334">
            <text:p>2555,392334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332201">
            <text:p>0,332201</text:p>
          </table:table-cell>
          <table:table-cell office:value-type="float" office:value="-5.827941">
            <text:p>-5,827941</text:p>
          </table:table-cell>
          <table:table-cell table:number-columns-repeated="1019"/>
        </table:table-row>
        <table:table-row table:style-name="ro1">
          <table:table-cell office:value-type="float" office:value="2555.392334">
            <text:p>2555,392334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332201">
            <text:p>0,332201</text:p>
          </table:table-cell>
          <table:table-cell office:value-type="float" office:value="-5.827941">
            <text:p>-5,827941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332825">
            <text:p>0,332825</text:p>
          </table:table-cell>
          <table:table-cell office:value-type="float" office:value="-5.847059">
            <text:p>-5,847059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332825">
            <text:p>0,332825</text:p>
          </table:table-cell>
          <table:table-cell office:value-type="float" office:value="-5.847059">
            <text:p>-5,847059</text:p>
          </table:table-cell>
          <table:table-cell table:number-columns-repeated="1019"/>
        </table:table-row>
        <table:table-row table:style-name="ro1">
          <table:table-cell office:value-type="float" office:value="2564.999268">
            <text:p>2564,99926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3345">
            <text:p>0,33345</text:p>
          </table:table-cell>
          <table:table-cell office:value-type="float" office:value="-5.866177">
            <text:p>-5,866177</text:p>
          </table:table-cell>
          <table:table-cell table:number-columns-repeated="1019"/>
        </table:table-row>
        <table:table-row table:style-name="ro1">
          <table:table-cell office:value-type="float" office:value="2564.999268">
            <text:p>2564,99926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33345">
            <text:p>0,33345</text:p>
          </table:table-cell>
          <table:table-cell office:value-type="float" office:value="-5.866177">
            <text:p>-5,866177</text:p>
          </table:table-cell>
          <table:table-cell table:number-columns-repeated="1019"/>
        </table:table-row>
        <table:table-row table:style-name="ro1">
          <table:table-cell office:value-type="float" office:value="2569.80249">
            <text:p>2569,80249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334074">
            <text:p>0,334074</text:p>
          </table:table-cell>
          <table:table-cell office:value-type="float" office:value="-5.885294">
            <text:p>-5,885294</text:p>
          </table:table-cell>
          <table:table-cell table:number-columns-repeated="1019"/>
        </table:table-row>
        <table:table-row table:style-name="ro1">
          <table:table-cell office:value-type="float" office:value="2569.80249">
            <text:p>2569,80249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334074">
            <text:p>0,334074</text:p>
          </table:table-cell>
          <table:table-cell office:value-type="float" office:value="-5.885294">
            <text:p>-5,885294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332825">
            <text:p>0,332825</text:p>
          </table:table-cell>
          <table:table-cell office:value-type="float" office:value="-5.904706">
            <text:p>-5,904706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332825">
            <text:p>0,332825</text:p>
          </table:table-cell>
          <table:table-cell office:value-type="float" office:value="-5.904706">
            <text:p>-5,904706</text:p>
          </table:table-cell>
          <table:table-cell table:number-columns-repeated="1019"/>
        </table:table-row>
        <table:table-row table:style-name="ro1">
          <table:table-cell office:value-type="float" office:value="2569.80249">
            <text:p>2569,80249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334074">
            <text:p>0,334074</text:p>
          </table:table-cell>
          <table:table-cell office:value-type="float" office:value="-5.924412">
            <text:p>-5,924412</text:p>
          </table:table-cell>
          <table:table-cell table:number-columns-repeated="1019"/>
        </table:table-row>
        <table:table-row table:style-name="ro1">
          <table:table-cell office:value-type="float" office:value="2569.80249">
            <text:p>2569,8024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34074">
            <text:p>0,334074</text:p>
          </table:table-cell>
          <table:table-cell office:value-type="float" office:value="-5.924412">
            <text:p>-5,924412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332825">
            <text:p>0,332825</text:p>
          </table:table-cell>
          <table:table-cell office:value-type="float" office:value="-5.944412">
            <text:p>-5,944412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332825">
            <text:p>0,332825</text:p>
          </table:table-cell>
          <table:table-cell office:value-type="float" office:value="-5.944412">
            <text:p>-5,944412</text:p>
          </table:table-cell>
          <table:table-cell table:number-columns-repeated="1019"/>
        </table:table-row>
        <table:table-row table:style-name="ro1">
          <table:table-cell office:value-type="float" office:value="2564.999268">
            <text:p>2564,999268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33345">
            <text:p>0,33345</text:p>
          </table:table-cell>
          <table:table-cell office:value-type="float" office:value="-5.964412">
            <text:p>-5,964412</text:p>
          </table:table-cell>
          <table:table-cell table:number-columns-repeated="1019"/>
        </table:table-row>
        <table:table-row table:style-name="ro1">
          <table:table-cell office:value-type="float" office:value="2564.999268">
            <text:p>2564,99926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33345">
            <text:p>0,33345</text:p>
          </table:table-cell>
          <table:table-cell office:value-type="float" office:value="-5.964412">
            <text:p>-5,964412</text:p>
          </table:table-cell>
          <table:table-cell table:number-columns-repeated="1019"/>
        </table:table-row>
        <table:table-row table:style-name="ro1">
          <table:table-cell office:value-type="float" office:value="2569.80249">
            <text:p>2569,8024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34074">
            <text:p>0,334074</text:p>
          </table:table-cell>
          <table:table-cell office:value-type="float" office:value="-5.982647">
            <text:p>-5,982647</text:p>
          </table:table-cell>
          <table:table-cell table:number-columns-repeated="1019"/>
        </table:table-row>
        <table:table-row table:style-name="ro1">
          <table:table-cell office:value-type="float" office:value="2569.80249">
            <text:p>2569,8024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334074">
            <text:p>0,334074</text:p>
          </table:table-cell>
          <table:table-cell office:value-type="float" office:value="-6.001765">
            <text:p>-6,001765</text:p>
          </table:table-cell>
          <table:table-cell table:number-columns-repeated="1019"/>
        </table:table-row>
        <table:table-row table:style-name="ro1">
          <table:table-cell office:value-type="float" office:value="2569.80249">
            <text:p>2569,8024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334074">
            <text:p>0,334074</text:p>
          </table:table-cell>
          <table:table-cell office:value-type="float" office:value="-6.001765">
            <text:p>-6,001765</text:p>
          </table:table-cell>
          <table:table-cell table:number-columns-repeated="1019"/>
        </table:table-row>
        <table:table-row table:style-name="ro1">
          <table:table-cell office:value-type="float" office:value="2569.80249">
            <text:p>2569,8024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34074">
            <text:p>0,334074</text:p>
          </table:table-cell>
          <table:table-cell office:value-type="float" office:value="-6.020588">
            <text:p>-6,020588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32825">
            <text:p>0,332825</text:p>
          </table:table-cell>
          <table:table-cell office:value-type="float" office:value="-6.020588">
            <text:p>-6,020588</text:p>
          </table:table-cell>
          <table:table-cell table:number-columns-repeated="1019"/>
        </table:table-row>
        <table:table-row table:style-name="ro1">
          <table:table-cell office:value-type="float" office:value="2564.999268">
            <text:p>2564,999268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33345">
            <text:p>0,33345</text:p>
          </table:table-cell>
          <table:table-cell office:value-type="float" office:value="-6.04">
            <text:p>-6,04</text:p>
          </table:table-cell>
          <table:table-cell table:number-columns-repeated="1019"/>
        </table:table-row>
        <table:table-row table:style-name="ro1">
          <table:table-cell office:value-type="float" office:value="2564.999268">
            <text:p>2564,99926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33345">
            <text:p>0,33345</text:p>
          </table:table-cell>
          <table:table-cell office:value-type="float" office:value="-6.04">
            <text:p>-6,04</text:p>
          </table:table-cell>
          <table:table-cell table:number-columns-repeated="1019"/>
        </table:table-row>
        <table:table-row table:style-name="ro1">
          <table:table-cell office:value-type="float" office:value="1685.982666">
            <text:p>1685,98266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19178">
            <text:p>0,219178</text:p>
          </table:table-cell>
          <table:table-cell office:value-type="float" office:value="-6.059118">
            <text:p>-6,059118</text:p>
          </table:table-cell>
          <table:table-cell table:number-columns-repeated="1019"/>
        </table:table-row>
        <table:table-row table:style-name="ro1">
          <table:table-cell office:value-type="float" office:value="1685.982666">
            <text:p>1685,982666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219178">
            <text:p>0,219178</text:p>
          </table:table-cell>
          <table:table-cell office:value-type="float" office:value="-6.059118">
            <text:p>-6,059118</text:p>
          </table:table-cell>
          <table:table-cell table:number-columns-repeated="1019"/>
        </table:table-row>
        <table:table-row table:style-name="ro1">
          <table:table-cell office:value-type="float" office:value="249.775208">
            <text:p>249,77520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32471">
            <text:p>0,032471</text:p>
          </table:table-cell>
          <table:table-cell office:value-type="float" office:value="-6.078235">
            <text:p>-6,078235</text:p>
          </table:table-cell>
          <table:table-cell table:number-columns-repeated="1019"/>
        </table:table-row>
        <table:table-row table:style-name="ro1">
          <table:table-cell office:value-type="float" office:value="249.775208">
            <text:p>249,775208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32471">
            <text:p>0,032471</text:p>
          </table:table-cell>
          <table:table-cell office:value-type="float" office:value="-6.078235">
            <text:p>-6,078235</text:p>
          </table:table-cell>
          <table:table-cell table:number-columns-repeated="1019"/>
        </table:table-row>
        <table:table-row table:style-name="ro1">
          <table:table-cell office:value-type="float" office:value="33.623585">
            <text:p>33,62358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4371">
            <text:p>0,004371</text:p>
          </table:table-cell>
          <table:table-cell office:value-type="float" office:value="-6.097353">
            <text:p>-6,097353</text:p>
          </table:table-cell>
          <table:table-cell table:number-columns-repeated="1019"/>
        </table:table-row>
        <table:table-row table:style-name="ro1">
          <table:table-cell office:value-type="float" office:value="33.623585">
            <text:p>33,623585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04371">
            <text:p>0,004371</text:p>
          </table:table-cell>
          <table:table-cell office:value-type="float" office:value="-6.097353">
            <text:p>-6,097353</text:p>
          </table:table-cell>
          <table:table-cell table:number-columns-repeated="1019"/>
        </table:table-row>
        <table:table-row table:style-name="ro1">
          <table:table-cell office:value-type="float" office:value="19.213476">
            <text:p>19,213476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02498">
            <text:p>0,002498</text:p>
          </table:table-cell>
          <table:table-cell office:value-type="float" office:value="-6.116765">
            <text:p>-6,116765</text:p>
          </table:table-cell>
          <table:table-cell table:number-columns-repeated="1019"/>
        </table:table-row>
        <table:table-row table:style-name="ro1">
          <table:table-cell office:value-type="float" office:value="19.213476">
            <text:p>19,213476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02498">
            <text:p>0,002498</text:p>
          </table:table-cell>
          <table:table-cell office:value-type="float" office:value="-6.116765">
            <text:p>-6,116765</text:p>
          </table:table-cell>
          <table:table-cell table:number-columns-repeated="1019"/>
        </table:table-row>
        <table:table-row table:style-name="ro1">
          <table:table-cell office:value-type="float" office:value="4.803369">
            <text:p>4,80336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00624">
            <text:p>0,000624</text:p>
          </table:table-cell>
          <table:table-cell office:value-type="float" office:value="-6.135882">
            <text:p>-6,135882</text:p>
          </table:table-cell>
          <table:table-cell table:number-columns-repeated="1019"/>
        </table:table-row>
        <table:table-row table:style-name="ro1">
          <table:table-cell office:value-type="float" office:value="4.803369">
            <text:p>4,803369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00624">
            <text:p>0,000624</text:p>
          </table:table-cell>
          <table:table-cell office:value-type="float" office:value="-6.135882">
            <text:p>-6,135882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">
            <text:p>0</text:p>
          </table:table-cell>
          <table:table-cell office:value-type="float" office:value="-6.155">
            <text:p>-6,155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">
            <text:p>0</text:p>
          </table:table-cell>
          <table:table-cell office:value-type="float" office:value="-6.155">
            <text:p>-6,155</text:p>
          </table:table-cell>
          <table:table-cell table:number-columns-repeated="1019"/>
        </table:table-row>
        <table:table-row table:style-name="ro1">
          <table:table-cell office:value-type="float" office:value="4.803369">
            <text:p>4,80336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00624">
            <text:p>0,000624</text:p>
          </table:table-cell>
          <table:table-cell office:value-type="float" office:value="-6.174118">
            <text:p>-6,174118</text:p>
          </table:table-cell>
          <table:table-cell table:number-columns-repeated="1019"/>
        </table:table-row>
        <table:table-row table:style-name="ro1">
          <table:table-cell office:value-type="float" office:value="4.803369">
            <text:p>4,803369</text:p>
          </table:table-cell>
          <table:table-cell office:value-type="float" office:value="-0.003261">
            <text:p>-0,003261</text:p>
          </table:table-cell>
          <table:table-cell office:value-type="float" office:value="-0.003224">
            <text:p>-0,003224</text:p>
          </table:table-cell>
          <table:table-cell office:value-type="float" office:value="0.000624">
            <text:p>0,000624</text:p>
          </table:table-cell>
          <table:table-cell office:value-type="float" office:value="-6.174118">
            <text:p>-6,174118</text:p>
          </table:table-cell>
          <table:table-cell table:number-columns-repeated="1019"/>
        </table:table-row>
        <table:table-row table:style-name="ro1">
          <table:table-cell office:value-type="float" office:value="4.803369">
            <text:p>4,80336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00624">
            <text:p>0,000624</text:p>
          </table:table-cell>
          <table:table-cell office:value-type="float" office:value="-6.193823">
            <text:p>-6,193823</text:p>
          </table:table-cell>
          <table:table-cell table:number-columns-repeated="1019"/>
        </table:table-row>
        <table:table-row table:style-name="ro1">
          <table:table-cell office:value-type="float" office:value="4.803369">
            <text:p>4,803369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000624">
            <text:p>0,000624</text:p>
          </table:table-cell>
          <table:table-cell office:value-type="float" office:value="-6.193823">
            <text:p>-6,193823</text:p>
          </table:table-cell>
          <table:table-cell table:number-columns-repeated="1019"/>
        </table:table-row>
        <table:table-row table:style-name="ro1">
          <table:table-cell office:value-type="float" office:value="14.410108">
            <text:p>14,41010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1873">
            <text:p>0,001873</text:p>
          </table:table-cell>
          <table:table-cell office:value-type="float" office:value="-6.212941">
            <text:p>-6,212941</text:p>
          </table:table-cell>
          <table:table-cell table:number-columns-repeated="1019"/>
        </table:table-row>
        <table:table-row table:style-name="ro1">
          <table:table-cell office:value-type="float" office:value="14.410108">
            <text:p>14,410108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01873">
            <text:p>0,001873</text:p>
          </table:table-cell>
          <table:table-cell office:value-type="float" office:value="-6.212941">
            <text:p>-6,212941</text:p>
          </table:table-cell>
          <table:table-cell table:number-columns-repeated="1019"/>
        </table:table-row>
        <table:table-row table:style-name="ro1">
          <table:table-cell office:value-type="float" office:value="4.803369">
            <text:p>4,803369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00624">
            <text:p>0,000624</text:p>
          </table:table-cell>
          <table:table-cell office:value-type="float" office:value="-6.232647">
            <text:p>-6,232647</text:p>
          </table:table-cell>
          <table:table-cell table:number-columns-repeated="1019"/>
        </table:table-row>
        <table:table-row table:style-name="ro1">
          <table:table-cell office:value-type="float" office:value="4.803369">
            <text:p>4,80336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00624">
            <text:p>0,000624</text:p>
          </table:table-cell>
          <table:table-cell office:value-type="float" office:value="-6.250882">
            <text:p>-6,250882</text:p>
          </table:table-cell>
          <table:table-cell table:number-columns-repeated="1019"/>
        </table:table-row>
        <table:table-row table:style-name="ro1">
          <table:table-cell office:value-type="float" office:value="14.410108">
            <text:p>14,410108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01873">
            <text:p>0,001873</text:p>
          </table:table-cell>
          <table:table-cell office:value-type="float" office:value="-6.250882">
            <text:p>-6,250882</text:p>
          </table:table-cell>
          <table:table-cell table:number-columns-repeated="1019"/>
        </table:table-row>
        <table:table-row table:style-name="ro1">
          <table:table-cell office:value-type="float" office:value="14.410108">
            <text:p>14,410108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01873">
            <text:p>0,001873</text:p>
          </table:table-cell>
          <table:table-cell office:value-type="float" office:value="-6.270588">
            <text:p>-6,270588</text:p>
          </table:table-cell>
          <table:table-cell table:number-columns-repeated="1019"/>
        </table:table-row>
        <table:table-row table:style-name="ro1">
          <table:table-cell office:value-type="float" office:value="19.213476">
            <text:p>19,21347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2498">
            <text:p>0,002498</text:p>
          </table:table-cell>
          <table:table-cell office:value-type="float" office:value="-6.270588">
            <text:p>-6,270588</text:p>
          </table:table-cell>
          <table:table-cell table:number-columns-repeated="1019"/>
        </table:table-row>
        <table:table-row table:style-name="ro1">
          <table:table-cell office:value-type="float" office:value="4.803369">
            <text:p>4,803369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00624">
            <text:p>0,000624</text:p>
          </table:table-cell>
          <table:table-cell office:value-type="float" office:value="-6.290294">
            <text:p>-6,290294</text:p>
          </table:table-cell>
          <table:table-cell table:number-columns-repeated="1019"/>
        </table:table-row>
        <table:table-row table:style-name="ro1">
          <table:table-cell office:value-type="float" office:value="4.803369">
            <text:p>4,80336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0624">
            <text:p>0,000624</text:p>
          </table:table-cell>
          <table:table-cell office:value-type="float" office:value="-6.290294">
            <text:p>-6,290294</text:p>
          </table:table-cell>
          <table:table-cell table:number-columns-repeated="1019"/>
        </table:table-row>
        <table:table-row table:style-name="ro1">
          <table:table-cell office:value-type="float" office:value="9.606738">
            <text:p>9,60673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1249">
            <text:p>0,001249</text:p>
          </table:table-cell>
          <table:table-cell office:value-type="float" office:value="-6.308529">
            <text:p>-6,308529</text:p>
          </table:table-cell>
          <table:table-cell table:number-columns-repeated="1019"/>
        </table:table-row>
        <table:table-row table:style-name="ro1">
          <table:table-cell office:value-type="float" office:value="9.606738">
            <text:p>9,606738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01249">
            <text:p>0,001249</text:p>
          </table:table-cell>
          <table:table-cell office:value-type="float" office:value="-6.308529">
            <text:p>-6,308529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">
            <text:p>0</text:p>
          </table:table-cell>
          <table:table-cell office:value-type="float" office:value="-6.328529">
            <text:p>-6,328529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">
            <text:p>0</text:p>
          </table:table-cell>
          <table:table-cell office:value-type="float" office:value="-6.328529">
            <text:p>-6,328529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">
            <text:p>0</text:p>
          </table:table-cell>
          <table:table-cell office:value-type="float" office:value="-6.347353">
            <text:p>-6,347353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">
            <text:p>0</text:p>
          </table:table-cell>
          <table:table-cell office:value-type="float" office:value="-6.347353">
            <text:p>-6,347353</text:p>
          </table:table-cell>
          <table:table-cell table:number-columns-repeated="1019"/>
        </table:table-row>
        <table:table-row table:style-name="ro1">
          <table:table-cell office:value-type="float" office:value="4.803369">
            <text:p>4,80336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00624">
            <text:p>0,000624</text:p>
          </table:table-cell>
          <table:table-cell office:value-type="float" office:value="-6.355">
            <text:p>-6,355</text:p>
          </table:table-cell>
          <table:table-cell table:number-columns-repeated="1019"/>
        </table:table-row>
        <table:table-row table:style-name="ro1">
          <table:table-cell office:value-type="float" office:value="4.803369">
            <text:p>4,80336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00624">
            <text:p>0,000624</text:p>
          </table:table-cell>
          <table:table-cell office:value-type="float" office:value="-6.355">
            <text:p>-6,355</text:p>
          </table:table-cell>
          <table:table-cell table:number-columns-repeated="1019"/>
        </table:table-row>
        <table:table-row table:style-name="ro1">
          <table:table-cell office:value-type="float" office:value="14.410108">
            <text:p>14,41010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01873">
            <text:p>0,001873</text:p>
          </table:table-cell>
          <table:table-cell office:value-type="float" office:value="-6.354706">
            <text:p>-6,354706</text:p>
          </table:table-cell>
          <table:table-cell table:number-columns-repeated="1019"/>
        </table:table-row>
        <table:table-row table:style-name="ro1">
          <table:table-cell office:value-type="float" office:value="14.410108">
            <text:p>14,41010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01873">
            <text:p>0,001873</text:p>
          </table:table-cell>
          <table:table-cell office:value-type="float" office:value="-6.354706">
            <text:p>-6,354706</text:p>
          </table:table-cell>
          <table:table-cell table:number-columns-repeated="1019"/>
        </table:table-row>
        <table:table-row table:style-name="ro1">
          <table:table-cell office:value-type="float" office:value="19.213476">
            <text:p>19,213476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002498">
            <text:p>0,002498</text:p>
          </table:table-cell>
          <table:table-cell office:value-type="float" office:value="-6.354706">
            <text:p>-6,354706</text:p>
          </table:table-cell>
          <table:table-cell table:number-columns-repeated="1019"/>
        </table:table-row>
        <table:table-row table:style-name="ro1">
          <table:table-cell office:value-type="float" office:value="19.213476">
            <text:p>19,213476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002498">
            <text:p>0,002498</text:p>
          </table:table-cell>
          <table:table-cell office:value-type="float" office:value="-6.354706">
            <text:p>-6,354706</text:p>
          </table:table-cell>
          <table:table-cell table:number-columns-repeated="1019"/>
        </table:table-row>
        <table:table-row table:style-name="ro1">
          <table:table-cell office:value-type="float" office:value="14.410108">
            <text:p>14,410108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001873">
            <text:p>0,001873</text:p>
          </table:table-cell>
          <table:table-cell office:value-type="float" office:value="-6.354706">
            <text:p>-6,354706</text:p>
          </table:table-cell>
          <table:table-cell table:number-columns-repeated="1019"/>
        </table:table-row>
        <table:table-row table:style-name="ro1">
          <table:table-cell office:value-type="float" office:value="14.410108">
            <text:p>14,41010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01873">
            <text:p>0,001873</text:p>
          </table:table-cell>
          <table:table-cell office:value-type="float" office:value="-6.354706">
            <text:p>-6,354706</text:p>
          </table:table-cell>
          <table:table-cell table:number-columns-repeated="1019"/>
        </table:table-row>
        <table:table-row table:style-name="ro1">
          <table:table-cell office:value-type="float" office:value="14.410108">
            <text:p>14,410108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01873">
            <text:p>0,001873</text:p>
          </table:table-cell>
          <table:table-cell office:value-type="float" office:value="-6.355">
            <text:p>-6,355</text:p>
          </table:table-cell>
          <table:table-cell table:number-columns-repeated="1019"/>
        </table:table-row>
        <table:table-row table:style-name="ro1">
          <table:table-cell office:value-type="float" office:value="14.410108">
            <text:p>14,41010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01873">
            <text:p>0,001873</text:p>
          </table:table-cell>
          <table:table-cell office:value-type="float" office:value="-6.355">
            <text:p>-6,355</text:p>
          </table:table-cell>
          <table:table-cell table:number-columns-repeated="1019"/>
        </table:table-row>
        <table:table-row table:style-name="ro1">
          <table:table-cell office:value-type="float" office:value="14.410108">
            <text:p>14,410108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01873">
            <text:p>0,001873</text:p>
          </table:table-cell>
          <table:table-cell office:value-type="float" office:value="-6.354706">
            <text:p>-6,354706</text:p>
          </table:table-cell>
          <table:table-cell table:number-columns-repeated="1019"/>
        </table:table-row>
        <table:table-row table:style-name="ro1">
          <table:table-cell office:value-type="float" office:value="14.410108">
            <text:p>14,41010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01873">
            <text:p>0,001873</text:p>
          </table:table-cell>
          <table:table-cell office:value-type="float" office:value="-6.354706">
            <text:p>-6,354706</text:p>
          </table:table-cell>
          <table:table-cell table:number-columns-repeated="1019"/>
        </table:table-row>
        <table:table-row table:style-name="ro1">
          <table:table-cell office:value-type="float" office:value="9.606738">
            <text:p>9,60673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1249">
            <text:p>0,001249</text:p>
          </table:table-cell>
          <table:table-cell office:value-type="float" office:value="-6.354706">
            <text:p>-6,354706</text:p>
          </table:table-cell>
          <table:table-cell table:number-columns-repeated="1019"/>
        </table:table-row>
        <table:table-row table:style-name="ro1">
          <table:table-cell office:value-type="float" office:value="9.606738">
            <text:p>9,60673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01249">
            <text:p>0,001249</text:p>
          </table:table-cell>
          <table:table-cell office:value-type="float" office:value="-6.354706">
            <text:p>-6,354706</text:p>
          </table:table-cell>
          <table:table-cell table:number-columns-repeated="1019"/>
        </table:table-row>
        <table:table-row table:style-name="ro1">
          <table:table-cell office:value-type="float" office:value="9.606738">
            <text:p>9,60673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01249">
            <text:p>0,001249</text:p>
          </table:table-cell>
          <table:table-cell office:value-type="float" office:value="-6.355">
            <text:p>-6,355</text:p>
          </table:table-cell>
          <table:table-cell table:number-columns-repeated="1019"/>
        </table:table-row>
        <table:table-row table:style-name="ro1">
          <table:table-cell office:value-type="float" office:value="9.606738">
            <text:p>9,60673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1249">
            <text:p>0,001249</text:p>
          </table:table-cell>
          <table:table-cell office:value-type="float" office:value="-6.355">
            <text:p>-6,355</text:p>
          </table:table-cell>
          <table:table-cell table:number-columns-repeated="1019"/>
        </table:table-row>
        <table:table-row table:style-name="ro1" table:number-rows-repeated="10478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1T15:48:29.52</dc:date>
    <meta:document-statistic meta:table-count="1" meta:cell-count="3402" meta:object-count="0"/>
    <meta:generator>LibreOffice/4.0.4.2$Windows_x86 LibreOffice_project/9e9821abd0ffdbc09cd8c52eaa574fa09eb08f2</meta:generator>
  </office:meta>
</office:document-meta>
</file>